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Kp</text:p>
          </table:table-cell>
          <table:table-cell office:value-type="string">
            <text:p><text:s/>0.165</text:p>
          </table:table-cell>
          <table:table-cell table:number-columns-repeated="5"/>
        </table:table-row>
        <table:table-row table:style-name="ro1">
          <table:table-cell office:value-type="string">
            <text:p>Ki</text:p>
          </table:table-cell>
          <table:table-cell office:value-type="float" office:value="0.17106">
            <text:p>0.17106</text:p>
          </table:table-cell>
          <table:table-cell table:number-columns-repeated="5"/>
        </table:table-row>
        <table:table-row table:style-name="ro1">
          <table:table-cell office:value-type="string">
            <text:p>Kd</text:p>
          </table:table-cell>
          <table:table-cell office:value-type="string">
            <text:p><text:s/>0.212206</text:p>
          </table:table-cell>
          <table:table-cell table:number-columns-repeated="5"/>
        </table:table-row>
        <table:table-row table:style-name="ro2">
          <table:table-cell office:value-type="string">
            <text:p>tau</text:p>
          </table:table-cell>
          <table:table-cell office:value-type="string">
            <text:p><text:s/>0.025</text:p>
          </table:table-cell>
          <table:table-cell table:number-columns-repeated="3"/>
          <table:table-cell table:formula="of:=MIN([.B13:.B900])" office:value-type="float" office:value="0.135345">
            <text:p>0.135345</text:p>
          </table:table-cell>
          <table:table-cell/>
        </table:table-row>
        <table:table-row table:style-name="ro2">
          <table:table-cell office:value-type="string">
            <text:p>limMin</text:p>
          </table:table-cell>
          <table:table-cell office:value-type="string">
            <text:p><text:s/>0.25</text:p>
          </table:table-cell>
          <table:table-cell table:number-columns-repeated="3"/>
          <table:table-cell table:formula="of:=0.25/[.B2]" office:value-type="float" office:value="1.46147550567052">
            <text:p>1.4614755057</text:p>
          </table:table-cell>
          <table:table-cell/>
        </table:table-row>
        <table:table-row table:style-name="ro1">
          <table:table-cell office:value-type="string">
            <text:p>limMax</text:p>
          </table:table-cell>
          <table:table-cell office:value-type="string">
            <text:p><text:s/>0.765</text:p>
          </table:table-cell>
          <table:table-cell table:number-columns-repeated="5"/>
        </table:table-row>
        <table:table-row table:style-name="ro1">
          <table:table-cell office:value-type="string">
            <text:p>intLimMin</text:p>
          </table:table-cell>
          <table:table-cell office:value-type="string">
            <text:p><text:s/>0.25</text:p>
          </table:table-cell>
          <table:table-cell table:number-columns-repeated="5"/>
        </table:table-row>
        <table:table-row table:style-name="ro1">
          <table:table-cell office:value-type="string">
            <text:p>intLimMax</text:p>
          </table:table-cell>
          <table:table-cell office:value-type="string">
            <text:p><text:s/>0.5</text:p>
          </table:table-cell>
          <table:table-cell table:number-columns-repeated="5"/>
        </table:table-row>
        <table:table-row table:style-name="ro1">
          <table:table-cell office:value-type="string">
            <text:p>holdSpeed</text:p>
          </table:table-cell>
          <table:table-cell office:value-type="string">
            <text:p><text:s/>180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<text:s/>0.05</text:p>
          </table:table-cell>
          <table:table-cell table:number-columns-repeated="5"/>
        </table:table-row>
        <table:table-row table:style-name="ro1">
          <table:table-cell office:value-type="string">
            <text:p>setpoint</text:p>
          </table:table-cell>
          <table:table-cell office:value-type="string">
            <text:p><text:s/>180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/>
          <table:table-cell>
            <draw:frame table:end-cell-address="Tabelle1.T49" table:end-x="0.866cm" table:end-y="0.062cm" draw:z-index="0" draw:style-name="gr1" draw:text-style-name="P1" svg:width="30.098cm" svg:height="16.551cm" svg:x="0.123cm" svg:y="0.221cm">
              <draw:object draw:notify-on-update-of-ranges="Tabelle1.C12:Tabelle1.C12 Tabelle1.C13:Tabelle1.C905 Tabelle1.E12:Tabelle1.E12 Tabelle1.E13:Tabelle1.E90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163574">
            <text:p>0.163574</text:p>
          </table:table-cell>
          <table:table-cell office:value-type="float" office:value="29.5231">
            <text:p>29.5231</text:p>
          </table:table-cell>
          <table:table-cell office:value-type="float" office:value="150.477">
            <text:p>150.4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273193">
            <text:p>0.273193</text:p>
          </table:table-cell>
          <table:table-cell office:value-type="float" office:value="29.5568">
            <text:p>29.5568</text:p>
          </table:table-cell>
          <table:table-cell office:value-type="float" office:value="150.443">
            <text:p>150.4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38623">
            <text:p>0.38623</text:p>
          </table:table-cell>
          <table:table-cell office:value-type="float" office:value="29.5914">
            <text:p>29.5914</text:p>
          </table:table-cell>
          <table:table-cell office:value-type="float" office:value="150.409">
            <text:p>150.4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494141">
            <text:p>0.494141</text:p>
          </table:table-cell>
          <table:table-cell office:value-type="float" office:value="29.6244">
            <text:p>29.6244</text:p>
          </table:table-cell>
          <table:table-cell office:value-type="float" office:value="150.376">
            <text:p>150.3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601807">
            <text:p>0.601807</text:p>
          </table:table-cell>
          <table:table-cell office:value-type="float" office:value="29.6555">
            <text:p>29.6555</text:p>
          </table:table-cell>
          <table:table-cell office:value-type="float" office:value="150.344">
            <text:p>150.34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704102">
            <text:p>0.704102</text:p>
          </table:table-cell>
          <table:table-cell office:value-type="float" office:value="29.682">
            <text:p>29.682</text:p>
          </table:table-cell>
          <table:table-cell office:value-type="float" office:value="150.318">
            <text:p>150.3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806396">
            <text:p>0.806396</text:p>
          </table:table-cell>
          <table:table-cell office:value-type="float" office:value="29.7035">
            <text:p>29.7035</text:p>
          </table:table-cell>
          <table:table-cell office:value-type="float" office:value="150.297">
            <text:p>150.2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0.907227">
            <text:p>0.907227</text:p>
          </table:table-cell>
          <table:table-cell office:value-type="float" office:value="29.7186">
            <text:p>29.7186</text:p>
          </table:table-cell>
          <table:table-cell office:value-type="float" office:value="150.281">
            <text:p>150.28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01929">
            <text:p>1.01929</text:p>
          </table:table-cell>
          <table:table-cell office:value-type="float" office:value="29.7264">
            <text:p>29.7264</text:p>
          </table:table-cell>
          <table:table-cell office:value-type="float" office:value="150.274">
            <text:p>150.27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13281">
            <text:p>1.13281</text:p>
          </table:table-cell>
          <table:table-cell office:value-type="float" office:value="29.7231">
            <text:p>29.7231</text:p>
          </table:table-cell>
          <table:table-cell office:value-type="float" office:value="150.277">
            <text:p>150.27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24438">
            <text:p>1.24438</text:p>
          </table:table-cell>
          <table:table-cell office:value-type="float" office:value="29.7076">
            <text:p>29.7076</text:p>
          </table:table-cell>
          <table:table-cell office:value-type="float" office:value="150.292">
            <text:p>150.29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35693">
            <text:p>1.35693</text:p>
          </table:table-cell>
          <table:table-cell office:value-type="float" office:value="29.6785">
            <text:p>29.6785</text:p>
          </table:table-cell>
          <table:table-cell office:value-type="float" office:value="150.321">
            <text:p>150.3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4646">
            <text:p>1.4646</text:p>
          </table:table-cell>
          <table:table-cell office:value-type="float" office:value="29.6376">
            <text:p>29.6376</text:p>
          </table:table-cell>
          <table:table-cell office:value-type="float" office:value="150.362">
            <text:p>150.3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57178">
            <text:p>1.57178</text:p>
          </table:table-cell>
          <table:table-cell office:value-type="float" office:value="29.584">
            <text:p>29.584</text:p>
          </table:table-cell>
          <table:table-cell office:value-type="float" office:value="150.416">
            <text:p>150.41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68384">
            <text:p>1.68384</text:p>
          </table:table-cell>
          <table:table-cell office:value-type="float" office:value="29.5143">
            <text:p>29.5143</text:p>
          </table:table-cell>
          <table:table-cell office:value-type="float" office:value="150.486">
            <text:p>150.4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79541">
            <text:p>1.79541</text:p>
          </table:table-cell>
          <table:table-cell office:value-type="float" office:value="29.4307">
            <text:p>29.4307</text:p>
          </table:table-cell>
          <table:table-cell office:value-type="float" office:value="150.569">
            <text:p>150.5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.90942">
            <text:p>1.90942</text:p>
          </table:table-cell>
          <table:table-cell office:value-type="float" office:value="29.3321">
            <text:p>29.3321</text:p>
          </table:table-cell>
          <table:table-cell office:value-type="float" office:value="150.668">
            <text:p>150.66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01685">
            <text:p>2.01685</text:p>
          </table:table-cell>
          <table:table-cell office:value-type="float" office:value="29.2266">
            <text:p>29.2266</text:p>
          </table:table-cell>
          <table:table-cell office:value-type="float" office:value="150.773">
            <text:p>150.7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12549">
            <text:p>2.12549</text:p>
          </table:table-cell>
          <table:table-cell office:value-type="float" office:value="29.1091">
            <text:p>29.1091</text:p>
          </table:table-cell>
          <table:table-cell office:value-type="float" office:value="150.891">
            <text:p>150.8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22681">
            <text:p>2.22681</text:p>
          </table:table-cell>
          <table:table-cell office:value-type="float" office:value="28.9897">
            <text:p>28.9897</text:p>
          </table:table-cell>
          <table:table-cell office:value-type="float" office:value="151.01">
            <text:p>151.0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3269">
            <text:p>2.3269</text:p>
          </table:table-cell>
          <table:table-cell office:value-type="float" office:value="28.8634">
            <text:p>28.8634</text:p>
          </table:table-cell>
          <table:table-cell office:value-type="float" office:value="151.137">
            <text:p>151.1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43823">
            <text:p>2.43823</text:p>
          </table:table-cell>
          <table:table-cell office:value-type="float" office:value="28.714">
            <text:p>28.714</text:p>
          </table:table-cell>
          <table:table-cell office:value-type="float" office:value="151.286">
            <text:p>151.2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55078">
            <text:p>2.55078</text:p>
          </table:table-cell>
          <table:table-cell office:value-type="float" office:value="28.5541">
            <text:p>28.5541</text:p>
          </table:table-cell>
          <table:table-cell office:value-type="float" office:value="151.446">
            <text:p>151.4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66333">
            <text:p>2.66333</text:p>
          </table:table-cell>
          <table:table-cell office:value-type="float" office:value="28.3864">
            <text:p>28.3864</text:p>
          </table:table-cell>
          <table:table-cell office:value-type="float" office:value="151.614">
            <text:p>151.6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77637">
            <text:p>2.77637</text:p>
          </table:table-cell>
          <table:table-cell office:value-type="float" office:value="28.2111">
            <text:p>28.2111</text:p>
          </table:table-cell>
          <table:table-cell office:value-type="float" office:value="151.789">
            <text:p>151.78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88989">
            <text:p>2.88989</text:p>
          </table:table-cell>
          <table:table-cell office:value-type="float" office:value="28.0284">
            <text:p>28.0284</text:p>
          </table:table-cell>
          <table:table-cell office:value-type="float" office:value="151.972">
            <text:p>151.9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.99829">
            <text:p>2.99829</text:p>
          </table:table-cell>
          <table:table-cell office:value-type="float" office:value="27.8494">
            <text:p>27.8494</text:p>
          </table:table-cell>
          <table:table-cell office:value-type="float" office:value="152.151">
            <text:p>152.1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10913">
            <text:p>3.10913</text:p>
          </table:table-cell>
          <table:table-cell office:value-type="float" office:value="27.6614">
            <text:p>27.6614</text:p>
          </table:table-cell>
          <table:table-cell office:value-type="float" office:value="152.339">
            <text:p>152.3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22412">
            <text:p>3.22412</text:p>
          </table:table-cell>
          <table:table-cell office:value-type="float" office:value="27.4628">
            <text:p>27.4628</text:p>
          </table:table-cell>
          <table:table-cell office:value-type="float" office:value="152.537">
            <text:p>152.5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32544">
            <text:p>3.32544</text:p>
          </table:table-cell>
          <table:table-cell office:value-type="float" office:value="27.2847">
            <text:p>27.2847</text:p>
          </table:table-cell>
          <table:table-cell office:value-type="float" office:value="152.715">
            <text:p>152.7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42578">
            <text:p>3.42578</text:p>
          </table:table-cell>
          <table:table-cell office:value-type="float" office:value="27.1065">
            <text:p>27.1065</text:p>
          </table:table-cell>
          <table:table-cell office:value-type="float" office:value="152.894">
            <text:p>152.8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53369">
            <text:p>3.53369</text:p>
          </table:table-cell>
          <table:table-cell office:value-type="float" office:value="26.9132">
            <text:p>26.9132</text:p>
          </table:table-cell>
          <table:table-cell office:value-type="float" office:value="153.087">
            <text:p>153.0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64575">
            <text:p>3.64575</text:p>
          </table:table-cell>
          <table:table-cell office:value-type="float" office:value="26.7107">
            <text:p>26.7107</text:p>
          </table:table-cell>
          <table:table-cell office:value-type="float" office:value="153.289">
            <text:p>153.28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74829">
            <text:p>3.74829</text:p>
          </table:table-cell>
          <table:table-cell office:value-type="float" office:value="26.5241">
            <text:p>26.5241</text:p>
          </table:table-cell>
          <table:table-cell office:value-type="float" office:value="153.476">
            <text:p>153.47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84937">
            <text:p>3.84937</text:p>
          </table:table-cell>
          <table:table-cell office:value-type="float" office:value="26.34">
            <text:p>26.34</text:p>
          </table:table-cell>
          <table:table-cell office:value-type="float" office:value="153.66">
            <text:p>153.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.9519">
            <text:p>3.9519</text:p>
          </table:table-cell>
          <table:table-cell office:value-type="float" office:value="26.1526">
            <text:p>26.1526</text:p>
          </table:table-cell>
          <table:table-cell office:value-type="float" office:value="153.847">
            <text:p>153.8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06274">
            <text:p>4.06274</text:p>
          </table:table-cell>
          <table:table-cell office:value-type="float" office:value="25.9501">
            <text:p>25.9501</text:p>
          </table:table-cell>
          <table:table-cell office:value-type="float" office:value="154.05">
            <text:p>154.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17822">
            <text:p>4.17822</text:p>
          </table:table-cell>
          <table:table-cell office:value-type="float" office:value="25.7392">
            <text:p>25.7392</text:p>
          </table:table-cell>
          <table:table-cell office:value-type="float" office:value="154.261">
            <text:p>154.26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28442">
            <text:p>4.28442</text:p>
          </table:table-cell>
          <table:table-cell office:value-type="float" office:value="25.5456">
            <text:p>25.5456</text:p>
          </table:table-cell>
          <table:table-cell office:value-type="float" office:value="154.454">
            <text:p>154.45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39648">
            <text:p>4.39648</text:p>
          </table:table-cell>
          <table:table-cell office:value-type="float" office:value="25.3426">
            <text:p>25.3426</text:p>
          </table:table-cell>
          <table:table-cell office:value-type="float" office:value="154.657">
            <text:p>154.6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50366">
            <text:p>4.50366</text:p>
          </table:table-cell>
          <table:table-cell office:value-type="float" office:value="25.1489">
            <text:p>25.1489</text:p>
          </table:table-cell>
          <table:table-cell office:value-type="float" office:value="154.851">
            <text:p>154.8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61401">
            <text:p>4.61401</text:p>
          </table:table-cell>
          <table:table-cell office:value-type="float" office:value="24.9504">
            <text:p>24.9504</text:p>
          </table:table-cell>
          <table:table-cell office:value-type="float" office:value="155.05">
            <text:p>155.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72437">
            <text:p>4.72437</text:p>
          </table:table-cell>
          <table:table-cell office:value-type="float" office:value="24.7532">
            <text:p>24.7532</text:p>
          </table:table-cell>
          <table:table-cell office:value-type="float" office:value="155.247">
            <text:p>155.2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83252">
            <text:p>4.83252</text:p>
          </table:table-cell>
          <table:table-cell office:value-type="float" office:value="24.5609">
            <text:p>24.5609</text:p>
          </table:table-cell>
          <table:table-cell office:value-type="float" office:value="155.439">
            <text:p>155.4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.93481">
            <text:p>4.93481</text:p>
          </table:table-cell>
          <table:table-cell office:value-type="float" office:value="24.3809">
            <text:p>24.3809</text:p>
          </table:table-cell>
          <table:table-cell office:value-type="float" office:value="155.619">
            <text:p>155.6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04712">
            <text:p>5.04712</text:p>
          </table:table-cell>
          <table:table-cell office:value-type="float" office:value="24.1846">
            <text:p>24.1846</text:p>
          </table:table-cell>
          <table:table-cell office:value-type="float" office:value="155.815">
            <text:p>155.8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15845">
            <text:p>5.15845</text:p>
          </table:table-cell>
          <table:table-cell office:value-type="float" office:value="23.9919">
            <text:p>23.9919</text:p>
          </table:table-cell>
          <table:table-cell office:value-type="float" office:value="156.008">
            <text:p>156.0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26904">
            <text:p>5.26904</text:p>
          </table:table-cell>
          <table:table-cell office:value-type="float" office:value="23.802">
            <text:p>23.802</text:p>
          </table:table-cell>
          <table:table-cell office:value-type="float" office:value="156.198">
            <text:p>156.1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38037">
            <text:p>5.38037</text:p>
          </table:table-cell>
          <table:table-cell office:value-type="float" office:value="23.6132">
            <text:p>23.6132</text:p>
          </table:table-cell>
          <table:table-cell office:value-type="float" office:value="156.387">
            <text:p>156.38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48608">
            <text:p>5.48608</text:p>
          </table:table-cell>
          <table:table-cell office:value-type="float" office:value="23.4353">
            <text:p>23.4353</text:p>
          </table:table-cell>
          <table:table-cell office:value-type="float" office:value="156.565">
            <text:p>156.5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59912">
            <text:p>5.59912</text:p>
          </table:table-cell>
          <table:table-cell office:value-type="float" office:value="23.2471">
            <text:p>23.2471</text:p>
          </table:table-cell>
          <table:table-cell office:value-type="float" office:value="156.753">
            <text:p>156.7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70557">
            <text:p>5.70557</text:p>
          </table:table-cell>
          <table:table-cell office:value-type="float" office:value="23.0717">
            <text:p>23.0717</text:p>
          </table:table-cell>
          <table:table-cell office:value-type="float" office:value="156.928">
            <text:p>156.92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8064">
            <text:p>5.8064</text:p>
          </table:table-cell>
          <table:table-cell office:value-type="float" office:value="22.9072">
            <text:p>22.9072</text:p>
          </table:table-cell>
          <table:table-cell office:value-type="float" office:value="157.093">
            <text:p>157.0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.90747">
            <text:p>5.90747</text:p>
          </table:table-cell>
          <table:table-cell office:value-type="float" office:value="22.7435">
            <text:p>22.7435</text:p>
          </table:table-cell>
          <table:table-cell office:value-type="float" office:value="157.256">
            <text:p>157.25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01807">
            <text:p>6.01807</text:p>
          </table:table-cell>
          <table:table-cell office:value-type="float" office:value="22.5662">
            <text:p>22.5662</text:p>
          </table:table-cell>
          <table:table-cell office:value-type="float" office:value="157.434">
            <text:p>157.4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11865">
            <text:p>6.11865</text:p>
          </table:table-cell>
          <table:table-cell office:value-type="float" office:value="22.4066">
            <text:p>22.4066</text:p>
          </table:table-cell>
          <table:table-cell office:value-type="float" office:value="157.593">
            <text:p>157.59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21973">
            <text:p>6.21973</text:p>
          </table:table-cell>
          <table:table-cell office:value-type="float" office:value="22.2473">
            <text:p>22.2473</text:p>
          </table:table-cell>
          <table:table-cell office:value-type="float" office:value="157.753">
            <text:p>157.7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33154">
            <text:p>6.33154</text:p>
          </table:table-cell>
          <table:table-cell office:value-type="float" office:value="22.0733">
            <text:p>22.0733</text:p>
          </table:table-cell>
          <table:table-cell office:value-type="float" office:value="157.927">
            <text:p>157.92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44141">
            <text:p>6.44141</text:p>
          </table:table-cell>
          <table:table-cell office:value-type="float" office:value="21.9033">
            <text:p>21.9033</text:p>
          </table:table-cell>
          <table:table-cell office:value-type="float" office:value="158.097">
            <text:p>158.0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55054">
            <text:p>6.55054</text:p>
          </table:table-cell>
          <table:table-cell office:value-type="float" office:value="21.7363">
            <text:p>21.7363</text:p>
          </table:table-cell>
          <table:table-cell office:value-type="float" office:value="158.264">
            <text:p>158.2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65454">
            <text:p>6.65454</text:p>
          </table:table-cell>
          <table:table-cell office:value-type="float" office:value="21.5785">
            <text:p>21.5785</text:p>
          </table:table-cell>
          <table:table-cell office:value-type="float" office:value="158.422">
            <text:p>158.4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75537">
            <text:p>6.75537</text:p>
          </table:table-cell>
          <table:table-cell office:value-type="float" office:value="21.4268">
            <text:p>21.4268</text:p>
          </table:table-cell>
          <table:table-cell office:value-type="float" office:value="158.573">
            <text:p>158.5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86328">
            <text:p>6.86328</text:p>
          </table:table-cell>
          <table:table-cell office:value-type="float" office:value="21.2654">
            <text:p>21.2654</text:p>
          </table:table-cell>
          <table:table-cell office:value-type="float" office:value="158.735">
            <text:p>158.7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.96436">
            <text:p>6.96436</text:p>
          </table:table-cell>
          <table:table-cell office:value-type="float" office:value="21.1159">
            <text:p>21.1159</text:p>
          </table:table-cell>
          <table:table-cell office:value-type="float" office:value="158.884">
            <text:p>158.8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07617">
            <text:p>7.07617</text:p>
          </table:table-cell>
          <table:table-cell office:value-type="float" office:value="20.9514">
            <text:p>20.9514</text:p>
          </table:table-cell>
          <table:table-cell office:value-type="float" office:value="159.049">
            <text:p>159.0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18628">
            <text:p>7.18628</text:p>
          </table:table-cell>
          <table:table-cell office:value-type="float" office:value="20.7908">
            <text:p>20.7908</text:p>
          </table:table-cell>
          <table:table-cell office:value-type="float" office:value="159.209">
            <text:p>159.2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29443">
            <text:p>7.29443</text:p>
          </table:table-cell>
          <table:table-cell office:value-type="float" office:value="20.6343">
            <text:p>20.6343</text:p>
          </table:table-cell>
          <table:table-cell office:value-type="float" office:value="159.366">
            <text:p>159.3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39478">
            <text:p>7.39478</text:p>
          </table:table-cell>
          <table:table-cell office:value-type="float" office:value="20.4898">
            <text:p>20.4898</text:p>
          </table:table-cell>
          <table:table-cell office:value-type="float" office:value="159.51">
            <text:p>159.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50415">
            <text:p>7.50415</text:p>
          </table:table-cell>
          <table:table-cell office:value-type="float" office:value="20.3336">
            <text:p>20.3336</text:p>
          </table:table-cell>
          <table:table-cell office:value-type="float" office:value="159.666">
            <text:p>159.66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61011">
            <text:p>7.61011</text:p>
          </table:table-cell>
          <table:table-cell office:value-type="float" office:value="20.1833">
            <text:p>20.1833</text:p>
          </table:table-cell>
          <table:table-cell office:value-type="float" office:value="159.817">
            <text:p>159.8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71021">
            <text:p>7.71021</text:p>
          </table:table-cell>
          <table:table-cell office:value-type="float" office:value="20.0417">
            <text:p>20.0417</text:p>
          </table:table-cell>
          <table:table-cell office:value-type="float" office:value="159.958">
            <text:p>159.95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81055">
            <text:p>7.81055</text:p>
          </table:table-cell>
          <table:table-cell office:value-type="float" office:value="19.9007">
            <text:p>19.9007</text:p>
          </table:table-cell>
          <table:table-cell office:value-type="float" office:value="160.099">
            <text:p>160.0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.91064">
            <text:p>7.91064</text:p>
          </table:table-cell>
          <table:table-cell office:value-type="float" office:value="19.7606">
            <text:p>19.7606</text:p>
          </table:table-cell>
          <table:table-cell office:value-type="float" office:value="160.239">
            <text:p>160.2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01733">
            <text:p>8.01733</text:p>
          </table:table-cell>
          <table:table-cell office:value-type="float" office:value="19.612">
            <text:p>19.612</text:p>
          </table:table-cell>
          <table:table-cell office:value-type="float" office:value="160.388">
            <text:p>160.38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12598">
            <text:p>8.12598</text:p>
          </table:table-cell>
          <table:table-cell office:value-type="float" office:value="19.4613">
            <text:p>19.4613</text:p>
          </table:table-cell>
          <table:table-cell office:value-type="float" office:value="160.539">
            <text:p>160.5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22827">
            <text:p>8.22827</text:p>
          </table:table-cell>
          <table:table-cell office:value-type="float" office:value="19.3198">
            <text:p>19.3198</text:p>
          </table:table-cell>
          <table:table-cell office:value-type="float" office:value="160.68">
            <text:p>160.6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33008">
            <text:p>8.33008</text:p>
          </table:table-cell>
          <table:table-cell office:value-type="float" office:value="19.1795">
            <text:p>19.1795</text:p>
          </table:table-cell>
          <table:table-cell office:value-type="float" office:value="160.821">
            <text:p>160.8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43408">
            <text:p>8.43408</text:p>
          </table:table-cell>
          <table:table-cell office:value-type="float" office:value="19.0365">
            <text:p>19.0365</text:p>
          </table:table-cell>
          <table:table-cell office:value-type="float" office:value="160.964">
            <text:p>160.9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54443">
            <text:p>8.54443</text:p>
          </table:table-cell>
          <table:table-cell office:value-type="float" office:value="18.8855">
            <text:p>18.8855</text:p>
          </table:table-cell>
          <table:table-cell office:value-type="float" office:value="161.114">
            <text:p>161.11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64453">
            <text:p>8.64453</text:p>
          </table:table-cell>
          <table:table-cell office:value-type="float" office:value="18.7487">
            <text:p>18.7487</text:p>
          </table:table-cell>
          <table:table-cell office:value-type="float" office:value="161.251">
            <text:p>161.25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75659">
            <text:p>8.75659</text:p>
          </table:table-cell>
          <table:table-cell office:value-type="float" office:value="18.5958">
            <text:p>18.5958</text:p>
          </table:table-cell>
          <table:table-cell office:value-type="float" office:value="161.404">
            <text:p>161.40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86133">
            <text:p>8.86133</text:p>
          </table:table-cell>
          <table:table-cell office:value-type="float" office:value="18.4534">
            <text:p>18.4534</text:p>
          </table:table-cell>
          <table:table-cell office:value-type="float" office:value="161.547">
            <text:p>161.54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.96362">
            <text:p>8.96362</text:p>
          </table:table-cell>
          <table:table-cell office:value-type="float" office:value="18.3147">
            <text:p>18.3147</text:p>
          </table:table-cell>
          <table:table-cell office:value-type="float" office:value="161.685">
            <text:p>161.6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07495">
            <text:p>9.07495</text:p>
          </table:table-cell>
          <table:table-cell office:value-type="float" office:value="18.164">
            <text:p>18.164</text:p>
          </table:table-cell>
          <table:table-cell office:value-type="float" office:value="161.836">
            <text:p>161.8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17578">
            <text:p>9.17578</text:p>
          </table:table-cell>
          <table:table-cell office:value-type="float" office:value="18.0275">
            <text:p>18.0275</text:p>
          </table:table-cell>
          <table:table-cell office:value-type="float" office:value="161.973">
            <text:p>161.97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27588">
            <text:p>9.27588</text:p>
          </table:table-cell>
          <table:table-cell office:value-type="float" office:value="17.8924">
            <text:p>17.8924</text:p>
          </table:table-cell>
          <table:table-cell office:value-type="float" office:value="162.108">
            <text:p>162.10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37622">
            <text:p>9.37622</text:p>
          </table:table-cell>
          <table:table-cell office:value-type="float" office:value="17.757">
            <text:p>17.757</text:p>
          </table:table-cell>
          <table:table-cell office:value-type="float" office:value="162.243">
            <text:p>162.2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48486">
            <text:p>9.48486</text:p>
          </table:table-cell>
          <table:table-cell office:value-type="float" office:value="17.6109">
            <text:p>17.6109</text:p>
          </table:table-cell>
          <table:table-cell office:value-type="float" office:value="162.389">
            <text:p>162.38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58862">
            <text:p>9.58862</text:p>
          </table:table-cell>
          <table:table-cell office:value-type="float" office:value="17.4711">
            <text:p>17.4711</text:p>
          </table:table-cell>
          <table:table-cell office:value-type="float" office:value="162.529">
            <text:p>162.5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68872">
            <text:p>9.68872</text:p>
          </table:table-cell>
          <table:table-cell office:value-type="float" office:value="17.3367">
            <text:p>17.3367</text:p>
          </table:table-cell>
          <table:table-cell office:value-type="float" office:value="162.663">
            <text:p>162.6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83838">
            <text:p>9.83838</text:p>
          </table:table-cell>
          <table:table-cell office:value-type="float" office:value="17.1354">
            <text:p>17.1354</text:p>
          </table:table-cell>
          <table:table-cell office:value-type="float" office:value="162.865">
            <text:p>162.8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.93921">
            <text:p>9.93921</text:p>
          </table:table-cell>
          <table:table-cell office:value-type="float" office:value="16.9997">
            <text:p>16.9997</text:p>
          </table:table-cell>
          <table:table-cell office:value-type="float" office:value="163">
            <text:p>16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0503">
            <text:p>10.0503</text:p>
          </table:table-cell>
          <table:table-cell office:value-type="float" office:value="16.8504">
            <text:p>16.8504</text:p>
          </table:table-cell>
          <table:table-cell office:value-type="float" office:value="163.15">
            <text:p>163.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1606">
            <text:p>10.1606</text:p>
          </table:table-cell>
          <table:table-cell office:value-type="float" office:value="16.7017">
            <text:p>16.7017</text:p>
          </table:table-cell>
          <table:table-cell office:value-type="float" office:value="163.298">
            <text:p>163.2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2693">
            <text:p>10.2693</text:p>
          </table:table-cell>
          <table:table-cell office:value-type="float" office:value="16.5549">
            <text:p>16.5549</text:p>
          </table:table-cell>
          <table:table-cell office:value-type="float" office:value="163.445">
            <text:p>163.4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3801">
            <text:p>10.3801</text:p>
          </table:table-cell>
          <table:table-cell office:value-type="float" office:value="16.4054">
            <text:p>16.4054</text:p>
          </table:table-cell>
          <table:table-cell office:value-type="float" office:value="163.595">
            <text:p>163.5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4817">
            <text:p>10.4817</text:p>
          </table:table-cell>
          <table:table-cell office:value-type="float" office:value="16.2677">
            <text:p>16.2677</text:p>
          </table:table-cell>
          <table:table-cell office:value-type="float" office:value="163.732">
            <text:p>163.73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5938">
            <text:p>10.5938</text:p>
          </table:table-cell>
          <table:table-cell office:value-type="float" office:value="16.1154">
            <text:p>16.1154</text:p>
          </table:table-cell>
          <table:table-cell office:value-type="float" office:value="163.885">
            <text:p>163.8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7068">
            <text:p>10.7068</text:p>
          </table:table-cell>
          <table:table-cell office:value-type="float" office:value="15.9613">
            <text:p>15.9613</text:p>
          </table:table-cell>
          <table:table-cell office:value-type="float" office:value="164.039">
            <text:p>164.0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8181">
            <text:p>10.8181</text:p>
          </table:table-cell>
          <table:table-cell office:value-type="float" office:value="15.8089">
            <text:p>15.8089</text:p>
          </table:table-cell>
          <table:table-cell office:value-type="float" office:value="164.191">
            <text:p>164.1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0.9241">
            <text:p>10.9241</text:p>
          </table:table-cell>
          <table:table-cell office:value-type="float" office:value="15.6638">
            <text:p>15.6638</text:p>
          </table:table-cell>
          <table:table-cell office:value-type="float" office:value="164.336">
            <text:p>164.33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0298">
            <text:p>11.0298</text:p>
          </table:table-cell>
          <table:table-cell office:value-type="float" office:value="15.518">
            <text:p>15.518</text:p>
          </table:table-cell>
          <table:table-cell office:value-type="float" office:value="164.482">
            <text:p>164.48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1365">
            <text:p>11.1365</text:p>
          </table:table-cell>
          <table:table-cell office:value-type="float" office:value="15.3705">
            <text:p>15.3705</text:p>
          </table:table-cell>
          <table:table-cell office:value-type="float" office:value="164.629">
            <text:p>164.6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2366">
            <text:p>11.2366</text:p>
          </table:table-cell>
          <table:table-cell office:value-type="float" office:value="15.2314">
            <text:p>15.2314</text:p>
          </table:table-cell>
          <table:table-cell office:value-type="float" office:value="164.769">
            <text:p>164.7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3369">
            <text:p>11.3369</text:p>
          </table:table-cell>
          <table:table-cell office:value-type="float" office:value="15.0914">
            <text:p>15.0914</text:p>
          </table:table-cell>
          <table:table-cell office:value-type="float" office:value="164.909">
            <text:p>164.9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438">
            <text:p>11.438</text:p>
          </table:table-cell>
          <table:table-cell office:value-type="float" office:value="14.9498">
            <text:p>14.9498</text:p>
          </table:table-cell>
          <table:table-cell office:value-type="float" office:value="165.05">
            <text:p>165.0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5439">
            <text:p>11.5439</text:p>
          </table:table-cell>
          <table:table-cell office:value-type="float" office:value="14.8007">
            <text:p>14.8007</text:p>
          </table:table-cell>
          <table:table-cell office:value-type="float" office:value="165.199">
            <text:p>165.1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655">
            <text:p>11.655</text:p>
          </table:table-cell>
          <table:table-cell office:value-type="float" office:value="14.6435">
            <text:p>14.6435</text:p>
          </table:table-cell>
          <table:table-cell office:value-type="float" office:value="165.356">
            <text:p>165.35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7683">
            <text:p>11.7683</text:p>
          </table:table-cell>
          <table:table-cell office:value-type="float" office:value="14.4821">
            <text:p>14.4821</text:p>
          </table:table-cell>
          <table:table-cell office:value-type="float" office:value="165.518">
            <text:p>165.5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1.8809">
            <text:p>11.8809</text:p>
          </table:table-cell>
          <table:table-cell office:value-type="float" office:value="14.3211">
            <text:p>14.3211</text:p>
          </table:table-cell>
          <table:table-cell office:value-type="float" office:value="165.679">
            <text:p>165.67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05">
            <text:p>12.05</text:p>
          </table:table-cell>
          <table:table-cell office:value-type="float" office:value="14.077">
            <text:p>14.077</text:p>
          </table:table-cell>
          <table:table-cell office:value-type="float" office:value="165.923">
            <text:p>165.92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1624">
            <text:p>12.1624</text:p>
          </table:table-cell>
          <table:table-cell office:value-type="float" office:value="13.9142">
            <text:p>13.9142</text:p>
          </table:table-cell>
          <table:table-cell office:value-type="float" office:value="166.086">
            <text:p>166.0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269">
            <text:p>12.269</text:p>
          </table:table-cell>
          <table:table-cell office:value-type="float" office:value="13.7583">
            <text:p>13.7583</text:p>
          </table:table-cell>
          <table:table-cell office:value-type="float" office:value="166.242">
            <text:p>166.2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3743">
            <text:p>12.3743</text:p>
          </table:table-cell>
          <table:table-cell office:value-type="float" office:value="13.6041">
            <text:p>13.6041</text:p>
          </table:table-cell>
          <table:table-cell office:value-type="float" office:value="166.396">
            <text:p>166.39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4753">
            <text:p>12.4753</text:p>
          </table:table-cell>
          <table:table-cell office:value-type="float" office:value="13.4551">
            <text:p>13.4551</text:p>
          </table:table-cell>
          <table:table-cell office:value-type="float" office:value="166.545">
            <text:p>166.54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5842">
            <text:p>12.5842</text:p>
          </table:table-cell>
          <table:table-cell office:value-type="float" office:value="13.2935">
            <text:p>13.2935</text:p>
          </table:table-cell>
          <table:table-cell office:value-type="float" office:value="166.707">
            <text:p>166.70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6907">
            <text:p>12.6907</text:p>
          </table:table-cell>
          <table:table-cell office:value-type="float" office:value="13.1348">
            <text:p>13.1348</text:p>
          </table:table-cell>
          <table:table-cell office:value-type="float" office:value="166.865">
            <text:p>166.86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791">
            <text:p>12.791</text:p>
          </table:table-cell>
          <table:table-cell office:value-type="float" office:value="12.9846">
            <text:p>12.9846</text:p>
          </table:table-cell>
          <table:table-cell office:value-type="float" office:value="167.015">
            <text:p>167.01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2.9417">
            <text:p>12.9417</text:p>
          </table:table-cell>
          <table:table-cell office:value-type="float" office:value="12.7576">
            <text:p>12.7576</text:p>
          </table:table-cell>
          <table:table-cell office:value-type="float" office:value="167.242">
            <text:p>167.24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0544">
            <text:p>13.0544</text:p>
          </table:table-cell>
          <table:table-cell office:value-type="float" office:value="12.5866">
            <text:p>12.5866</text:p>
          </table:table-cell>
          <table:table-cell office:value-type="float" office:value="167.413">
            <text:p>167.41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1663">
            <text:p>13.1663</text:p>
          </table:table-cell>
          <table:table-cell office:value-type="float" office:value="12.4162">
            <text:p>12.4162</text:p>
          </table:table-cell>
          <table:table-cell office:value-type="float" office:value="167.584">
            <text:p>167.5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2791">
            <text:p>13.2791</text:p>
          </table:table-cell>
          <table:table-cell office:value-type="float" office:value="12.2436">
            <text:p>12.2436</text:p>
          </table:table-cell>
          <table:table-cell office:value-type="float" office:value="167.756">
            <text:p>167.75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3845">
            <text:p>13.3845</text:p>
          </table:table-cell>
          <table:table-cell office:value-type="float" office:value="12.0812">
            <text:p>12.0812</text:p>
          </table:table-cell>
          <table:table-cell office:value-type="float" office:value="167.919">
            <text:p>167.91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4919">
            <text:p>13.4919</text:p>
          </table:table-cell>
          <table:table-cell office:value-type="float" office:value="11.9152">
            <text:p>11.9152</text:p>
          </table:table-cell>
          <table:table-cell office:value-type="float" office:value="168.085">
            <text:p>168.08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603">
            <text:p>13.603</text:p>
          </table:table-cell>
          <table:table-cell office:value-type="float" office:value="11.7427">
            <text:p>11.7427</text:p>
          </table:table-cell>
          <table:table-cell office:value-type="float" office:value="168.257">
            <text:p>168.25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717">
            <text:p>13.717</text:p>
          </table:table-cell>
          <table:table-cell office:value-type="float" office:value="11.5647">
            <text:p>11.5647</text:p>
          </table:table-cell>
          <table:table-cell office:value-type="float" office:value="168.435">
            <text:p>168.4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8184">
            <text:p>13.8184</text:p>
          </table:table-cell>
          <table:table-cell office:value-type="float" office:value="11.4059">
            <text:p>11.4059</text:p>
          </table:table-cell>
          <table:table-cell office:value-type="float" office:value="168.594">
            <text:p>168.59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3.9197">
            <text:p>13.9197</text:p>
          </table:table-cell>
          <table:table-cell office:value-type="float" office:value="11.2466">
            <text:p>11.2466</text:p>
          </table:table-cell>
          <table:table-cell office:value-type="float" office:value="168.753">
            <text:p>168.7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0264">
            <text:p>14.0264</text:p>
          </table:table-cell>
          <table:table-cell office:value-type="float" office:value="11.078">
            <text:p>11.078</text:p>
          </table:table-cell>
          <table:table-cell office:value-type="float" office:value="168.922">
            <text:p>168.92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1296">
            <text:p>14.1296</text:p>
          </table:table-cell>
          <table:table-cell office:value-type="float" office:value="10.9143">
            <text:p>10.9143</text:p>
          </table:table-cell>
          <table:table-cell office:value-type="float" office:value="169.086">
            <text:p>169.0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2419">
            <text:p>14.2419</text:p>
          </table:table-cell>
          <table:table-cell office:value-type="float" office:value="10.7356">
            <text:p>10.7356</text:p>
          </table:table-cell>
          <table:table-cell office:value-type="float" office:value="169.264">
            <text:p>169.26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3477">
            <text:p>14.3477</text:p>
          </table:table-cell>
          <table:table-cell office:value-type="float" office:value="10.5666">
            <text:p>10.5666</text:p>
          </table:table-cell>
          <table:table-cell office:value-type="float" office:value="169.433">
            <text:p>169.43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4536">
            <text:p>14.4536</text:p>
          </table:table-cell>
          <table:table-cell office:value-type="float" office:value="10.397">
            <text:p>10.397</text:p>
          </table:table-cell>
          <table:table-cell office:value-type="float" office:value="169.603">
            <text:p>169.60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5637">
            <text:p>14.5637</text:p>
          </table:table-cell>
          <table:table-cell office:value-type="float" office:value="10.22">
            <text:p>10.22</text:p>
          </table:table-cell>
          <table:table-cell office:value-type="float" office:value="169.78">
            <text:p>169.7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6648">
            <text:p>14.6648</text:p>
          </table:table-cell>
          <table:table-cell office:value-type="float" office:value="10.0566">
            <text:p>10.0566</text:p>
          </table:table-cell>
          <table:table-cell office:value-type="float" office:value="169.943">
            <text:p>169.94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7727">
            <text:p>14.7727</text:p>
          </table:table-cell>
          <table:table-cell office:value-type="float" office:value="9.88187">
            <text:p>9.88187</text:p>
          </table:table-cell>
          <table:table-cell office:value-type="float" office:value="170.118">
            <text:p>170.1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884">
            <text:p>14.884</text:p>
          </table:table-cell>
          <table:table-cell office:value-type="float" office:value="9.70116">
            <text:p>9.70116</text:p>
          </table:table-cell>
          <table:table-cell office:value-type="float" office:value="170.299">
            <text:p>170.29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4.9905">
            <text:p>14.9905</text:p>
          </table:table-cell>
          <table:table-cell office:value-type="float" office:value="9.52808">
            <text:p>9.52808</text:p>
          </table:table-cell>
          <table:table-cell office:value-type="float" office:value="170.472">
            <text:p>170.4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1013">
            <text:p>15.1013</text:p>
          </table:table-cell>
          <table:table-cell office:value-type="float" office:value="9.34668">
            <text:p>9.34668</text:p>
          </table:table-cell>
          <table:table-cell office:value-type="float" office:value="170.653">
            <text:p>170.65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2117">
            <text:p>15.2117</text:p>
          </table:table-cell>
          <table:table-cell office:value-type="float" office:value="9.16635">
            <text:p>9.16635</text:p>
          </table:table-cell>
          <table:table-cell office:value-type="float" office:value="170.834">
            <text:p>170.83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3237">
            <text:p>15.3237</text:p>
          </table:table-cell>
          <table:table-cell office:value-type="float" office:value="8.98227">
            <text:p>8.98227</text:p>
          </table:table-cell>
          <table:table-cell office:value-type="float" office:value="171.018">
            <text:p>171.01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4363">
            <text:p>15.4363</text:p>
          </table:table-cell>
          <table:table-cell office:value-type="float" office:value="8.7968">
            <text:p>8.7968</text:p>
          </table:table-cell>
          <table:table-cell office:value-type="float" office:value="171.203">
            <text:p>171.20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5486">
            <text:p>15.5486</text:p>
          </table:table-cell>
          <table:table-cell office:value-type="float" office:value="8.61169">
            <text:p>8.61169</text:p>
          </table:table-cell>
          <table:table-cell office:value-type="float" office:value="171.388">
            <text:p>171.38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6575">
            <text:p>15.6575</text:p>
          </table:table-cell>
          <table:table-cell office:value-type="float" office:value="8.43132">
            <text:p>8.43132</text:p>
          </table:table-cell>
          <table:table-cell office:value-type="float" office:value="171.569">
            <text:p>171.5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7698">
            <text:p>15.7698</text:p>
          </table:table-cell>
          <table:table-cell office:value-type="float" office:value="8.24519">
            <text:p>8.24519</text:p>
          </table:table-cell>
          <table:table-cell office:value-type="float" office:value="171.755">
            <text:p>171.75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8806">
            <text:p>15.8806</text:p>
          </table:table-cell>
          <table:table-cell office:value-type="float" office:value="8.06128">
            <text:p>8.06128</text:p>
          </table:table-cell>
          <table:table-cell office:value-type="float" office:value="171.939">
            <text:p>171.93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5.9932">
            <text:p>15.9932</text:p>
          </table:table-cell>
          <table:table-cell office:value-type="float" office:value="7.87415">
            <text:p>7.87415</text:p>
          </table:table-cell>
          <table:table-cell office:value-type="float" office:value="172.126">
            <text:p>172.12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1077">
            <text:p>16.1077</text:p>
          </table:table-cell>
          <table:table-cell office:value-type="float" office:value="7.68297">
            <text:p>7.68297</text:p>
          </table:table-cell>
          <table:table-cell office:value-type="float" office:value="172.317">
            <text:p>172.31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2141">
            <text:p>16.2141</text:p>
          </table:table-cell>
          <table:table-cell office:value-type="float" office:value="7.50516">
            <text:p>7.50516</text:p>
          </table:table-cell>
          <table:table-cell office:value-type="float" office:value="172.495">
            <text:p>172.49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3196">
            <text:p>16.3196</text:p>
          </table:table-cell>
          <table:table-cell office:value-type="float" office:value="7.32899">
            <text:p>7.32899</text:p>
          </table:table-cell>
          <table:table-cell office:value-type="float" office:value="172.671">
            <text:p>172.67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4326">
            <text:p>16.4326</text:p>
          </table:table-cell>
          <table:table-cell office:value-type="float" office:value="7.13992">
            <text:p>7.13992</text:p>
          </table:table-cell>
          <table:table-cell office:value-type="float" office:value="172.86">
            <text:p>172.8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5405">
            <text:p>16.5405</text:p>
          </table:table-cell>
          <table:table-cell office:value-type="float" office:value="6.95921">
            <text:p>6.95921</text:p>
          </table:table-cell>
          <table:table-cell office:value-type="float" office:value="173.041">
            <text:p>173.04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6899">
            <text:p>16.6899</text:p>
          </table:table-cell>
          <table:table-cell office:value-type="float" office:value="6.70912">
            <text:p>6.70912</text:p>
          </table:table-cell>
          <table:table-cell office:value-type="float" office:value="173.291">
            <text:p>173.29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7903">
            <text:p>16.7903</text:p>
          </table:table-cell>
          <table:table-cell office:value-type="float" office:value="6.54039">
            <text:p>6.54039</text:p>
          </table:table-cell>
          <table:table-cell office:value-type="float" office:value="173.46">
            <text:p>173.46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8914">
            <text:p>16.8914</text:p>
          </table:table-cell>
          <table:table-cell office:value-type="float" office:value="6.37094">
            <text:p>6.37094</text:p>
          </table:table-cell>
          <table:table-cell office:value-type="float" office:value="173.629">
            <text:p>173.62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.9929">
            <text:p>16.9929</text:p>
          </table:table-cell>
          <table:table-cell office:value-type="float" office:value="6.20042">
            <text:p>6.20042</text:p>
          </table:table-cell>
          <table:table-cell office:value-type="float" office:value="173.8">
            <text:p>173.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1108">
            <text:p>17.1108</text:p>
          </table:table-cell>
          <table:table-cell office:value-type="float" office:value="6.00256">
            <text:p>6.00256</text:p>
          </table:table-cell>
          <table:table-cell office:value-type="float" office:value="173.997">
            <text:p>173.99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2217">
            <text:p>17.2217</text:p>
          </table:table-cell>
          <table:table-cell office:value-type="float" office:value="5.81659">
            <text:p>5.81659</text:p>
          </table:table-cell>
          <table:table-cell office:value-type="float" office:value="174.183">
            <text:p>174.183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3337">
            <text:p>17.3337</text:p>
          </table:table-cell>
          <table:table-cell office:value-type="float" office:value="5.62848">
            <text:p>5.62848</text:p>
          </table:table-cell>
          <table:table-cell office:value-type="float" office:value="174.372">
            <text:p>174.37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4473">
            <text:p>17.4473</text:p>
          </table:table-cell>
          <table:table-cell office:value-type="float" office:value="5.43791">
            <text:p>5.43791</text:p>
          </table:table-cell>
          <table:table-cell office:value-type="float" office:value="174.562">
            <text:p>174.562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5583">
            <text:p>17.5583</text:p>
          </table:table-cell>
          <table:table-cell office:value-type="float" office:value="5.25127">
            <text:p>5.25127</text:p>
          </table:table-cell>
          <table:table-cell office:value-type="float" office:value="174.749">
            <text:p>174.74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6692">
            <text:p>17.6692</text:p>
          </table:table-cell>
          <table:table-cell office:value-type="float" office:value="5.06544">
            <text:p>5.06544</text:p>
          </table:table-cell>
          <table:table-cell office:value-type="float" office:value="174.935">
            <text:p>174.935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7803">
            <text:p>17.7803</text:p>
          </table:table-cell>
          <table:table-cell office:value-type="float" office:value="4.87927">
            <text:p>4.87927</text:p>
          </table:table-cell>
          <table:table-cell office:value-type="float" office:value="175.121">
            <text:p>175.121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7.8928">
            <text:p>17.8928</text:p>
          </table:table-cell>
          <table:table-cell office:value-type="float" office:value="4.69093">
            <text:p>4.69093</text:p>
          </table:table-cell>
          <table:table-cell office:value-type="float" office:value="175.309">
            <text:p>175.30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0054">
            <text:p>18.0054</text:p>
          </table:table-cell>
          <table:table-cell office:value-type="float" office:value="4.5024">
            <text:p>4.5024</text:p>
          </table:table-cell>
          <table:table-cell office:value-type="float" office:value="175.498">
            <text:p>175.498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1167">
            <text:p>18.1167</text:p>
          </table:table-cell>
          <table:table-cell office:value-type="float" office:value="4.31618">
            <text:p>4.31618</text:p>
          </table:table-cell>
          <table:table-cell office:value-type="float" office:value="175.684">
            <text:p>175.684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228">
            <text:p>18.228</text:p>
          </table:table-cell>
          <table:table-cell office:value-type="float" office:value="4.13057">
            <text:p>4.13057</text:p>
          </table:table-cell>
          <table:table-cell office:value-type="float" office:value="175.869">
            <text:p>175.869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3286">
            <text:p>18.3286</text:p>
          </table:table-cell>
          <table:table-cell office:value-type="float" office:value="3.96254">
            <text:p>3.96254</text:p>
          </table:table-cell>
          <table:table-cell office:value-type="float" office:value="176.037">
            <text:p>176.037</text:p>
          </table:table-cell>
          <table:table-cell office:value-type="float" office:value="0.765">
            <text:p>0.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4414">
            <text:p>18.4414</text:p>
          </table:table-cell>
          <table:table-cell office:value-type="float" office:value="3.77493">
            <text:p>3.77493</text:p>
          </table:table-cell>
          <table:table-cell office:value-type="float" office:value="176.225">
            <text:p>176.225</text:p>
          </table:table-cell>
          <table:table-cell office:value-type="float" office:value="0.726667">
            <text:p>0.7266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5469">
            <text:p>18.5469</text:p>
          </table:table-cell>
          <table:table-cell office:value-type="float" office:value="3.59955">
            <text:p>3.59955</text:p>
          </table:table-cell>
          <table:table-cell office:value-type="float" office:value="176.4">
            <text:p>176.4</text:p>
          </table:table-cell>
          <table:table-cell office:value-type="float" office:value="0.705711">
            <text:p>0.7057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6519">
            <text:p>18.6519</text:p>
          </table:table-cell>
          <table:table-cell office:value-type="float" office:value="3.42523">
            <text:p>3.42523</text:p>
          </table:table-cell>
          <table:table-cell office:value-type="float" office:value="176.575">
            <text:p>176.575</text:p>
          </table:table-cell>
          <table:table-cell office:value-type="float" office:value="0.673987">
            <text:p>0.6739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7627">
            <text:p>18.7627</text:p>
          </table:table-cell>
          <table:table-cell office:value-type="float" office:value="3.24214">
            <text:p>3.24214</text:p>
          </table:table-cell>
          <table:table-cell office:value-type="float" office:value="176.758">
            <text:p>176.758</text:p>
          </table:table-cell>
          <table:table-cell office:value-type="float" office:value="0.63968">
            <text:p>0.639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863">
            <text:p>18.863</text:p>
          </table:table-cell>
          <table:table-cell office:value-type="float" office:value="3.07674">
            <text:p>3.07674</text:p>
          </table:table-cell>
          <table:table-cell office:value-type="float" office:value="176.923">
            <text:p>176.923</text:p>
          </table:table-cell>
          <table:table-cell office:value-type="float" office:value="0.659782">
            <text:p>0.6597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.9653">
            <text:p>18.9653</text:p>
          </table:table-cell>
          <table:table-cell office:value-type="float" office:value="2.90988">
            <text:p>2.90988</text:p>
          </table:table-cell>
          <table:table-cell office:value-type="float" office:value="177.09">
            <text:p>177.09</text:p>
          </table:table-cell>
          <table:table-cell office:value-type="float" office:value="0.617582">
            <text:p>0.6175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0786">
            <text:p>19.0786</text:p>
          </table:table-cell>
          <table:table-cell office:value-type="float" office:value="2.72681">
            <text:p>2.72681</text:p>
          </table:table-cell>
          <table:table-cell office:value-type="float" office:value="177.273">
            <text:p>177.273</text:p>
          </table:table-cell>
          <table:table-cell office:value-type="float" office:value="0.559169">
            <text:p>0.5591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1865">
            <text:p>19.1865</text:p>
          </table:table-cell>
          <table:table-cell office:value-type="float" office:value="2.55537">
            <text:p>2.55537</text:p>
          </table:table-cell>
          <table:table-cell office:value-type="float" office:value="177.445">
            <text:p>177.445</text:p>
          </table:table-cell>
          <table:table-cell office:value-type="float" office:value="0.539476">
            <text:p>0.5394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2866">
            <text:p>19.2866</text:p>
          </table:table-cell>
          <table:table-cell office:value-type="float" office:value="2.39941">
            <text:p>2.39941</text:p>
          </table:table-cell>
          <table:table-cell office:value-type="float" office:value="177.601">
            <text:p>177.601</text:p>
          </table:table-cell>
          <table:table-cell office:value-type="float" office:value="0.565687">
            <text:p>0.5656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3962">
            <text:p>19.3962</text:p>
          </table:table-cell>
          <table:table-cell office:value-type="float" office:value="2.23325">
            <text:p>2.23325</text:p>
          </table:table-cell>
          <table:table-cell office:value-type="float" office:value="177.767">
            <text:p>177.767</text:p>
          </table:table-cell>
          <table:table-cell office:value-type="float" office:value="0.517677">
            <text:p>0.5176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5029">
            <text:p>19.5029</text:p>
          </table:table-cell>
          <table:table-cell office:value-type="float" office:value="2.07715">
            <text:p>2.07715</text:p>
          </table:table-cell>
          <table:table-cell office:value-type="float" office:value="177.923">
            <text:p>177.923</text:p>
          </table:table-cell>
          <table:table-cell office:value-type="float" office:value="0.49392">
            <text:p>0.493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613">
            <text:p>19.613</text:p>
          </table:table-cell>
          <table:table-cell office:value-type="float" office:value="1.92268">
            <text:p>1.92268</text:p>
          </table:table-cell>
          <table:table-cell office:value-type="float" office:value="178.077">
            <text:p>178.077</text:p>
          </table:table-cell>
          <table:table-cell office:value-type="float" office:value="0.49142">
            <text:p>0.491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7246">
            <text:p>19.7246</text:p>
          </table:table-cell>
          <table:table-cell office:value-type="float" office:value="1.77376">
            <text:p>1.77376</text:p>
          </table:table-cell>
          <table:table-cell office:value-type="float" office:value="178.226">
            <text:p>178.226</text:p>
          </table:table-cell>
          <table:table-cell office:value-type="float" office:value="0.483081">
            <text:p>0.4830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8325">
            <text:p>19.8325</text:p>
          </table:table-cell>
          <table:table-cell office:value-type="float" office:value="1.63817">
            <text:p>1.63817</text:p>
          </table:table-cell>
          <table:table-cell office:value-type="float" office:value="178.362">
            <text:p>178.362</text:p>
          </table:table-cell>
          <table:table-cell office:value-type="float" office:value="0.503416">
            <text:p>0.5034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9.9333">
            <text:p>19.9333</text:p>
          </table:table-cell>
          <table:table-cell office:value-type="float" office:value="1.51958">
            <text:p>1.51958</text:p>
          </table:table-cell>
          <table:table-cell office:value-type="float" office:value="178.48">
            <text:p>178.48</text:p>
          </table:table-cell>
          <table:table-cell office:value-type="float" office:value="0.506549">
            <text:p>0.5065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0386">
            <text:p>20.0386</text:p>
          </table:table-cell>
          <table:table-cell office:value-type="float" office:value="1.40436">
            <text:p>1.40436</text:p>
          </table:table-cell>
          <table:table-cell office:value-type="float" office:value="178.596">
            <text:p>178.596</text:p>
          </table:table-cell>
          <table:table-cell office:value-type="float" office:value="0.482882">
            <text:p>0.4828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1519">
            <text:p>20.1519</text:p>
          </table:table-cell>
          <table:table-cell office:value-type="float" office:value="1.29099">
            <text:p>1.29099</text:p>
          </table:table-cell>
          <table:table-cell office:value-type="float" office:value="178.709">
            <text:p>178.709</text:p>
          </table:table-cell>
          <table:table-cell office:value-type="float" office:value="0.473569">
            <text:p>0.4735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2559">
            <text:p>20.2559</text:p>
          </table:table-cell>
          <table:table-cell office:value-type="float" office:value="1.19644">
            <text:p>1.19644</text:p>
          </table:table-cell>
          <table:table-cell office:value-type="float" office:value="178.804">
            <text:p>178.804</text:p>
          </table:table-cell>
          <table:table-cell office:value-type="float" office:value="0.510635">
            <text:p>0.5106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3613">
            <text:p>20.3613</text:p>
          </table:table-cell>
          <table:table-cell office:value-type="float" office:value="1.10988">
            <text:p>1.10988</text:p>
          </table:table-cell>
          <table:table-cell office:value-type="float" office:value="178.89">
            <text:p>178.89</text:p>
          </table:table-cell>
          <table:table-cell office:value-type="float" office:value="0.494726">
            <text:p>0.4947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4663">
            <text:p>20.4663</text:p>
          </table:table-cell>
          <table:table-cell office:value-type="float" office:value="1.03294">
            <text:p>1.03294</text:p>
          </table:table-cell>
          <table:table-cell office:value-type="float" office:value="178.967">
            <text:p>178.967</text:p>
          </table:table-cell>
          <table:table-cell office:value-type="float" office:value="0.518256">
            <text:p>0.51825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5771">
            <text:p>20.5771</text:p>
          </table:table-cell>
          <table:table-cell office:value-type="float" office:value="0.961487">
            <text:p>0.961487</text:p>
          </table:table-cell>
          <table:table-cell office:value-type="float" office:value="179.039">
            <text:p>179.039</text:p>
          </table:table-cell>
          <table:table-cell office:value-type="float" office:value="0.512392">
            <text:p>0.5123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6885">
            <text:p>20.6885</text:p>
          </table:table-cell>
          <table:table-cell office:value-type="float" office:value="0.89946">
            <text:p>0.89946</text:p>
          </table:table-cell>
          <table:table-cell office:value-type="float" office:value="179.101">
            <text:p>179.101</text:p>
          </table:table-cell>
          <table:table-cell office:value-type="float" office:value="0.520524">
            <text:p>0.52052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8013">
            <text:p>20.8013</text:p>
          </table:table-cell>
          <table:table-cell office:value-type="float" office:value="0.84584">
            <text:p>0.84584</text:p>
          </table:table-cell>
          <table:table-cell office:value-type="float" office:value="179.154">
            <text:p>179.154</text:p>
          </table:table-cell>
          <table:table-cell office:value-type="float" office:value="0.529242">
            <text:p>0.5292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0.9138">
            <text:p>20.9138</text:p>
          </table:table-cell>
          <table:table-cell office:value-type="float" office:value="0.800613">
            <text:p>0.800613</text:p>
          </table:table-cell>
          <table:table-cell office:value-type="float" office:value="179.199">
            <text:p>179.199</text:p>
          </table:table-cell>
          <table:table-cell office:value-type="float" office:value="0.540894">
            <text:p>0.5408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0183">
            <text:p>21.0183</text:p>
          </table:table-cell>
          <table:table-cell office:value-type="float" office:value="0.765732">
            <text:p>0.765732</text:p>
          </table:table-cell>
          <table:table-cell office:value-type="float" office:value="179.234">
            <text:p>179.234</text:p>
          </table:table-cell>
          <table:table-cell office:value-type="float" office:value="0.551222">
            <text:p>0.5512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1301">
            <text:p>21.1301</text:p>
          </table:table-cell>
          <table:table-cell office:value-type="float" office:value="0.735031">
            <text:p>0.735031</text:p>
          </table:table-cell>
          <table:table-cell office:value-type="float" office:value="179.265">
            <text:p>179.265</text:p>
          </table:table-cell>
          <table:table-cell office:value-type="float" office:value="0.558376">
            <text:p>0.5583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2422">
            <text:p>21.2422</text:p>
          </table:table-cell>
          <table:table-cell office:value-type="float" office:value="0.710144">
            <text:p>0.710144</text:p>
          </table:table-cell>
          <table:table-cell office:value-type="float" office:value="179.29">
            <text:p>179.29</text:p>
          </table:table-cell>
          <table:table-cell office:value-type="float" office:value="0.566113">
            <text:p>0.5661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3525">
            <text:p>21.3525</text:p>
          </table:table-cell>
          <table:table-cell office:value-type="float" office:value="0.690491">
            <text:p>0.690491</text:p>
          </table:table-cell>
          <table:table-cell office:value-type="float" office:value="179.31">
            <text:p>179.31</text:p>
          </table:table-cell>
          <table:table-cell office:value-type="float" office:value="0.574427">
            <text:p>0.5744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4578">
            <text:p>21.4578</text:p>
          </table:table-cell>
          <table:table-cell office:value-type="float" office:value="0.675507">
            <text:p>0.675507</text:p>
          </table:table-cell>
          <table:table-cell office:value-type="float" office:value="179.324">
            <text:p>179.324</text:p>
          </table:table-cell>
          <table:table-cell office:value-type="float" office:value="0.5828">
            <text:p>0.58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5684">
            <text:p>21.5684</text:p>
          </table:table-cell>
          <table:table-cell office:value-type="float" office:value="0.663101">
            <text:p>0.663101</text:p>
          </table:table-cell>
          <table:table-cell office:value-type="float" office:value="179.337">
            <text:p>179.337</text:p>
          </table:table-cell>
          <table:table-cell office:value-type="float" office:value="0.584574">
            <text:p>0.5845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6785">
            <text:p>21.6785</text:p>
          </table:table-cell>
          <table:table-cell office:value-type="float" office:value="0.653183">
            <text:p>0.653183</text:p>
          </table:table-cell>
          <table:table-cell office:value-type="float" office:value="179.347">
            <text:p>179.347</text:p>
          </table:table-cell>
          <table:table-cell office:value-type="float" office:value="0.587719">
            <text:p>0.5877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7891">
            <text:p>21.7891</text:p>
          </table:table-cell>
          <table:table-cell office:value-type="float" office:value="0.644882">
            <text:p>0.644882</text:p>
          </table:table-cell>
          <table:table-cell office:value-type="float" office:value="179.355">
            <text:p>179.355</text:p>
          </table:table-cell>
          <table:table-cell office:value-type="float" office:value="0.589312">
            <text:p>0.5893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1.9001">
            <text:p>21.9001</text:p>
          </table:table-cell>
          <table:table-cell office:value-type="float" office:value="0.637222">
            <text:p>0.637222</text:p>
          </table:table-cell>
          <table:table-cell office:value-type="float" office:value="179.363">
            <text:p>179.363</text:p>
          </table:table-cell>
          <table:table-cell office:value-type="float" office:value="0.589297">
            <text:p>0.5892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0601">
            <text:p>22.0601</text:p>
          </table:table-cell>
          <table:table-cell office:value-type="float" office:value="0.626373">
            <text:p>0.626373</text:p>
          </table:table-cell>
          <table:table-cell office:value-type="float" office:value="179.374">
            <text:p>179.374</text:p>
          </table:table-cell>
          <table:table-cell office:value-type="float" office:value="0.586092">
            <text:p>0.5860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1707">
            <text:p>22.1707</text:p>
          </table:table-cell>
          <table:table-cell office:value-type="float" office:value="0.618362">
            <text:p>0.618362</text:p>
          </table:table-cell>
          <table:table-cell office:value-type="float" office:value="179.382">
            <text:p>179.382</text:p>
          </table:table-cell>
          <table:table-cell office:value-type="float" office:value="0.58482">
            <text:p>0.584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2808">
            <text:p>22.2808</text:p>
          </table:table-cell>
          <table:table-cell office:value-type="float" office:value="0.609344">
            <text:p>0.609344</text:p>
          </table:table-cell>
          <table:table-cell office:value-type="float" office:value="179.391">
            <text:p>179.391</text:p>
          </table:table-cell>
          <table:table-cell office:value-type="float" office:value="0.580616">
            <text:p>0.5806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3904">
            <text:p>22.3904</text:p>
          </table:table-cell>
          <table:table-cell office:value-type="float" office:value="0.599121">
            <text:p>0.599121</text:p>
          </table:table-cell>
          <table:table-cell office:value-type="float" office:value="179.401">
            <text:p>179.401</text:p>
          </table:table-cell>
          <table:table-cell office:value-type="float" office:value="0.57554">
            <text:p>0.575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4968">
            <text:p>22.4968</text:p>
          </table:table-cell>
          <table:table-cell office:value-type="float" office:value="0.587646">
            <text:p>0.587646</text:p>
          </table:table-cell>
          <table:table-cell office:value-type="float" office:value="179.412">
            <text:p>179.412</text:p>
          </table:table-cell>
          <table:table-cell office:value-type="float" office:value="0.570311">
            <text:p>0.5703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6096">
            <text:p>22.6096</text:p>
          </table:table-cell>
          <table:table-cell office:value-type="float" office:value="0.573837">
            <text:p>0.573837</text:p>
          </table:table-cell>
          <table:table-cell office:value-type="float" office:value="179.426">
            <text:p>179.426</text:p>
          </table:table-cell>
          <table:table-cell office:value-type="float" office:value="0.564244">
            <text:p>0.5642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7112">
            <text:p>22.7112</text:p>
          </table:table-cell>
          <table:table-cell office:value-type="float" office:value="0.559753">
            <text:p>0.559753</text:p>
          </table:table-cell>
          <table:table-cell office:value-type="float" office:value="179.44">
            <text:p>179.44</text:p>
          </table:table-cell>
          <table:table-cell office:value-type="float" office:value="0.561484">
            <text:p>0.5614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813">
            <text:p>22.813</text:p>
          </table:table-cell>
          <table:table-cell office:value-type="float" office:value="0.54393">
            <text:p>0.54393</text:p>
          </table:table-cell>
          <table:table-cell office:value-type="float" office:value="179.456">
            <text:p>179.456</text:p>
          </table:table-cell>
          <table:table-cell office:value-type="float" office:value="0.555626">
            <text:p>0.5556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2.9138">
            <text:p>22.9138</text:p>
          </table:table-cell>
          <table:table-cell office:value-type="float" office:value="0.526825">
            <text:p>0.526825</text:p>
          </table:table-cell>
          <table:table-cell office:value-type="float" office:value="179.473">
            <text:p>179.473</text:p>
          </table:table-cell>
          <table:table-cell office:value-type="float" office:value="0.549891">
            <text:p>0.5498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0208">
            <text:p>23.0208</text:p>
          </table:table-cell>
          <table:table-cell office:value-type="float" office:value="0.507294">
            <text:p>0.507294</text:p>
          </table:table-cell>
          <table:table-cell office:value-type="float" office:value="179.493">
            <text:p>179.493</text:p>
          </table:table-cell>
          <table:table-cell office:value-type="float" office:value="0.540558">
            <text:p>0.5405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1335">
            <text:p>23.1335</text:p>
          </table:table-cell>
          <table:table-cell office:value-type="float" office:value="0.485229">
            <text:p>0.485229</text:p>
          </table:table-cell>
          <table:table-cell office:value-type="float" office:value="179.515">
            <text:p>179.515</text:p>
          </table:table-cell>
          <table:table-cell office:value-type="float" office:value="0.532682">
            <text:p>0.5326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2454">
            <text:p>23.2454</text:p>
          </table:table-cell>
          <table:table-cell office:value-type="float" office:value="0.46196">
            <text:p>0.46196</text:p>
          </table:table-cell>
          <table:table-cell office:value-type="float" office:value="179.538">
            <text:p>179.538</text:p>
          </table:table-cell>
          <table:table-cell office:value-type="float" office:value="0.526415">
            <text:p>0.5264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3572">
            <text:p>23.3572</text:p>
          </table:table-cell>
          <table:table-cell office:value-type="float" office:value="0.437759">
            <text:p>0.437759</text:p>
          </table:table-cell>
          <table:table-cell office:value-type="float" office:value="179.562">
            <text:p>179.562</text:p>
          </table:table-cell>
          <table:table-cell office:value-type="float" office:value="0.519635">
            <text:p>0.5196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4646">
            <text:p>23.4646</text:p>
          </table:table-cell>
          <table:table-cell office:value-type="float" office:value="0.413971">
            <text:p>0.413971</text:p>
          </table:table-cell>
          <table:table-cell office:value-type="float" office:value="179.586">
            <text:p>179.586</text:p>
          </table:table-cell>
          <table:table-cell office:value-type="float" office:value="0.520962">
            <text:p>0.5209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5713">
            <text:p>23.5713</text:p>
          </table:table-cell>
          <table:table-cell office:value-type="float" office:value="0.390076">
            <text:p>0.390076</text:p>
          </table:table-cell>
          <table:table-cell office:value-type="float" office:value="179.61">
            <text:p>179.61</text:p>
          </table:table-cell>
          <table:table-cell office:value-type="float" office:value="0.515805">
            <text:p>0.5158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6721">
            <text:p>23.6721</text:p>
          </table:table-cell>
          <table:table-cell office:value-type="float" office:value="0.367569">
            <text:p>0.367569</text:p>
          </table:table-cell>
          <table:table-cell office:value-type="float" office:value="179.632">
            <text:p>179.632</text:p>
          </table:table-cell>
          <table:table-cell office:value-type="float" office:value="0.512664">
            <text:p>0.5126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7737">
            <text:p>23.7737</text:p>
          </table:table-cell>
          <table:table-cell office:value-type="float" office:value="0.34523">
            <text:p>0.34523</text:p>
          </table:table-cell>
          <table:table-cell office:value-type="float" office:value="179.655">
            <text:p>179.655</text:p>
          </table:table-cell>
          <table:table-cell office:value-type="float" office:value="0.509687">
            <text:p>0.5096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8757">
            <text:p>23.8757</text:p>
          </table:table-cell>
          <table:table-cell office:value-type="float" office:value="0.323288">
            <text:p>0.323288</text:p>
          </table:table-cell>
          <table:table-cell office:value-type="float" office:value="179.677">
            <text:p>179.677</text:p>
          </table:table-cell>
          <table:table-cell office:value-type="float" office:value="0.50729">
            <text:p>0.5072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3.9805">
            <text:p>23.9805</text:p>
          </table:table-cell>
          <table:table-cell office:value-type="float" office:value="0.301437">
            <text:p>0.301437</text:p>
          </table:table-cell>
          <table:table-cell office:value-type="float" office:value="179.699">
            <text:p>179.699</text:p>
          </table:table-cell>
          <table:table-cell office:value-type="float" office:value="0.506666">
            <text:p>0.5066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0923">
            <text:p>24.0923</text:p>
          </table:table-cell>
          <table:table-cell office:value-type="float" office:value="0.27948">
            <text:p>0.27948</text:p>
          </table:table-cell>
          <table:table-cell office:value-type="float" office:value="179.721">
            <text:p>179.721</text:p>
          </table:table-cell>
          <table:table-cell office:value-type="float" office:value="0.500313">
            <text:p>0.5003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2034">
            <text:p>24.2034</text:p>
          </table:table-cell>
          <table:table-cell office:value-type="float" office:value="0.258972">
            <text:p>0.258972</text:p>
          </table:table-cell>
          <table:table-cell office:value-type="float" office:value="179.741">
            <text:p>179.741</text:p>
          </table:table-cell>
          <table:table-cell office:value-type="float" office:value="0.500029">
            <text:p>0.50002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3062">
            <text:p>24.3062</text:p>
          </table:table-cell>
          <table:table-cell office:value-type="float" office:value="0.241348">
            <text:p>0.241348</text:p>
          </table:table-cell>
          <table:table-cell office:value-type="float" office:value="179.759">
            <text:p>179.759</text:p>
          </table:table-cell>
          <table:table-cell office:value-type="float" office:value="0.502889">
            <text:p>0.5028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416">
            <text:p>24.416</text:p>
          </table:table-cell>
          <table:table-cell office:value-type="float" office:value="0.224136">
            <text:p>0.224136</text:p>
          </table:table-cell>
          <table:table-cell office:value-type="float" office:value="179.776">
            <text:p>179.776</text:p>
          </table:table-cell>
          <table:table-cell office:value-type="float" office:value="0.500801">
            <text:p>0.5008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5205">
            <text:p>24.5205</text:p>
          </table:table-cell>
          <table:table-cell office:value-type="float" office:value="0.209335">
            <text:p>0.209335</text:p>
          </table:table-cell>
          <table:table-cell office:value-type="float" office:value="179.791">
            <text:p>179.791</text:p>
          </table:table-cell>
          <table:table-cell office:value-type="float" office:value="0.502776">
            <text:p>0.5027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6318">
            <text:p>24.6318</text:p>
          </table:table-cell>
          <table:table-cell office:value-type="float" office:value="0.195374">
            <text:p>0.195374</text:p>
          </table:table-cell>
          <table:table-cell office:value-type="float" office:value="179.805">
            <text:p>179.805</text:p>
          </table:table-cell>
          <table:table-cell office:value-type="float" office:value="0.503628">
            <text:p>0.5036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7432">
            <text:p>24.7432</text:p>
          </table:table-cell>
          <table:table-cell office:value-type="float" office:value="0.183334">
            <text:p>0.183334</text:p>
          </table:table-cell>
          <table:table-cell office:value-type="float" office:value="179.817">
            <text:p>179.817</text:p>
          </table:table-cell>
          <table:table-cell office:value-type="float" office:value="0.505651">
            <text:p>0.5056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854">
            <text:p>24.854</text:p>
          </table:table-cell>
          <table:table-cell office:value-type="float" office:value="0.173279">
            <text:p>0.173279</text:p>
          </table:table-cell>
          <table:table-cell office:value-type="float" office:value="179.827">
            <text:p>179.827</text:p>
          </table:table-cell>
          <table:table-cell office:value-type="float" office:value="0.508269">
            <text:p>0.5082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4.96">
            <text:p>24.96</text:p>
          </table:table-cell>
          <table:table-cell office:value-type="float" office:value="0.165237">
            <text:p>0.165237</text:p>
          </table:table-cell>
          <table:table-cell office:value-type="float" office:value="179.835">
            <text:p>179.835</text:p>
          </table:table-cell>
          <table:table-cell office:value-type="float" office:value="0.511988">
            <text:p>0.5119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0723">
            <text:p>25.0723</text:p>
          </table:table-cell>
          <table:table-cell office:value-type="float" office:value="0.15834">
            <text:p>0.15834</text:p>
          </table:table-cell>
          <table:table-cell office:value-type="float" office:value="179.842">
            <text:p>179.842</text:p>
          </table:table-cell>
          <table:table-cell office:value-type="float" office:value="0.512538">
            <text:p>0.5125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1831">
            <text:p>25.1831</text:p>
          </table:table-cell>
          <table:table-cell office:value-type="float" office:value="0.153275">
            <text:p>0.153275</text:p>
          </table:table-cell>
          <table:table-cell office:value-type="float" office:value="179.847">
            <text:p>179.847</text:p>
          </table:table-cell>
          <table:table-cell office:value-type="float" office:value="0.51511">
            <text:p>0.515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2849">
            <text:p>25.2849</text:p>
          </table:table-cell>
          <table:table-cell office:value-type="float" office:value="0.150131">
            <text:p>0.150131</text:p>
          </table:table-cell>
          <table:table-cell office:value-type="float" office:value="179.85">
            <text:p>179.85</text:p>
          </table:table-cell>
          <table:table-cell office:value-type="float" office:value="0.518942">
            <text:p>0.5189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3867">
            <text:p>25.3867</text:p>
          </table:table-cell>
          <table:table-cell office:value-type="float" office:value="0.148056">
            <text:p>0.148056</text:p>
          </table:table-cell>
          <table:table-cell office:value-type="float" office:value="179.852">
            <text:p>179.852</text:p>
          </table:table-cell>
          <table:table-cell office:value-type="float" office:value="0.520277">
            <text:p>0.5202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4929">
            <text:p>25.4929</text:p>
          </table:table-cell>
          <table:table-cell office:value-type="float" office:value="0.146973">
            <text:p>0.146973</text:p>
          </table:table-cell>
          <table:table-cell office:value-type="float" office:value="179.853">
            <text:p>179.853</text:p>
          </table:table-cell>
          <table:table-cell office:value-type="float" office:value="0.522496">
            <text:p>0.5224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6045">
            <text:p>25.6045</text:p>
          </table:table-cell>
          <table:table-cell office:value-type="float" office:value="0.147018">
            <text:p>0.147018</text:p>
          </table:table-cell>
          <table:table-cell office:value-type="float" office:value="179.853">
            <text:p>179.853</text:p>
          </table:table-cell>
          <table:table-cell office:value-type="float" office:value="0.524901">
            <text:p>0.5249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7053">
            <text:p>25.7053</text:p>
          </table:table-cell>
          <table:table-cell office:value-type="float" office:value="0.147446">
            <text:p>0.147446</text:p>
          </table:table-cell>
          <table:table-cell office:value-type="float" office:value="179.853">
            <text:p>179.853</text:p>
          </table:table-cell>
          <table:table-cell office:value-type="float" office:value="0.525677">
            <text:p>0.5256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8069">
            <text:p>25.8069</text:p>
          </table:table-cell>
          <table:table-cell office:value-type="float" office:value="0.148636">
            <text:p>0.148636</text:p>
          </table:table-cell>
          <table:table-cell office:value-type="float" office:value="179.851">
            <text:p>179.851</text:p>
          </table:table-cell>
          <table:table-cell office:value-type="float" office:value="0.527242">
            <text:p>0.5272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5.9075">
            <text:p>25.9075</text:p>
          </table:table-cell>
          <table:table-cell office:value-type="float" office:value="0.150391">
            <text:p>0.150391</text:p>
          </table:table-cell>
          <table:table-cell office:value-type="float" office:value="179.85">
            <text:p>179.85</text:p>
          </table:table-cell>
          <table:table-cell office:value-type="float" office:value="0.528892">
            <text:p>0.5288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0142">
            <text:p>26.0142</text:p>
          </table:table-cell>
          <table:table-cell office:value-type="float" office:value="0.152634">
            <text:p>0.152634</text:p>
          </table:table-cell>
          <table:table-cell office:value-type="float" office:value="179.847">
            <text:p>179.847</text:p>
          </table:table-cell>
          <table:table-cell office:value-type="float" office:value="0.530267">
            <text:p>0.5302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1252">
            <text:p>26.1252</text:p>
          </table:table-cell>
          <table:table-cell office:value-type="float" office:value="0.155136">
            <text:p>0.155136</text:p>
          </table:table-cell>
          <table:table-cell office:value-type="float" office:value="179.845">
            <text:p>179.845</text:p>
          </table:table-cell>
          <table:table-cell office:value-type="float" office:value="0.531139">
            <text:p>0.5311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2747">
            <text:p>26.2747</text:p>
          </table:table-cell>
          <table:table-cell office:value-type="float" office:value="0.158783">
            <text:p>0.158783</text:p>
          </table:table-cell>
          <table:table-cell office:value-type="float" office:value="179.841">
            <text:p>179.841</text:p>
          </table:table-cell>
          <table:table-cell office:value-type="float" office:value="0.531121">
            <text:p>0.5311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3899">
            <text:p>26.3899</text:p>
          </table:table-cell>
          <table:table-cell office:value-type="float" office:value="0.161362">
            <text:p>0.161362</text:p>
          </table:table-cell>
          <table:table-cell office:value-type="float" office:value="179.839">
            <text:p>179.839</text:p>
          </table:table-cell>
          <table:table-cell office:value-type="float" office:value="0.532066">
            <text:p>0.5320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4954">
            <text:p>26.4954</text:p>
          </table:table-cell>
          <table:table-cell office:value-type="float" office:value="0.163513">
            <text:p>0.163513</text:p>
          </table:table-cell>
          <table:table-cell office:value-type="float" office:value="179.836">
            <text:p>179.836</text:p>
          </table:table-cell>
          <table:table-cell office:value-type="float" office:value="0.531121">
            <text:p>0.5311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606">
            <text:p>26.606</text:p>
          </table:table-cell>
          <table:table-cell office:value-type="float" office:value="0.165573">
            <text:p>0.165573</text:p>
          </table:table-cell>
          <table:table-cell office:value-type="float" office:value="179.834">
            <text:p>179.834</text:p>
          </table:table-cell>
          <table:table-cell office:value-type="float" office:value="0.531604">
            <text:p>0.5316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718">
            <text:p>26.718</text:p>
          </table:table-cell>
          <table:table-cell office:value-type="float" office:value="0.167084">
            <text:p>0.167084</text:p>
          </table:table-cell>
          <table:table-cell office:value-type="float" office:value="179.833">
            <text:p>179.833</text:p>
          </table:table-cell>
          <table:table-cell office:value-type="float" office:value="0.530459">
            <text:p>0.5304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8184">
            <text:p>26.8184</text:p>
          </table:table-cell>
          <table:table-cell office:value-type="float" office:value="0.16806">
            <text:p>0.16806</text:p>
          </table:table-cell>
          <table:table-cell office:value-type="float" office:value="179.832">
            <text:p>179.832</text:p>
          </table:table-cell>
          <table:table-cell office:value-type="float" office:value="0.529546">
            <text:p>0.5295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6.9258">
            <text:p>26.9258</text:p>
          </table:table-cell>
          <table:table-cell office:value-type="float" office:value="0.168793">
            <text:p>0.168793</text:p>
          </table:table-cell>
          <table:table-cell office:value-type="float" office:value="179.831">
            <text:p>179.831</text:p>
          </table:table-cell>
          <table:table-cell office:value-type="float" office:value="0.529405">
            <text:p>0.5294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0305">
            <text:p>27.0305</text:p>
          </table:table-cell>
          <table:table-cell office:value-type="float" office:value="0.169098">
            <text:p>0.169098</text:p>
          </table:table-cell>
          <table:table-cell office:value-type="float" office:value="179.831">
            <text:p>179.831</text:p>
          </table:table-cell>
          <table:table-cell office:value-type="float" office:value="0.528193">
            <text:p>0.5281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1348">
            <text:p>27.1348</text:p>
          </table:table-cell>
          <table:table-cell office:value-type="float" office:value="0.168854">
            <text:p>0.168854</text:p>
          </table:table-cell>
          <table:table-cell office:value-type="float" office:value="179.831">
            <text:p>179.831</text:p>
          </table:table-cell>
          <table:table-cell office:value-type="float" office:value="0.526559">
            <text:p>0.5265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2847">
            <text:p>27.2847</text:p>
          </table:table-cell>
          <table:table-cell office:value-type="float" office:value="0.167984">
            <text:p>0.167984</text:p>
          </table:table-cell>
          <table:table-cell office:value-type="float" office:value="179.832">
            <text:p>179.832</text:p>
          </table:table-cell>
          <table:table-cell office:value-type="float" office:value="0.526163">
            <text:p>0.5261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3855">
            <text:p>27.3855</text:p>
          </table:table-cell>
          <table:table-cell office:value-type="float" office:value="0.166962">
            <text:p>0.166962</text:p>
          </table:table-cell>
          <table:table-cell office:value-type="float" office:value="179.833">
            <text:p>179.833</text:p>
          </table:table-cell>
          <table:table-cell office:value-type="float" office:value="0.524961">
            <text:p>0.5249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4866">
            <text:p>27.4866</text:p>
          </table:table-cell>
          <table:table-cell office:value-type="float" office:value="0.165588">
            <text:p>0.165588</text:p>
          </table:table-cell>
          <table:table-cell office:value-type="float" office:value="179.834">
            <text:p>179.834</text:p>
          </table:table-cell>
          <table:table-cell office:value-type="float" office:value="0.524344">
            <text:p>0.5243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6006">
            <text:p>27.6006</text:p>
          </table:table-cell>
          <table:table-cell office:value-type="float" office:value="0.163635">
            <text:p>0.163635</text:p>
          </table:table-cell>
          <table:table-cell office:value-type="float" office:value="179.836">
            <text:p>179.836</text:p>
          </table:table-cell>
          <table:table-cell office:value-type="float" office:value="0.52286">
            <text:p>0.522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7009">
            <text:p>27.7009</text:p>
          </table:table-cell>
          <table:table-cell office:value-type="float" office:value="0.161789">
            <text:p>0.161789</text:p>
          </table:table-cell>
          <table:table-cell office:value-type="float" office:value="179.838">
            <text:p>179.838</text:p>
          </table:table-cell>
          <table:table-cell office:value-type="float" office:value="0.52281">
            <text:p>0.522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8511">
            <text:p>27.8511</text:p>
          </table:table-cell>
          <table:table-cell office:value-type="float" office:value="0.1586">
            <text:p>0.1586</text:p>
          </table:table-cell>
          <table:table-cell office:value-type="float" office:value="179.841">
            <text:p>179.841</text:p>
          </table:table-cell>
          <table:table-cell office:value-type="float" office:value="0.521699">
            <text:p>0.5216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7.9524">
            <text:p>27.9524</text:p>
          </table:table-cell>
          <table:table-cell office:value-type="float" office:value="0.156372">
            <text:p>0.156372</text:p>
          </table:table-cell>
          <table:table-cell office:value-type="float" office:value="179.844">
            <text:p>179.844</text:p>
          </table:table-cell>
          <table:table-cell office:value-type="float" office:value="0.521137">
            <text:p>0.5211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0588">
            <text:p>28.0588</text:p>
          </table:table-cell>
          <table:table-cell office:value-type="float" office:value="0.153931">
            <text:p>0.153931</text:p>
          </table:table-cell>
          <table:table-cell office:value-type="float" office:value="179.846">
            <text:p>179.846</text:p>
          </table:table-cell>
          <table:table-cell office:value-type="float" office:value="0.52074">
            <text:p>0.520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1597">
            <text:p>28.1597</text:p>
          </table:table-cell>
          <table:table-cell office:value-type="float" office:value="0.151505">
            <text:p>0.151505</text:p>
          </table:table-cell>
          <table:table-cell office:value-type="float" office:value="179.848">
            <text:p>179.848</text:p>
          </table:table-cell>
          <table:table-cell office:value-type="float" office:value="0.520268">
            <text:p>0.5202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2661">
            <text:p>28.2661</text:p>
          </table:table-cell>
          <table:table-cell office:value-type="float" office:value="0.148972">
            <text:p>0.148972</text:p>
          </table:table-cell>
          <table:table-cell office:value-type="float" office:value="179.851">
            <text:p>179.851</text:p>
          </table:table-cell>
          <table:table-cell office:value-type="float" office:value="0.519397">
            <text:p>0.5193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3735">
            <text:p>28.3735</text:p>
          </table:table-cell>
          <table:table-cell office:value-type="float" office:value="0.14653">
            <text:p>0.14653</text:p>
          </table:table-cell>
          <table:table-cell office:value-type="float" office:value="179.853">
            <text:p>179.853</text:p>
          </table:table-cell>
          <table:table-cell office:value-type="float" office:value="0.518554">
            <text:p>0.5185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4797">
            <text:p>28.4797</text:p>
          </table:table-cell>
          <table:table-cell office:value-type="float" office:value="0.144211">
            <text:p>0.144211</text:p>
          </table:table-cell>
          <table:table-cell office:value-type="float" office:value="179.856">
            <text:p>179.856</text:p>
          </table:table-cell>
          <table:table-cell office:value-type="float" office:value="0.519127">
            <text:p>0.5191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592">
            <text:p>28.592</text:p>
          </table:table-cell>
          <table:table-cell office:value-type="float" office:value="0.142075">
            <text:p>0.142075</text:p>
          </table:table-cell>
          <table:table-cell office:value-type="float" office:value="179.858">
            <text:p>179.858</text:p>
          </table:table-cell>
          <table:table-cell office:value-type="float" office:value="0.518794">
            <text:p>0.5187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696">
            <text:p>28.696</text:p>
          </table:table-cell>
          <table:table-cell office:value-type="float" office:value="0.140091">
            <text:p>0.140091</text:p>
          </table:table-cell>
          <table:table-cell office:value-type="float" office:value="179.86">
            <text:p>179.86</text:p>
          </table:table-cell>
          <table:table-cell office:value-type="float" office:value="0.518971">
            <text:p>0.5189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7966">
            <text:p>28.7966</text:p>
          </table:table-cell>
          <table:table-cell office:value-type="float" office:value="0.138687">
            <text:p>0.138687</text:p>
          </table:table-cell>
          <table:table-cell office:value-type="float" office:value="179.861">
            <text:p>179.861</text:p>
          </table:table-cell>
          <table:table-cell office:value-type="float" office:value="0.520294">
            <text:p>0.5202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8.906">
            <text:p>28.906</text:p>
          </table:table-cell>
          <table:table-cell office:value-type="float" office:value="0.137222">
            <text:p>0.137222</text:p>
          </table:table-cell>
          <table:table-cell office:value-type="float" office:value="179.863">
            <text:p>179.863</text:p>
          </table:table-cell>
          <table:table-cell office:value-type="float" office:value="0.519314">
            <text:p>0.51931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0139">
            <text:p>29.0139</text:p>
          </table:table-cell>
          <table:table-cell office:value-type="float" office:value="0.136246">
            <text:p>0.136246</text:p>
          </table:table-cell>
          <table:table-cell office:value-type="float" office:value="179.864">
            <text:p>179.864</text:p>
          </table:table-cell>
          <table:table-cell office:value-type="float" office:value="0.52063">
            <text:p>0.520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1243">
            <text:p>29.1243</text:p>
          </table:table-cell>
          <table:table-cell office:value-type="float" office:value="0.135513">
            <text:p>0.135513</text:p>
          </table:table-cell>
          <table:table-cell office:value-type="float" office:value="179.864">
            <text:p>179.864</text:p>
          </table:table-cell>
          <table:table-cell office:value-type="float" office:value="0.520805">
            <text:p>0.5208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table:style-name="ce1" office:value-type="float" office:value="29.2344">
            <text:p>29.2344</text:p>
          </table:table-cell>
          <table:table-cell table:style-name="ce1" office:value-type="float" office:value="0.135345">
            <text:p>0.135345</text:p>
          </table:table-cell>
          <table:table-cell table:style-name="ce1" office:value-type="float" office:value="179.865">
            <text:p>179.865</text:p>
          </table:table-cell>
          <table:table-cell table:style-name="ce1" office:value-type="float" office:value="0.521826">
            <text:p>0.521826</text:p>
          </table:table-cell>
          <table:table-cell table:style-name="ce1"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345">
            <text:p>29.345</text:p>
          </table:table-cell>
          <table:table-cell office:value-type="float" office:value="0.13559">
            <text:p>0.13559</text:p>
          </table:table-cell>
          <table:table-cell office:value-type="float" office:value="179.864">
            <text:p>179.864</text:p>
          </table:table-cell>
          <table:table-cell office:value-type="float" office:value="0.523122">
            <text:p>0.5231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457">
            <text:p>29.457</text:p>
          </table:table-cell>
          <table:table-cell office:value-type="float" office:value="0.135956">
            <text:p>0.135956</text:p>
          </table:table-cell>
          <table:table-cell office:value-type="float" office:value="179.864">
            <text:p>179.864</text:p>
          </table:table-cell>
          <table:table-cell office:value-type="float" office:value="0.52321">
            <text:p>0.523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561">
            <text:p>29.561</text:p>
          </table:table-cell>
          <table:table-cell office:value-type="float" office:value="0.136749">
            <text:p>0.136749</text:p>
          </table:table-cell>
          <table:table-cell office:value-type="float" office:value="179.863">
            <text:p>179.863</text:p>
          </table:table-cell>
          <table:table-cell office:value-type="float" office:value="0.524606">
            <text:p>0.5246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6716">
            <text:p>29.6716</text:p>
          </table:table-cell>
          <table:table-cell office:value-type="float" office:value="0.137924">
            <text:p>0.137924</text:p>
          </table:table-cell>
          <table:table-cell office:value-type="float" office:value="179.862">
            <text:p>179.862</text:p>
          </table:table-cell>
          <table:table-cell office:value-type="float" office:value="0.525861">
            <text:p>0.5258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7827">
            <text:p>29.7827</text:p>
          </table:table-cell>
          <table:table-cell office:value-type="float" office:value="0.139511">
            <text:p>0.139511</text:p>
          </table:table-cell>
          <table:table-cell office:value-type="float" office:value="179.86">
            <text:p>179.86</text:p>
          </table:table-cell>
          <table:table-cell office:value-type="float" office:value="0.527079">
            <text:p>0.5270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29.8943">
            <text:p>29.8943</text:p>
          </table:table-cell>
          <table:table-cell office:value-type="float" office:value="0.141541">
            <text:p>0.141541</text:p>
          </table:table-cell>
          <table:table-cell office:value-type="float" office:value="179.858">
            <text:p>179.858</text:p>
          </table:table-cell>
          <table:table-cell office:value-type="float" office:value="0.527573">
            <text:p>0.5275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0002">
            <text:p>30.0002</text:p>
          </table:table-cell>
          <table:table-cell office:value-type="float" office:value="0.143967">
            <text:p>0.143967</text:p>
          </table:table-cell>
          <table:table-cell office:value-type="float" office:value="179.856">
            <text:p>179.856</text:p>
          </table:table-cell>
          <table:table-cell office:value-type="float" office:value="0.529383">
            <text:p>0.5293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1006">
            <text:p>30.1006</text:p>
          </table:table-cell>
          <table:table-cell office:value-type="float" office:value="0.146515">
            <text:p>0.146515</text:p>
          </table:table-cell>
          <table:table-cell office:value-type="float" office:value="179.853">
            <text:p>179.853</text:p>
          </table:table-cell>
          <table:table-cell office:value-type="float" office:value="0.529999">
            <text:p>0.5299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2021">
            <text:p>30.2021</text:p>
          </table:table-cell>
          <table:table-cell office:value-type="float" office:value="0.149139">
            <text:p>0.149139</text:p>
          </table:table-cell>
          <table:table-cell office:value-type="float" office:value="179.851">
            <text:p>179.851</text:p>
          </table:table-cell>
          <table:table-cell office:value-type="float" office:value="0.529797">
            <text:p>0.5297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3032">
            <text:p>30.3032</text:p>
          </table:table-cell>
          <table:table-cell office:value-type="float" office:value="0.152176">
            <text:p>0.152176</text:p>
          </table:table-cell>
          <table:table-cell office:value-type="float" office:value="179.848">
            <text:p>179.848</text:p>
          </table:table-cell>
          <table:table-cell office:value-type="float" office:value="0.531585">
            <text:p>0.5315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4155">
            <text:p>30.4155</text:p>
          </table:table-cell>
          <table:table-cell office:value-type="float" office:value="0.15564">
            <text:p>0.15564</text:p>
          </table:table-cell>
          <table:table-cell office:value-type="float" office:value="179.844">
            <text:p>179.844</text:p>
          </table:table-cell>
          <table:table-cell office:value-type="float" office:value="0.533344">
            <text:p>0.5333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5232">
            <text:p>30.5232</text:p>
          </table:table-cell>
          <table:table-cell office:value-type="float" office:value="0.159241">
            <text:p>0.159241</text:p>
          </table:table-cell>
          <table:table-cell office:value-type="float" office:value="179.841">
            <text:p>179.841</text:p>
          </table:table-cell>
          <table:table-cell office:value-type="float" office:value="0.5342">
            <text:p>0.53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6313">
            <text:p>30.6313</text:p>
          </table:table-cell>
          <table:table-cell office:value-type="float" office:value="0.162872">
            <text:p>0.162872</text:p>
          </table:table-cell>
          <table:table-cell office:value-type="float" office:value="179.837">
            <text:p>179.837</text:p>
          </table:table-cell>
          <table:table-cell office:value-type="float" office:value="0.53487">
            <text:p>0.534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7427">
            <text:p>30.7427</text:p>
          </table:table-cell>
          <table:table-cell office:value-type="float" office:value="0.166595">
            <text:p>0.166595</text:p>
          </table:table-cell>
          <table:table-cell office:value-type="float" office:value="179.833">
            <text:p>179.833</text:p>
          </table:table-cell>
          <table:table-cell office:value-type="float" office:value="0.53556">
            <text:p>0.5355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854">
            <text:p>30.854</text:p>
          </table:table-cell>
          <table:table-cell office:value-type="float" office:value="0.170517">
            <text:p>0.170517</text:p>
          </table:table-cell>
          <table:table-cell office:value-type="float" office:value="179.829">
            <text:p>179.829</text:p>
          </table:table-cell>
          <table:table-cell office:value-type="float" office:value="0.536485">
            <text:p>0.5364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0.9673">
            <text:p>30.9673</text:p>
          </table:table-cell>
          <table:table-cell office:value-type="float" office:value="0.17453">
            <text:p>0.17453</text:p>
          </table:table-cell>
          <table:table-cell office:value-type="float" office:value="179.825">
            <text:p>179.825</text:p>
          </table:table-cell>
          <table:table-cell office:value-type="float" office:value="0.537506">
            <text:p>0.5375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0791">
            <text:p>31.0791</text:p>
          </table:table-cell>
          <table:table-cell office:value-type="float" office:value="0.178528">
            <text:p>0.178528</text:p>
          </table:table-cell>
          <table:table-cell office:value-type="float" office:value="179.821">
            <text:p>179.821</text:p>
          </table:table-cell>
          <table:table-cell office:value-type="float" office:value="0.537883">
            <text:p>0.5378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1914">
            <text:p>31.1914</text:p>
          </table:table-cell>
          <table:table-cell office:value-type="float" office:value="0.182663">
            <text:p>0.182663</text:p>
          </table:table-cell>
          <table:table-cell office:value-type="float" office:value="179.817">
            <text:p>179.817</text:p>
          </table:table-cell>
          <table:table-cell office:value-type="float" office:value="0.539054">
            <text:p>0.5390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2979">
            <text:p>31.2979</text:p>
          </table:table-cell>
          <table:table-cell office:value-type="float" office:value="0.186508">
            <text:p>0.186508</text:p>
          </table:table-cell>
          <table:table-cell office:value-type="float" office:value="179.813">
            <text:p>179.813</text:p>
          </table:table-cell>
          <table:table-cell office:value-type="float" office:value="0.538618">
            <text:p>0.5386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3994">
            <text:p>31.3994</text:p>
          </table:table-cell>
          <table:table-cell office:value-type="float" office:value="0.190048">
            <text:p>0.190048</text:p>
          </table:table-cell>
          <table:table-cell office:value-type="float" office:value="179.81">
            <text:p>179.81</text:p>
          </table:table-cell>
          <table:table-cell office:value-type="float" office:value="0.538934">
            <text:p>0.5389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0.193665">
            <text:p>0.193665</text:p>
          </table:table-cell>
          <table:table-cell office:value-type="float" office:value="179.806">
            <text:p>179.806</text:p>
          </table:table-cell>
          <table:table-cell office:value-type="float" office:value="0.539661">
            <text:p>0.5396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606">
            <text:p>31.606</text:p>
          </table:table-cell>
          <table:table-cell office:value-type="float" office:value="0.197617">
            <text:p>0.197617</text:p>
          </table:table-cell>
          <table:table-cell office:value-type="float" office:value="179.802">
            <text:p>179.802</text:p>
          </table:table-cell>
          <table:table-cell office:value-type="float" office:value="0.540504">
            <text:p>0.5405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7178">
            <text:p>31.7178</text:p>
          </table:table-cell>
          <table:table-cell office:value-type="float" office:value="0.201401">
            <text:p>0.201401</text:p>
          </table:table-cell>
          <table:table-cell office:value-type="float" office:value="179.799">
            <text:p>179.799</text:p>
          </table:table-cell>
          <table:table-cell office:value-type="float" office:value="0.541725">
            <text:p>0.54172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8311">
            <text:p>31.8311</text:p>
          </table:table-cell>
          <table:table-cell office:value-type="float" office:value="0.204987">
            <text:p>0.204987</text:p>
          </table:table-cell>
          <table:table-cell office:value-type="float" office:value="179.795">
            <text:p>179.795</text:p>
          </table:table-cell>
          <table:table-cell office:value-type="float" office:value="0.541521">
            <text:p>0.5415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1.9414">
            <text:p>31.9414</text:p>
          </table:table-cell>
          <table:table-cell office:value-type="float" office:value="0.208527">
            <text:p>0.208527</text:p>
          </table:table-cell>
          <table:table-cell office:value-type="float" office:value="179.791">
            <text:p>179.791</text:p>
          </table:table-cell>
          <table:table-cell office:value-type="float" office:value="0.54192">
            <text:p>0.541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0493">
            <text:p>32.0493</text:p>
          </table:table-cell>
          <table:table-cell office:value-type="float" office:value="0.211716">
            <text:p>0.211716</text:p>
          </table:table-cell>
          <table:table-cell office:value-type="float" office:value="179.788">
            <text:p>179.788</text:p>
          </table:table-cell>
          <table:table-cell office:value-type="float" office:value="0.541961">
            <text:p>0.5419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1604">
            <text:p>32.1604</text:p>
          </table:table-cell>
          <table:table-cell office:value-type="float" office:value="0.214951">
            <text:p>0.214951</text:p>
          </table:table-cell>
          <table:table-cell office:value-type="float" office:value="179.785">
            <text:p>179.785</text:p>
          </table:table-cell>
          <table:table-cell office:value-type="float" office:value="0.542506">
            <text:p>0.5425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2676">
            <text:p>32.2676</text:p>
          </table:table-cell>
          <table:table-cell office:value-type="float" office:value="0.218018">
            <text:p>0.218018</text:p>
          </table:table-cell>
          <table:table-cell office:value-type="float" office:value="179.782">
            <text:p>179.782</text:p>
          </table:table-cell>
          <table:table-cell office:value-type="float" office:value="0.541945">
            <text:p>0.5419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3701">
            <text:p>32.3701</text:p>
          </table:table-cell>
          <table:table-cell office:value-type="float" office:value="0.220718">
            <text:p>0.220718</text:p>
          </table:table-cell>
          <table:table-cell office:value-type="float" office:value="179.779">
            <text:p>179.779</text:p>
          </table:table-cell>
          <table:table-cell office:value-type="float" office:value="0.542119">
            <text:p>0.5421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4707">
            <text:p>32.4707</text:p>
          </table:table-cell>
          <table:table-cell office:value-type="float" office:value="0.223343">
            <text:p>0.223343</text:p>
          </table:table-cell>
          <table:table-cell office:value-type="float" office:value="179.777">
            <text:p>179.777</text:p>
          </table:table-cell>
          <table:table-cell office:value-type="float" office:value="0.542548">
            <text:p>0.5425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5771">
            <text:p>32.5771</text:p>
          </table:table-cell>
          <table:table-cell office:value-type="float" office:value="0.225891">
            <text:p>0.225891</text:p>
          </table:table-cell>
          <table:table-cell office:value-type="float" office:value="179.774">
            <text:p>179.774</text:p>
          </table:table-cell>
          <table:table-cell office:value-type="float" office:value="0.542143">
            <text:p>0.54214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7278">
            <text:p>32.7278</text:p>
          </table:table-cell>
          <table:table-cell office:value-type="float" office:value="0.229691">
            <text:p>0.229691</text:p>
          </table:table-cell>
          <table:table-cell office:value-type="float" office:value="179.77">
            <text:p>179.77</text:p>
          </table:table-cell>
          <table:table-cell office:value-type="float" office:value="0.543083">
            <text:p>0.5430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8289">
            <text:p>32.8289</text:p>
          </table:table-cell>
          <table:table-cell office:value-type="float" office:value="0.232056">
            <text:p>0.232056</text:p>
          </table:table-cell>
          <table:table-cell office:value-type="float" office:value="179.768">
            <text:p>179.768</text:p>
          </table:table-cell>
          <table:table-cell office:value-type="float" office:value="0.543531">
            <text:p>0.5435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2.9297">
            <text:p>32.9297</text:p>
          </table:table-cell>
          <table:table-cell office:value-type="float" office:value="0.234512">
            <text:p>0.234512</text:p>
          </table:table-cell>
          <table:table-cell office:value-type="float" office:value="179.765">
            <text:p>179.765</text:p>
          </table:table-cell>
          <table:table-cell office:value-type="float" office:value="0.544005">
            <text:p>0.5440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0361">
            <text:p>33.0361</text:p>
          </table:table-cell>
          <table:table-cell office:value-type="float" office:value="0.23674">
            <text:p>0.23674</text:p>
          </table:table-cell>
          <table:table-cell office:value-type="float" office:value="179.763">
            <text:p>179.763</text:p>
          </table:table-cell>
          <table:table-cell office:value-type="float" office:value="0.543848">
            <text:p>0.5438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1465">
            <text:p>33.1465</text:p>
          </table:table-cell>
          <table:table-cell office:value-type="float" office:value="0.239304">
            <text:p>0.239304</text:p>
          </table:table-cell>
          <table:table-cell office:value-type="float" office:value="179.761">
            <text:p>179.761</text:p>
          </table:table-cell>
          <table:table-cell office:value-type="float" office:value="0.544506">
            <text:p>0.5445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2476">
            <text:p>33.2476</text:p>
          </table:table-cell>
          <table:table-cell office:value-type="float" office:value="0.241745">
            <text:p>0.241745</text:p>
          </table:table-cell>
          <table:table-cell office:value-type="float" office:value="179.758">
            <text:p>179.758</text:p>
          </table:table-cell>
          <table:table-cell office:value-type="float" office:value="0.544811">
            <text:p>0.5448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3975">
            <text:p>33.3975</text:p>
          </table:table-cell>
          <table:table-cell office:value-type="float" office:value="0.24527">
            <text:p>0.24527</text:p>
          </table:table-cell>
          <table:table-cell office:value-type="float" office:value="179.755">
            <text:p>179.755</text:p>
          </table:table-cell>
          <table:table-cell office:value-type="float" office:value="0.54578">
            <text:p>0.545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5071">
            <text:p>33.5071</text:p>
          </table:table-cell>
          <table:table-cell office:value-type="float" office:value="0.248047">
            <text:p>0.248047</text:p>
          </table:table-cell>
          <table:table-cell office:value-type="float" office:value="179.752">
            <text:p>179.752</text:p>
          </table:table-cell>
          <table:table-cell office:value-type="float" office:value="0.546112">
            <text:p>0.5461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6187">
            <text:p>33.6187</text:p>
          </table:table-cell>
          <table:table-cell office:value-type="float" office:value="0.250885">
            <text:p>0.250885</text:p>
          </table:table-cell>
          <table:table-cell office:value-type="float" office:value="179.749">
            <text:p>179.749</text:p>
          </table:table-cell>
          <table:table-cell office:value-type="float" office:value="0.547474">
            <text:p>0.5474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7317">
            <text:p>33.7317</text:p>
          </table:table-cell>
          <table:table-cell office:value-type="float" office:value="0.253845">
            <text:p>0.253845</text:p>
          </table:table-cell>
          <table:table-cell office:value-type="float" office:value="179.746">
            <text:p>179.746</text:p>
          </table:table-cell>
          <table:table-cell office:value-type="float" office:value="0.548617">
            <text:p>0.5486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8413">
            <text:p>33.8413</text:p>
          </table:table-cell>
          <table:table-cell office:value-type="float" office:value="0.257019">
            <text:p>0.257019</text:p>
          </table:table-cell>
          <table:table-cell office:value-type="float" office:value="179.743">
            <text:p>179.743</text:p>
          </table:table-cell>
          <table:table-cell office:value-type="float" office:value="0.549143">
            <text:p>0.54914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3.9548">
            <text:p>33.9548</text:p>
          </table:table-cell>
          <table:table-cell office:value-type="float" office:value="0.260254">
            <text:p>0.260254</text:p>
          </table:table-cell>
          <table:table-cell office:value-type="float" office:value="179.74">
            <text:p>179.74</text:p>
          </table:table-cell>
          <table:table-cell office:value-type="float" office:value="0.550138">
            <text:p>0.5501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0596">
            <text:p>34.0596</text:p>
          </table:table-cell>
          <table:table-cell office:value-type="float" office:value="0.263474">
            <text:p>0.263474</text:p>
          </table:table-cell>
          <table:table-cell office:value-type="float" office:value="179.737">
            <text:p>179.737</text:p>
          </table:table-cell>
          <table:table-cell office:value-type="float" office:value="0.550623">
            <text:p>0.5506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1602">
            <text:p>34.1602</text:p>
          </table:table-cell>
          <table:table-cell office:value-type="float" office:value="0.266663">
            <text:p>0.266663</text:p>
          </table:table-cell>
          <table:table-cell office:value-type="float" office:value="179.733">
            <text:p>179.733</text:p>
          </table:table-cell>
          <table:table-cell office:value-type="float" office:value="0.550477">
            <text:p>0.5504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2671">
            <text:p>34.2671</text:p>
          </table:table-cell>
          <table:table-cell office:value-type="float" office:value="0.269958">
            <text:p>0.269958</text:p>
          </table:table-cell>
          <table:table-cell office:value-type="float" office:value="179.73">
            <text:p>179.73</text:p>
          </table:table-cell>
          <table:table-cell office:value-type="float" office:value="0.551766">
            <text:p>0.5517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3743">
            <text:p>34.3743</text:p>
          </table:table-cell>
          <table:table-cell office:value-type="float" office:value="0.27359">
            <text:p>0.27359</text:p>
          </table:table-cell>
          <table:table-cell office:value-type="float" office:value="179.726">
            <text:p>179.726</text:p>
          </table:table-cell>
          <table:table-cell office:value-type="float" office:value="0.552398">
            <text:p>0.5523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4751">
            <text:p>34.4751</text:p>
          </table:table-cell>
          <table:table-cell office:value-type="float" office:value="0.277145">
            <text:p>0.277145</text:p>
          </table:table-cell>
          <table:table-cell office:value-type="float" office:value="179.723">
            <text:p>179.723</text:p>
          </table:table-cell>
          <table:table-cell office:value-type="float" office:value="0.553499">
            <text:p>0.5534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5886">
            <text:p>34.5886</text:p>
          </table:table-cell>
          <table:table-cell office:value-type="float" office:value="0.281189">
            <text:p>0.281189</text:p>
          </table:table-cell>
          <table:table-cell office:value-type="float" office:value="179.719">
            <text:p>179.719</text:p>
          </table:table-cell>
          <table:table-cell office:value-type="float" office:value="0.555116">
            <text:p>0.5551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6982">
            <text:p>34.6982</text:p>
          </table:table-cell>
          <table:table-cell office:value-type="float" office:value="0.285339">
            <text:p>0.285339</text:p>
          </table:table-cell>
          <table:table-cell office:value-type="float" office:value="179.715">
            <text:p>179.715</text:p>
          </table:table-cell>
          <table:table-cell office:value-type="float" office:value="0.555888">
            <text:p>0.5558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8042">
            <text:p>34.8042</text:p>
          </table:table-cell>
          <table:table-cell office:value-type="float" office:value="0.289368">
            <text:p>0.289368</text:p>
          </table:table-cell>
          <table:table-cell office:value-type="float" office:value="179.711">
            <text:p>179.711</text:p>
          </table:table-cell>
          <table:table-cell office:value-type="float" office:value="0.556038">
            <text:p>0.5560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4.915">
            <text:p>34.915</text:p>
          </table:table-cell>
          <table:table-cell office:value-type="float" office:value="0.293518">
            <text:p>0.293518</text:p>
          </table:table-cell>
          <table:table-cell office:value-type="float" office:value="179.706">
            <text:p>179.706</text:p>
          </table:table-cell>
          <table:table-cell office:value-type="float" office:value="0.557295">
            <text:p>0.5572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0229">
            <text:p>35.0229</text:p>
          </table:table-cell>
          <table:table-cell office:value-type="float" office:value="0.298035">
            <text:p>0.298035</text:p>
          </table:table-cell>
          <table:table-cell office:value-type="float" office:value="179.702">
            <text:p>179.702</text:p>
          </table:table-cell>
          <table:table-cell office:value-type="float" office:value="0.559431">
            <text:p>0.5594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134">
            <text:p>35.134</text:p>
          </table:table-cell>
          <table:table-cell office:value-type="float" office:value="0.302551">
            <text:p>0.302551</text:p>
          </table:table-cell>
          <table:table-cell office:value-type="float" office:value="179.697">
            <text:p>179.697</text:p>
          </table:table-cell>
          <table:table-cell office:value-type="float" office:value="0.55979">
            <text:p>0.559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2439">
            <text:p>35.2439</text:p>
          </table:table-cell>
          <table:table-cell office:value-type="float" office:value="0.307129">
            <text:p>0.307129</text:p>
          </table:table-cell>
          <table:table-cell office:value-type="float" office:value="179.693">
            <text:p>179.693</text:p>
          </table:table-cell>
          <table:table-cell office:value-type="float" office:value="0.560505">
            <text:p>0.5605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3555">
            <text:p>35.3555</text:p>
          </table:table-cell>
          <table:table-cell office:value-type="float" office:value="0.311844">
            <text:p>0.311844</text:p>
          </table:table-cell>
          <table:table-cell office:value-type="float" office:value="179.688">
            <text:p>179.688</text:p>
          </table:table-cell>
          <table:table-cell office:value-type="float" office:value="0.561489">
            <text:p>0.5614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469">
            <text:p>35.469</text:p>
          </table:table-cell>
          <table:table-cell office:value-type="float" office:value="0.316711">
            <text:p>0.316711</text:p>
          </table:table-cell>
          <table:table-cell office:value-type="float" office:value="179.683">
            <text:p>179.683</text:p>
          </table:table-cell>
          <table:table-cell office:value-type="float" office:value="0.562998">
            <text:p>0.5629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5823">
            <text:p>35.5823</text:p>
          </table:table-cell>
          <table:table-cell office:value-type="float" office:value="0.321594">
            <text:p>0.321594</text:p>
          </table:table-cell>
          <table:table-cell office:value-type="float" office:value="179.678">
            <text:p>179.678</text:p>
          </table:table-cell>
          <table:table-cell office:value-type="float" office:value="0.563426">
            <text:p>0.5634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6931">
            <text:p>35.6931</text:p>
          </table:table-cell>
          <table:table-cell office:value-type="float" office:value="0.326187">
            <text:p>0.326187</text:p>
          </table:table-cell>
          <table:table-cell office:value-type="float" office:value="179.674">
            <text:p>179.674</text:p>
          </table:table-cell>
          <table:table-cell office:value-type="float" office:value="0.563656">
            <text:p>0.56365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8054">
            <text:p>35.8054</text:p>
          </table:table-cell>
          <table:table-cell office:value-type="float" office:value="0.331009">
            <text:p>0.331009</text:p>
          </table:table-cell>
          <table:table-cell office:value-type="float" office:value="179.669">
            <text:p>179.669</text:p>
          </table:table-cell>
          <table:table-cell office:value-type="float" office:value="0.564616">
            <text:p>0.5646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5.9148">
            <text:p>35.9148</text:p>
          </table:table-cell>
          <table:table-cell office:value-type="float" office:value="0.33577">
            <text:p>0.33577</text:p>
          </table:table-cell>
          <table:table-cell office:value-type="float" office:value="179.664">
            <text:p>179.664</text:p>
          </table:table-cell>
          <table:table-cell office:value-type="float" office:value="0.565504">
            <text:p>0.5655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0217">
            <text:p>36.0217</text:p>
          </table:table-cell>
          <table:table-cell office:value-type="float" office:value="0.340347">
            <text:p>0.340347</text:p>
          </table:table-cell>
          <table:table-cell office:value-type="float" office:value="179.66">
            <text:p>179.66</text:p>
          </table:table-cell>
          <table:table-cell office:value-type="float" office:value="0.566438">
            <text:p>0.5664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1323">
            <text:p>36.1323</text:p>
          </table:table-cell>
          <table:table-cell office:value-type="float" office:value="0.345123">
            <text:p>0.345123</text:p>
          </table:table-cell>
          <table:table-cell office:value-type="float" office:value="179.655">
            <text:p>179.655</text:p>
          </table:table-cell>
          <table:table-cell office:value-type="float" office:value="0.566816">
            <text:p>0.5668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241">
            <text:p>36.241</text:p>
          </table:table-cell>
          <table:table-cell office:value-type="float" office:value="0.349854">
            <text:p>0.349854</text:p>
          </table:table-cell>
          <table:table-cell office:value-type="float" office:value="179.65">
            <text:p>179.65</text:p>
          </table:table-cell>
          <table:table-cell office:value-type="float" office:value="0.568157">
            <text:p>0.5681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3425">
            <text:p>36.3425</text:p>
          </table:table-cell>
          <table:table-cell office:value-type="float" office:value="0.354126">
            <text:p>0.354126</text:p>
          </table:table-cell>
          <table:table-cell office:value-type="float" office:value="179.646">
            <text:p>179.646</text:p>
          </table:table-cell>
          <table:table-cell office:value-type="float" office:value="0.567241">
            <text:p>0.5672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51">
            <text:p>36.51</text:p>
          </table:table-cell>
          <table:table-cell office:value-type="float" office:value="0.361099">
            <text:p>0.361099</text:p>
          </table:table-cell>
          <table:table-cell office:value-type="float" office:value="179.639">
            <text:p>179.639</text:p>
          </table:table-cell>
          <table:table-cell office:value-type="float" office:value="0.573834">
            <text:p>0.5738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6218">
            <text:p>36.6218</text:p>
          </table:table-cell>
          <table:table-cell office:value-type="float" office:value="0.365662">
            <text:p>0.365662</text:p>
          </table:table-cell>
          <table:table-cell office:value-type="float" office:value="179.634">
            <text:p>179.634</text:p>
          </table:table-cell>
          <table:table-cell office:value-type="float" office:value="0.570001">
            <text:p>0.5700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7227">
            <text:p>36.7227</text:p>
          </table:table-cell>
          <table:table-cell office:value-type="float" office:value="0.369781">
            <text:p>0.369781</text:p>
          </table:table-cell>
          <table:table-cell office:value-type="float" office:value="179.63">
            <text:p>179.63</text:p>
          </table:table-cell>
          <table:table-cell office:value-type="float" office:value="0.570394">
            <text:p>0.5703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8235">
            <text:p>36.8235</text:p>
          </table:table-cell>
          <table:table-cell office:value-type="float" office:value="0.373856">
            <text:p>0.373856</text:p>
          </table:table-cell>
          <table:table-cell office:value-type="float" office:value="179.626">
            <text:p>179.626</text:p>
          </table:table-cell>
          <table:table-cell office:value-type="float" office:value="0.57017">
            <text:p>0.570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6.9258">
            <text:p>36.9258</text:p>
          </table:table-cell>
          <table:table-cell office:value-type="float" office:value="0.377914">
            <text:p>0.377914</text:p>
          </table:table-cell>
          <table:table-cell office:value-type="float" office:value="179.622">
            <text:p>179.622</text:p>
          </table:table-cell>
          <table:table-cell office:value-type="float" office:value="0.570583">
            <text:p>0.5705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0269">
            <text:p>37.0269</text:p>
          </table:table-cell>
          <table:table-cell office:value-type="float" office:value="0.38205">
            <text:p>0.38205</text:p>
          </table:table-cell>
          <table:table-cell office:value-type="float" office:value="179.618">
            <text:p>179.618</text:p>
          </table:table-cell>
          <table:table-cell office:value-type="float" office:value="0.571655">
            <text:p>0.5716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1323">
            <text:p>37.1323</text:p>
          </table:table-cell>
          <table:table-cell office:value-type="float" office:value="0.386383">
            <text:p>0.386383</text:p>
          </table:table-cell>
          <table:table-cell office:value-type="float" office:value="179.614">
            <text:p>179.614</text:p>
          </table:table-cell>
          <table:table-cell office:value-type="float" office:value="0.572568">
            <text:p>0.5725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2456">
            <text:p>37.2456</text:p>
          </table:table-cell>
          <table:table-cell office:value-type="float" office:value="0.390854">
            <text:p>0.390854</text:p>
          </table:table-cell>
          <table:table-cell office:value-type="float" office:value="179.609">
            <text:p>179.609</text:p>
          </table:table-cell>
          <table:table-cell office:value-type="float" office:value="0.573834">
            <text:p>0.5738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3503">
            <text:p>37.3503</text:p>
          </table:table-cell>
          <table:table-cell office:value-type="float" office:value="0.394943">
            <text:p>0.394943</text:p>
          </table:table-cell>
          <table:table-cell office:value-type="float" office:value="179.605">
            <text:p>179.605</text:p>
          </table:table-cell>
          <table:table-cell office:value-type="float" office:value="0.57319">
            <text:p>0.573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4619">
            <text:p>37.4619</text:p>
          </table:table-cell>
          <table:table-cell office:value-type="float" office:value="0.399323">
            <text:p>0.399323</text:p>
          </table:table-cell>
          <table:table-cell office:value-type="float" office:value="179.601">
            <text:p>179.601</text:p>
          </table:table-cell>
          <table:table-cell office:value-type="float" office:value="0.575149">
            <text:p>0.5751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5674">
            <text:p>37.5674</text:p>
          </table:table-cell>
          <table:table-cell office:value-type="float" office:value="0.403381">
            <text:p>0.403381</text:p>
          </table:table-cell>
          <table:table-cell office:value-type="float" office:value="179.597">
            <text:p>179.597</text:p>
          </table:table-cell>
          <table:table-cell office:value-type="float" office:value="0.57535">
            <text:p>0.575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6797">
            <text:p>37.6797</text:p>
          </table:table-cell>
          <table:table-cell office:value-type="float" office:value="0.407669">
            <text:p>0.407669</text:p>
          </table:table-cell>
          <table:table-cell office:value-type="float" office:value="179.592">
            <text:p>179.592</text:p>
          </table:table-cell>
          <table:table-cell office:value-type="float" office:value="0.576508">
            <text:p>0.57650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7812">
            <text:p>37.7812</text:p>
          </table:table-cell>
          <table:table-cell office:value-type="float" office:value="0.411636">
            <text:p>0.411636</text:p>
          </table:table-cell>
          <table:table-cell office:value-type="float" office:value="179.588">
            <text:p>179.588</text:p>
          </table:table-cell>
          <table:table-cell office:value-type="float" office:value="0.576466">
            <text:p>0.5764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8845">
            <text:p>37.8845</text:p>
          </table:table-cell>
          <table:table-cell office:value-type="float" office:value="0.415512">
            <text:p>0.415512</text:p>
          </table:table-cell>
          <table:table-cell office:value-type="float" office:value="179.584">
            <text:p>179.584</text:p>
          </table:table-cell>
          <table:table-cell office:value-type="float" office:value="0.576597">
            <text:p>0.5765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7.9849">
            <text:p>37.9849</text:p>
          </table:table-cell>
          <table:table-cell office:value-type="float" office:value="0.419235">
            <text:p>0.419235</text:p>
          </table:table-cell>
          <table:table-cell office:value-type="float" office:value="179.581">
            <text:p>179.581</text:p>
          </table:table-cell>
          <table:table-cell office:value-type="float" office:value="0.577011">
            <text:p>0.5770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0928">
            <text:p>38.0928</text:p>
          </table:table-cell>
          <table:table-cell office:value-type="float" office:value="0.423386">
            <text:p>0.423386</text:p>
          </table:table-cell>
          <table:table-cell office:value-type="float" office:value="179.577">
            <text:p>179.577</text:p>
          </table:table-cell>
          <table:table-cell office:value-type="float" office:value="0.579115">
            <text:p>0.5791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1931">
            <text:p>38.1931</text:p>
          </table:table-cell>
          <table:table-cell office:value-type="float" office:value="0.427124">
            <text:p>0.427124</text:p>
          </table:table-cell>
          <table:table-cell office:value-type="float" office:value="179.573">
            <text:p>179.573</text:p>
          </table:table-cell>
          <table:table-cell office:value-type="float" office:value="0.578247">
            <text:p>0.5782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2935">
            <text:p>38.2935</text:p>
          </table:table-cell>
          <table:table-cell office:value-type="float" office:value="0.430862">
            <text:p>0.430862</text:p>
          </table:table-cell>
          <table:table-cell office:value-type="float" office:value="179.569">
            <text:p>179.569</text:p>
          </table:table-cell>
          <table:table-cell office:value-type="float" office:value="0.579385">
            <text:p>0.5793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3987">
            <text:p>38.3987</text:p>
          </table:table-cell>
          <table:table-cell office:value-type="float" office:value="0.434677">
            <text:p>0.434677</text:p>
          </table:table-cell>
          <table:table-cell office:value-type="float" office:value="179.565">
            <text:p>179.565</text:p>
          </table:table-cell>
          <table:table-cell office:value-type="float" office:value="0.580107">
            <text:p>0.5801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5051">
            <text:p>38.5051</text:p>
          </table:table-cell>
          <table:table-cell office:value-type="float" office:value="0.438538">
            <text:p>0.438538</text:p>
          </table:table-cell>
          <table:table-cell office:value-type="float" office:value="179.561">
            <text:p>179.561</text:p>
          </table:table-cell>
          <table:table-cell office:value-type="float" office:value="0.580398">
            <text:p>0.5803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6155">
            <text:p>38.6155</text:p>
          </table:table-cell>
          <table:table-cell office:value-type="float" office:value="0.442627">
            <text:p>0.442627</text:p>
          </table:table-cell>
          <table:table-cell office:value-type="float" office:value="179.557">
            <text:p>179.557</text:p>
          </table:table-cell>
          <table:table-cell office:value-type="float" office:value="0.581594">
            <text:p>0.5815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7212">
            <text:p>38.7212</text:p>
          </table:table-cell>
          <table:table-cell office:value-type="float" office:value="0.446594">
            <text:p>0.446594</text:p>
          </table:table-cell>
          <table:table-cell office:value-type="float" office:value="179.553">
            <text:p>179.553</text:p>
          </table:table-cell>
          <table:table-cell office:value-type="float" office:value="0.581262">
            <text:p>0.5812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8213">
            <text:p>38.8213</text:p>
          </table:table-cell>
          <table:table-cell office:value-type="float" office:value="0.450272">
            <text:p>0.450272</text:p>
          </table:table-cell>
          <table:table-cell office:value-type="float" office:value="179.55">
            <text:p>179.55</text:p>
          </table:table-cell>
          <table:table-cell office:value-type="float" office:value="0.582323">
            <text:p>0.5823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8.9216">
            <text:p>38.9216</text:p>
          </table:table-cell>
          <table:table-cell office:value-type="float" office:value="0.453766">
            <text:p>0.453766</text:p>
          </table:table-cell>
          <table:table-cell office:value-type="float" office:value="179.546">
            <text:p>179.546</text:p>
          </table:table-cell>
          <table:table-cell office:value-type="float" office:value="0.582189">
            <text:p>0.5821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0234">
            <text:p>39.0234</text:p>
          </table:table-cell>
          <table:table-cell office:value-type="float" office:value="0.457321">
            <text:p>0.457321</text:p>
          </table:table-cell>
          <table:table-cell office:value-type="float" office:value="179.543">
            <text:p>179.543</text:p>
          </table:table-cell>
          <table:table-cell office:value-type="float" office:value="0.583285">
            <text:p>0.5832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1348">
            <text:p>39.1348</text:p>
          </table:table-cell>
          <table:table-cell office:value-type="float" office:value="0.461304">
            <text:p>0.461304</text:p>
          </table:table-cell>
          <table:table-cell office:value-type="float" office:value="179.539">
            <text:p>179.539</text:p>
          </table:table-cell>
          <table:table-cell office:value-type="float" office:value="0.584422">
            <text:p>0.5844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2463">
            <text:p>39.2463</text:p>
          </table:table-cell>
          <table:table-cell office:value-type="float" office:value="0.465408">
            <text:p>0.465408</text:p>
          </table:table-cell>
          <table:table-cell office:value-type="float" office:value="179.535">
            <text:p>179.535</text:p>
          </table:table-cell>
          <table:table-cell office:value-type="float" office:value="0.585936">
            <text:p>0.5859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3557">
            <text:p>39.3557</text:p>
          </table:table-cell>
          <table:table-cell office:value-type="float" office:value="0.469315">
            <text:p>0.469315</text:p>
          </table:table-cell>
          <table:table-cell office:value-type="float" office:value="179.531">
            <text:p>179.531</text:p>
          </table:table-cell>
          <table:table-cell office:value-type="float" office:value="0.584711">
            <text:p>0.5847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4575">
            <text:p>39.4575</text:p>
          </table:table-cell>
          <table:table-cell office:value-type="float" office:value="0.472916">
            <text:p>0.472916</text:p>
          </table:table-cell>
          <table:table-cell office:value-type="float" office:value="179.527">
            <text:p>179.527</text:p>
          </table:table-cell>
          <table:table-cell office:value-type="float" office:value="0.585547">
            <text:p>0.5855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5647">
            <text:p>39.5647</text:p>
          </table:table-cell>
          <table:table-cell office:value-type="float" office:value="0.476608">
            <text:p>0.476608</text:p>
          </table:table-cell>
          <table:table-cell office:value-type="float" office:value="179.523">
            <text:p>179.523</text:p>
          </table:table-cell>
          <table:table-cell office:value-type="float" office:value="0.586476">
            <text:p>0.5864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6753">
            <text:p>39.6753</text:p>
          </table:table-cell>
          <table:table-cell office:value-type="float" office:value="0.480255">
            <text:p>0.480255</text:p>
          </table:table-cell>
          <table:table-cell office:value-type="float" office:value="179.52">
            <text:p>179.52</text:p>
          </table:table-cell>
          <table:table-cell office:value-type="float" office:value="0.586774">
            <text:p>0.5867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7849">
            <text:p>39.7849</text:p>
          </table:table-cell>
          <table:table-cell office:value-type="float" office:value="0.483856">
            <text:p>0.483856</text:p>
          </table:table-cell>
          <table:table-cell office:value-type="float" office:value="179.516">
            <text:p>179.516</text:p>
          </table:table-cell>
          <table:table-cell office:value-type="float" office:value="0.587596">
            <text:p>0.5875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39.8962">
            <text:p>39.8962</text:p>
          </table:table-cell>
          <table:table-cell office:value-type="float" office:value="0.487228">
            <text:p>0.487228</text:p>
          </table:table-cell>
          <table:table-cell office:value-type="float" office:value="179.513">
            <text:p>179.513</text:p>
          </table:table-cell>
          <table:table-cell office:value-type="float" office:value="0.587865">
            <text:p>0.5878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0007">
            <text:p>40.0007</text:p>
          </table:table-cell>
          <table:table-cell office:value-type="float" office:value="0.490417">
            <text:p>0.490417</text:p>
          </table:table-cell>
          <table:table-cell office:value-type="float" office:value="179.51">
            <text:p>179.51</text:p>
          </table:table-cell>
          <table:table-cell office:value-type="float" office:value="0.587459">
            <text:p>0.5874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1101">
            <text:p>40.1101</text:p>
          </table:table-cell>
          <table:table-cell office:value-type="float" office:value="0.493713">
            <text:p>0.493713</text:p>
          </table:table-cell>
          <table:table-cell office:value-type="float" office:value="179.506">
            <text:p>179.506</text:p>
          </table:table-cell>
          <table:table-cell office:value-type="float" office:value="0.588456">
            <text:p>0.58845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2166">
            <text:p>40.2166</text:p>
          </table:table-cell>
          <table:table-cell office:value-type="float" office:value="0.496841">
            <text:p>0.496841</text:p>
          </table:table-cell>
          <table:table-cell office:value-type="float" office:value="179.503">
            <text:p>179.503</text:p>
          </table:table-cell>
          <table:table-cell office:value-type="float" office:value="0.588064">
            <text:p>0.5880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324">
            <text:p>40.324</text:p>
          </table:table-cell>
          <table:table-cell office:value-type="float" office:value="0.499664">
            <text:p>0.499664</text:p>
          </table:table-cell>
          <table:table-cell office:value-type="float" office:value="179.5">
            <text:p>179.5</text:p>
          </table:table-cell>
          <table:table-cell office:value-type="float" office:value="0.588467">
            <text:p>0.5884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4304">
            <text:p>40.4304</text:p>
          </table:table-cell>
          <table:table-cell office:value-type="float" office:value="0.502274">
            <text:p>0.502274</text:p>
          </table:table-cell>
          <table:table-cell office:value-type="float" office:value="179.498">
            <text:p>179.498</text:p>
          </table:table-cell>
          <table:table-cell office:value-type="float" office:value="0.588782">
            <text:p>0.5887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5369">
            <text:p>40.5369</text:p>
          </table:table-cell>
          <table:table-cell office:value-type="float" office:value="0.50502">
            <text:p>0.50502</text:p>
          </table:table-cell>
          <table:table-cell office:value-type="float" office:value="179.495">
            <text:p>179.495</text:p>
          </table:table-cell>
          <table:table-cell office:value-type="float" office:value="0.589027">
            <text:p>0.5890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6492">
            <text:p>40.6492</text:p>
          </table:table-cell>
          <table:table-cell office:value-type="float" office:value="0.507706">
            <text:p>0.507706</text:p>
          </table:table-cell>
          <table:table-cell office:value-type="float" office:value="179.492">
            <text:p>179.492</text:p>
          </table:table-cell>
          <table:table-cell office:value-type="float" office:value="0.58947">
            <text:p>0.589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76">
            <text:p>40.76</text:p>
          </table:table-cell>
          <table:table-cell office:value-type="float" office:value="0.510239">
            <text:p>0.510239</text:p>
          </table:table-cell>
          <table:table-cell office:value-type="float" office:value="179.49">
            <text:p>179.49</text:p>
          </table:table-cell>
          <table:table-cell office:value-type="float" office:value="0.589391">
            <text:p>0.5893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8701">
            <text:p>40.8701</text:p>
          </table:table-cell>
          <table:table-cell office:value-type="float" office:value="0.512817">
            <text:p>0.512817</text:p>
          </table:table-cell>
          <table:table-cell office:value-type="float" office:value="179.487">
            <text:p>179.487</text:p>
          </table:table-cell>
          <table:table-cell office:value-type="float" office:value="0.590057">
            <text:p>0.5900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0.9822">
            <text:p>40.9822</text:p>
          </table:table-cell>
          <table:table-cell office:value-type="float" office:value="0.51532">
            <text:p>0.51532</text:p>
          </table:table-cell>
          <table:table-cell office:value-type="float" office:value="179.485">
            <text:p>179.485</text:p>
          </table:table-cell>
          <table:table-cell office:value-type="float" office:value="0.59028">
            <text:p>0.590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083">
            <text:p>41.083</text:p>
          </table:table-cell>
          <table:table-cell office:value-type="float" office:value="0.517456">
            <text:p>0.517456</text:p>
          </table:table-cell>
          <table:table-cell office:value-type="float" office:value="179.483">
            <text:p>179.483</text:p>
          </table:table-cell>
          <table:table-cell office:value-type="float" office:value="0.589592">
            <text:p>0.5895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1841">
            <text:p>41.1841</text:p>
          </table:table-cell>
          <table:table-cell office:value-type="float" office:value="0.519653">
            <text:p>0.519653</text:p>
          </table:table-cell>
          <table:table-cell office:value-type="float" office:value="179.48">
            <text:p>179.48</text:p>
          </table:table-cell>
          <table:table-cell office:value-type="float" office:value="0.590146">
            <text:p>0.5901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2842">
            <text:p>41.2842</text:p>
          </table:table-cell>
          <table:table-cell office:value-type="float" office:value="0.521667">
            <text:p>0.521667</text:p>
          </table:table-cell>
          <table:table-cell office:value-type="float" office:value="179.478">
            <text:p>179.478</text:p>
          </table:table-cell>
          <table:table-cell office:value-type="float" office:value="0.590218">
            <text:p>0.5902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385">
            <text:p>41.385</text:p>
          </table:table-cell>
          <table:table-cell office:value-type="float" office:value="0.523483">
            <text:p>0.523483</text:p>
          </table:table-cell>
          <table:table-cell office:value-type="float" office:value="179.477">
            <text:p>179.477</text:p>
          </table:table-cell>
          <table:table-cell office:value-type="float" office:value="0.589752">
            <text:p>0.5897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4866">
            <text:p>41.4866</text:p>
          </table:table-cell>
          <table:table-cell office:value-type="float" office:value="0.525452">
            <text:p>0.525452</text:p>
          </table:table-cell>
          <table:table-cell office:value-type="float" office:value="179.475">
            <text:p>179.475</text:p>
          </table:table-cell>
          <table:table-cell office:value-type="float" office:value="0.590845">
            <text:p>0.5908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5933">
            <text:p>41.5933</text:p>
          </table:table-cell>
          <table:table-cell office:value-type="float" office:value="0.527237">
            <text:p>0.527237</text:p>
          </table:table-cell>
          <table:table-cell office:value-type="float" office:value="179.473">
            <text:p>179.473</text:p>
          </table:table-cell>
          <table:table-cell office:value-type="float" office:value="0.590926">
            <text:p>0.5909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7048">
            <text:p>41.7048</text:p>
          </table:table-cell>
          <table:table-cell office:value-type="float" office:value="0.529297">
            <text:p>0.529297</text:p>
          </table:table-cell>
          <table:table-cell office:value-type="float" office:value="179.471">
            <text:p>179.471</text:p>
          </table:table-cell>
          <table:table-cell office:value-type="float" office:value="0.591903">
            <text:p>0.5919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8162">
            <text:p>41.8162</text:p>
          </table:table-cell>
          <table:table-cell office:value-type="float" office:value="0.531189">
            <text:p>0.531189</text:p>
          </table:table-cell>
          <table:table-cell office:value-type="float" office:value="179.469">
            <text:p>179.469</text:p>
          </table:table-cell>
          <table:table-cell office:value-type="float" office:value="0.591779">
            <text:p>0.5917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1.9226">
            <text:p>41.9226</text:p>
          </table:table-cell>
          <table:table-cell office:value-type="float" office:value="0.533066">
            <text:p>0.533066</text:p>
          </table:table-cell>
          <table:table-cell office:value-type="float" office:value="179.467">
            <text:p>179.467</text:p>
          </table:table-cell>
          <table:table-cell office:value-type="float" office:value="0.592257">
            <text:p>0.5922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03">
            <text:p>42.03</text:p>
          </table:table-cell>
          <table:table-cell office:value-type="float" office:value="0.534592">
            <text:p>0.534592</text:p>
          </table:table-cell>
          <table:table-cell office:value-type="float" office:value="179.465">
            <text:p>179.465</text:p>
          </table:table-cell>
          <table:table-cell office:value-type="float" office:value="0.59132">
            <text:p>0.591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1401">
            <text:p>42.1401</text:p>
          </table:table-cell>
          <table:table-cell office:value-type="float" office:value="0.535995">
            <text:p>0.535995</text:p>
          </table:table-cell>
          <table:table-cell office:value-type="float" office:value="179.464">
            <text:p>179.464</text:p>
          </table:table-cell>
          <table:table-cell office:value-type="float" office:value="0.591053">
            <text:p>0.5910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2507">
            <text:p>42.2507</text:p>
          </table:table-cell>
          <table:table-cell office:value-type="float" office:value="0.537445">
            <text:p>0.537445</text:p>
          </table:table-cell>
          <table:table-cell office:value-type="float" office:value="179.463">
            <text:p>179.463</text:p>
          </table:table-cell>
          <table:table-cell office:value-type="float" office:value="0.591723">
            <text:p>0.5917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3516">
            <text:p>42.3516</text:p>
          </table:table-cell>
          <table:table-cell office:value-type="float" office:value="0.538727">
            <text:p>0.538727</text:p>
          </table:table-cell>
          <table:table-cell office:value-type="float" office:value="179.461">
            <text:p>179.461</text:p>
          </table:table-cell>
          <table:table-cell office:value-type="float" office:value="0.591737">
            <text:p>0.5917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4565">
            <text:p>42.4565</text:p>
          </table:table-cell>
          <table:table-cell office:value-type="float" office:value="0.540314">
            <text:p>0.540314</text:p>
          </table:table-cell>
          <table:table-cell office:value-type="float" office:value="179.46">
            <text:p>179.46</text:p>
          </table:table-cell>
          <table:table-cell office:value-type="float" office:value="0.592519">
            <text:p>0.5925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5635">
            <text:p>42.5635</text:p>
          </table:table-cell>
          <table:table-cell office:value-type="float" office:value="0.541702">
            <text:p>0.541702</text:p>
          </table:table-cell>
          <table:table-cell office:value-type="float" office:value="179.458">
            <text:p>179.458</text:p>
          </table:table-cell>
          <table:table-cell office:value-type="float" office:value="0.592185">
            <text:p>0.5921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6758">
            <text:p>42.6758</text:p>
          </table:table-cell>
          <table:table-cell office:value-type="float" office:value="0.543167">
            <text:p>0.543167</text:p>
          </table:table-cell>
          <table:table-cell office:value-type="float" office:value="179.457">
            <text:p>179.457</text:p>
          </table:table-cell>
          <table:table-cell office:value-type="float" office:value="0.592498">
            <text:p>0.5924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7869">
            <text:p>42.7869</text:p>
          </table:table-cell>
          <table:table-cell office:value-type="float" office:value="0.544708">
            <text:p>0.544708</text:p>
          </table:table-cell>
          <table:table-cell office:value-type="float" office:value="179.455">
            <text:p>179.455</text:p>
          </table:table-cell>
          <table:table-cell office:value-type="float" office:value="0.593">
            <text:p>0.5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2.9001">
            <text:p>42.9001</text:p>
          </table:table-cell>
          <table:table-cell office:value-type="float" office:value="0.545914">
            <text:p>0.545914</text:p>
          </table:table-cell>
          <table:table-cell office:value-type="float" office:value="179.454">
            <text:p>179.454</text:p>
          </table:table-cell>
          <table:table-cell office:value-type="float" office:value="0.592381">
            <text:p>0.5923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0059">
            <text:p>43.0059</text:p>
          </table:table-cell>
          <table:table-cell office:value-type="float" office:value="0.547089">
            <text:p>0.547089</text:p>
          </table:table-cell>
          <table:table-cell office:value-type="float" office:value="179.453">
            <text:p>179.453</text:p>
          </table:table-cell>
          <table:table-cell office:value-type="float" office:value="0.592861">
            <text:p>0.5928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1182">
            <text:p>43.1182</text:p>
          </table:table-cell>
          <table:table-cell office:value-type="float" office:value="0.548615">
            <text:p>0.548615</text:p>
          </table:table-cell>
          <table:table-cell office:value-type="float" office:value="179.451">
            <text:p>179.451</text:p>
          </table:table-cell>
          <table:table-cell office:value-type="float" office:value="0.593873">
            <text:p>0.5938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2683">
            <text:p>43.2683</text:p>
          </table:table-cell>
          <table:table-cell office:value-type="float" office:value="0.550049">
            <text:p>0.550049</text:p>
          </table:table-cell>
          <table:table-cell office:value-type="float" office:value="179.45">
            <text:p>179.45</text:p>
          </table:table-cell>
          <table:table-cell office:value-type="float" office:value="0.592831">
            <text:p>0.5928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4185">
            <text:p>43.4185</text:p>
          </table:table-cell>
          <table:table-cell office:value-type="float" office:value="0.551544">
            <text:p>0.551544</text:p>
          </table:table-cell>
          <table:table-cell office:value-type="float" office:value="179.448">
            <text:p>179.448</text:p>
          </table:table-cell>
          <table:table-cell office:value-type="float" office:value="0.593077">
            <text:p>0.5930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5225">
            <text:p>43.5225</text:p>
          </table:table-cell>
          <table:table-cell office:value-type="float" office:value="0.552658">
            <text:p>0.552658</text:p>
          </table:table-cell>
          <table:table-cell office:value-type="float" office:value="179.447">
            <text:p>179.447</text:p>
          </table:table-cell>
          <table:table-cell office:value-type="float" office:value="0.593338">
            <text:p>0.5933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6335">
            <text:p>43.6335</text:p>
          </table:table-cell>
          <table:table-cell office:value-type="float" office:value="0.553879">
            <text:p>0.553879</text:p>
          </table:table-cell>
          <table:table-cell office:value-type="float" office:value="179.446">
            <text:p>179.446</text:p>
          </table:table-cell>
          <table:table-cell office:value-type="float" office:value="0.593979">
            <text:p>0.5939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7393">
            <text:p>43.7393</text:p>
          </table:table-cell>
          <table:table-cell office:value-type="float" office:value="0.554718">
            <text:p>0.554718</text:p>
          </table:table-cell>
          <table:table-cell office:value-type="float" office:value="179.445">
            <text:p>179.445</text:p>
          </table:table-cell>
          <table:table-cell office:value-type="float" office:value="0.593509">
            <text:p>0.5935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8406">
            <text:p>43.8406</text:p>
          </table:table-cell>
          <table:table-cell office:value-type="float" office:value="0.555634">
            <text:p>0.555634</text:p>
          </table:table-cell>
          <table:table-cell office:value-type="float" office:value="179.444">
            <text:p>179.444</text:p>
          </table:table-cell>
          <table:table-cell office:value-type="float" office:value="0.59375">
            <text:p>0.593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3.9419">
            <text:p>43.9419</text:p>
          </table:table-cell>
          <table:table-cell office:value-type="float" office:value="0.556488">
            <text:p>0.556488</text:p>
          </table:table-cell>
          <table:table-cell office:value-type="float" office:value="179.444">
            <text:p>179.444</text:p>
          </table:table-cell>
          <table:table-cell office:value-type="float" office:value="0.593378">
            <text:p>0.5933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0435">
            <text:p>44.0435</text:p>
          </table:table-cell>
          <table:table-cell office:value-type="float" office:value="0.557159">
            <text:p>0.557159</text:p>
          </table:table-cell>
          <table:table-cell office:value-type="float" office:value="179.443">
            <text:p>179.443</text:p>
          </table:table-cell>
          <table:table-cell office:value-type="float" office:value="0.593486">
            <text:p>0.5934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1526">
            <text:p>44.1526</text:p>
          </table:table-cell>
          <table:table-cell office:value-type="float" office:value="0.557953">
            <text:p>0.557953</text:p>
          </table:table-cell>
          <table:table-cell office:value-type="float" office:value="179.442">
            <text:p>179.442</text:p>
          </table:table-cell>
          <table:table-cell office:value-type="float" office:value="0.593865">
            <text:p>0.5938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2639">
            <text:p>44.2639</text:p>
          </table:table-cell>
          <table:table-cell office:value-type="float" office:value="0.558563">
            <text:p>0.558563</text:p>
          </table:table-cell>
          <table:table-cell office:value-type="float" office:value="179.441">
            <text:p>179.441</text:p>
          </table:table-cell>
          <table:table-cell office:value-type="float" office:value="0.593224">
            <text:p>0.59322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3699">
            <text:p>44.3699</text:p>
          </table:table-cell>
          <table:table-cell office:value-type="float" office:value="0.558868">
            <text:p>0.558868</text:p>
          </table:table-cell>
          <table:table-cell office:value-type="float" office:value="179.441">
            <text:p>179.441</text:p>
          </table:table-cell>
          <table:table-cell office:value-type="float" office:value="0.593249">
            <text:p>0.5932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4717">
            <text:p>44.4717</text:p>
          </table:table-cell>
          <table:table-cell office:value-type="float" office:value="0.559174">
            <text:p>0.559174</text:p>
          </table:table-cell>
          <table:table-cell office:value-type="float" office:value="179.441">
            <text:p>179.441</text:p>
          </table:table-cell>
          <table:table-cell office:value-type="float" office:value="0.592531">
            <text:p>0.5925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6279">
            <text:p>44.6279</text:p>
          </table:table-cell>
          <table:table-cell office:value-type="float" office:value="0.559662">
            <text:p>0.559662</text:p>
          </table:table-cell>
          <table:table-cell office:value-type="float" office:value="179.44">
            <text:p>179.44</text:p>
          </table:table-cell>
          <table:table-cell office:value-type="float" office:value="0.59265">
            <text:p>0.592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7407">
            <text:p>44.7407</text:p>
          </table:table-cell>
          <table:table-cell office:value-type="float" office:value="0.559723">
            <text:p>0.559723</text:p>
          </table:table-cell>
          <table:table-cell office:value-type="float" office:value="179.44">
            <text:p>179.44</text:p>
          </table:table-cell>
          <table:table-cell office:value-type="float" office:value="0.59237">
            <text:p>0.592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8513">
            <text:p>44.8513</text:p>
          </table:table-cell>
          <table:table-cell office:value-type="float" office:value="0.559708">
            <text:p>0.559708</text:p>
          </table:table-cell>
          <table:table-cell office:value-type="float" office:value="179.44">
            <text:p>179.44</text:p>
          </table:table-cell>
          <table:table-cell office:value-type="float" office:value="0.59229">
            <text:p>0.5922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4.9617">
            <text:p>44.9617</text:p>
          </table:table-cell>
          <table:table-cell office:value-type="float" office:value="0.559784">
            <text:p>0.559784</text:p>
          </table:table-cell>
          <table:table-cell office:value-type="float" office:value="179.44">
            <text:p>179.44</text:p>
          </table:table-cell>
          <table:table-cell office:value-type="float" office:value="0.592614">
            <text:p>0.59261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0701">
            <text:p>45.0701</text:p>
          </table:table-cell>
          <table:table-cell office:value-type="float" office:value="0.559723">
            <text:p>0.559723</text:p>
          </table:table-cell>
          <table:table-cell office:value-type="float" office:value="179.44">
            <text:p>179.44</text:p>
          </table:table-cell>
          <table:table-cell office:value-type="float" office:value="0.592113">
            <text:p>0.5921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1826">
            <text:p>45.1826</text:p>
          </table:table-cell>
          <table:table-cell office:value-type="float" office:value="0.559723">
            <text:p>0.559723</text:p>
          </table:table-cell>
          <table:table-cell office:value-type="float" office:value="179.44">
            <text:p>179.44</text:p>
          </table:table-cell>
          <table:table-cell office:value-type="float" office:value="0.592124">
            <text:p>0.59212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2939">
            <text:p>45.2939</text:p>
          </table:table-cell>
          <table:table-cell office:value-type="float" office:value="0.559479">
            <text:p>0.559479</text:p>
          </table:table-cell>
          <table:table-cell office:value-type="float" office:value="179.441">
            <text:p>179.441</text:p>
          </table:table-cell>
          <table:table-cell office:value-type="float" office:value="0.591797">
            <text:p>0.5917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4048">
            <text:p>45.4048</text:p>
          </table:table-cell>
          <table:table-cell office:value-type="float" office:value="0.559113">
            <text:p>0.559113</text:p>
          </table:table-cell>
          <table:table-cell office:value-type="float" office:value="179.441">
            <text:p>179.441</text:p>
          </table:table-cell>
          <table:table-cell office:value-type="float" office:value="0.591943">
            <text:p>0.59194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5146">
            <text:p>45.5146</text:p>
          </table:table-cell>
          <table:table-cell office:value-type="float" office:value="0.558868">
            <text:p>0.558868</text:p>
          </table:table-cell>
          <table:table-cell office:value-type="float" office:value="179.441">
            <text:p>179.441</text:p>
          </table:table-cell>
          <table:table-cell office:value-type="float" office:value="0.591451">
            <text:p>0.5914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6272">
            <text:p>45.6272</text:p>
          </table:table-cell>
          <table:table-cell office:value-type="float" office:value="0.558502">
            <text:p>0.558502</text:p>
          </table:table-cell>
          <table:table-cell office:value-type="float" office:value="179.441">
            <text:p>179.441</text:p>
          </table:table-cell>
          <table:table-cell office:value-type="float" office:value="0.591376">
            <text:p>0.5913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7395">
            <text:p>45.7395</text:p>
          </table:table-cell>
          <table:table-cell office:value-type="float" office:value="0.558197">
            <text:p>0.558197</text:p>
          </table:table-cell>
          <table:table-cell office:value-type="float" office:value="179.442">
            <text:p>179.442</text:p>
          </table:table-cell>
          <table:table-cell office:value-type="float" office:value="0.591105">
            <text:p>0.5911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8501">
            <text:p>45.8501</text:p>
          </table:table-cell>
          <table:table-cell office:value-type="float" office:value="0.557709">
            <text:p>0.557709</text:p>
          </table:table-cell>
          <table:table-cell office:value-type="float" office:value="179.442">
            <text:p>179.442</text:p>
          </table:table-cell>
          <table:table-cell office:value-type="float" office:value="0.590753">
            <text:p>0.5907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5.9619">
            <text:p>45.9619</text:p>
          </table:table-cell>
          <table:table-cell office:value-type="float" office:value="0.557281">
            <text:p>0.557281</text:p>
          </table:table-cell>
          <table:table-cell office:value-type="float" office:value="179.443">
            <text:p>179.443</text:p>
          </table:table-cell>
          <table:table-cell office:value-type="float" office:value="0.590928">
            <text:p>0.5909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0698">
            <text:p>46.0698</text:p>
          </table:table-cell>
          <table:table-cell office:value-type="float" office:value="0.556793">
            <text:p>0.556793</text:p>
          </table:table-cell>
          <table:table-cell office:value-type="float" office:value="179.443">
            <text:p>179.443</text:p>
          </table:table-cell>
          <table:table-cell office:value-type="float" office:value="0.590381">
            <text:p>0.5903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1826">
            <text:p>46.1826</text:p>
          </table:table-cell>
          <table:table-cell office:value-type="float" office:value="0.556183">
            <text:p>0.556183</text:p>
          </table:table-cell>
          <table:table-cell office:value-type="float" office:value="179.444">
            <text:p>179.444</text:p>
          </table:table-cell>
          <table:table-cell office:value-type="float" office:value="0.590474">
            <text:p>0.5904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2927">
            <text:p>46.2927</text:p>
          </table:table-cell>
          <table:table-cell office:value-type="float" office:value="0.555756">
            <text:p>0.555756</text:p>
          </table:table-cell>
          <table:table-cell office:value-type="float" office:value="179.444">
            <text:p>179.444</text:p>
          </table:table-cell>
          <table:table-cell office:value-type="float" office:value="0.590436">
            <text:p>0.5904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4048">
            <text:p>46.4048</text:p>
          </table:table-cell>
          <table:table-cell office:value-type="float" office:value="0.555191">
            <text:p>0.555191</text:p>
          </table:table-cell>
          <table:table-cell office:value-type="float" office:value="179.445">
            <text:p>179.445</text:p>
          </table:table-cell>
          <table:table-cell office:value-type="float" office:value="0.590721">
            <text:p>0.5907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5137">
            <text:p>46.5137</text:p>
          </table:table-cell>
          <table:table-cell office:value-type="float" office:value="0.554581">
            <text:p>0.554581</text:p>
          </table:table-cell>
          <table:table-cell office:value-type="float" office:value="179.445">
            <text:p>179.445</text:p>
          </table:table-cell>
          <table:table-cell office:value-type="float" office:value="0.590455">
            <text:p>0.5904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6245">
            <text:p>46.6245</text:p>
          </table:table-cell>
          <table:table-cell office:value-type="float" office:value="0.55397">
            <text:p>0.55397</text:p>
          </table:table-cell>
          <table:table-cell office:value-type="float" office:value="179.446">
            <text:p>179.446</text:p>
          </table:table-cell>
          <table:table-cell office:value-type="float" office:value="0.590111">
            <text:p>0.5901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7256">
            <text:p>46.7256</text:p>
          </table:table-cell>
          <table:table-cell office:value-type="float" office:value="0.55336">
            <text:p>0.55336</text:p>
          </table:table-cell>
          <table:table-cell office:value-type="float" office:value="179.447">
            <text:p>179.447</text:p>
          </table:table-cell>
          <table:table-cell office:value-type="float" office:value="0.590009">
            <text:p>0.5900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8367">
            <text:p>46.8367</text:p>
          </table:table-cell>
          <table:table-cell office:value-type="float" office:value="0.55246">
            <text:p>0.55246</text:p>
          </table:table-cell>
          <table:table-cell office:value-type="float" office:value="179.448">
            <text:p>179.448</text:p>
          </table:table-cell>
          <table:table-cell office:value-type="float" office:value="0.589391">
            <text:p>0.5893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6.948">
            <text:p>46.948</text:p>
          </table:table-cell>
          <table:table-cell office:value-type="float" office:value="0.551453">
            <text:p>0.551453</text:p>
          </table:table-cell>
          <table:table-cell office:value-type="float" office:value="179.449">
            <text:p>179.449</text:p>
          </table:table-cell>
          <table:table-cell office:value-type="float" office:value="0.588913">
            <text:p>0.5889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0635">
            <text:p>47.0635</text:p>
          </table:table-cell>
          <table:table-cell office:value-type="float" office:value="0.550293">
            <text:p>0.550293</text:p>
          </table:table-cell>
          <table:table-cell office:value-type="float" office:value="179.45">
            <text:p>179.45</text:p>
          </table:table-cell>
          <table:table-cell office:value-type="float" office:value="0.588002">
            <text:p>0.5880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1699">
            <text:p>47.1699</text:p>
          </table:table-cell>
          <table:table-cell office:value-type="float" office:value="0.549072">
            <text:p>0.549072</text:p>
          </table:table-cell>
          <table:table-cell office:value-type="float" office:value="179.451">
            <text:p>179.451</text:p>
          </table:table-cell>
          <table:table-cell office:value-type="float" office:value="0.587775">
            <text:p>0.5877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2805">
            <text:p>47.2805</text:p>
          </table:table-cell>
          <table:table-cell office:value-type="float" office:value="0.547867">
            <text:p>0.547867</text:p>
          </table:table-cell>
          <table:table-cell office:value-type="float" office:value="179.452">
            <text:p>179.452</text:p>
          </table:table-cell>
          <table:table-cell office:value-type="float" office:value="0.587636">
            <text:p>0.5876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3921">
            <text:p>47.3921</text:p>
          </table:table-cell>
          <table:table-cell office:value-type="float" office:value="0.546478">
            <text:p>0.546478</text:p>
          </table:table-cell>
          <table:table-cell office:value-type="float" office:value="179.454">
            <text:p>179.454</text:p>
          </table:table-cell>
          <table:table-cell office:value-type="float" office:value="0.587137">
            <text:p>0.5871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5068">
            <text:p>47.5068</text:p>
          </table:table-cell>
          <table:table-cell office:value-type="float" office:value="0.545166">
            <text:p>0.545166</text:p>
          </table:table-cell>
          <table:table-cell office:value-type="float" office:value="179.455">
            <text:p>179.455</text:p>
          </table:table-cell>
          <table:table-cell office:value-type="float" office:value="0.587001">
            <text:p>0.5870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6196">
            <text:p>47.6196</text:p>
          </table:table-cell>
          <table:table-cell office:value-type="float" office:value="0.543762">
            <text:p>0.543762</text:p>
          </table:table-cell>
          <table:table-cell office:value-type="float" office:value="179.456">
            <text:p>179.456</text:p>
          </table:table-cell>
          <table:table-cell office:value-type="float" office:value="0.586627">
            <text:p>0.5866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731">
            <text:p>47.731</text:p>
          </table:table-cell>
          <table:table-cell office:value-type="float" office:value="0.542175">
            <text:p>0.542175</text:p>
          </table:table-cell>
          <table:table-cell office:value-type="float" office:value="179.458">
            <text:p>179.458</text:p>
          </table:table-cell>
          <table:table-cell office:value-type="float" office:value="0.586322">
            <text:p>0.5863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8435">
            <text:p>47.8435</text:p>
          </table:table-cell>
          <table:table-cell office:value-type="float" office:value="0.540527">
            <text:p>0.540527</text:p>
          </table:table-cell>
          <table:table-cell office:value-type="float" office:value="179.459">
            <text:p>179.459</text:p>
          </table:table-cell>
          <table:table-cell office:value-type="float" office:value="0.585348">
            <text:p>0.5853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7.9548">
            <text:p>47.9548</text:p>
          </table:table-cell>
          <table:table-cell office:value-type="float" office:value="0.538879">
            <text:p>0.538879</text:p>
          </table:table-cell>
          <table:table-cell office:value-type="float" office:value="179.461">
            <text:p>179.461</text:p>
          </table:table-cell>
          <table:table-cell office:value-type="float" office:value="0.585762">
            <text:p>0.5857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0601">
            <text:p>48.0601</text:p>
          </table:table-cell>
          <table:table-cell office:value-type="float" office:value="0.537277">
            <text:p>0.537277</text:p>
          </table:table-cell>
          <table:table-cell office:value-type="float" office:value="179.463">
            <text:p>179.463</text:p>
          </table:table-cell>
          <table:table-cell office:value-type="float" office:value="0.585046">
            <text:p>0.5850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1714">
            <text:p>48.1714</text:p>
          </table:table-cell>
          <table:table-cell office:value-type="float" office:value="0.535629">
            <text:p>0.535629</text:p>
          </table:table-cell>
          <table:table-cell office:value-type="float" office:value="179.464">
            <text:p>179.464</text:p>
          </table:table-cell>
          <table:table-cell office:value-type="float" office:value="0.584765">
            <text:p>0.5847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2793">
            <text:p>48.2793</text:p>
          </table:table-cell>
          <table:table-cell office:value-type="float" office:value="0.533798">
            <text:p>0.533798</text:p>
          </table:table-cell>
          <table:table-cell office:value-type="float" office:value="179.466">
            <text:p>179.466</text:p>
          </table:table-cell>
          <table:table-cell office:value-type="float" office:value="0.584442">
            <text:p>0.5844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3884">
            <text:p>48.3884</text:p>
          </table:table-cell>
          <table:table-cell office:value-type="float" office:value="0.532074">
            <text:p>0.532074</text:p>
          </table:table-cell>
          <table:table-cell office:value-type="float" office:value="179.468">
            <text:p>179.468</text:p>
          </table:table-cell>
          <table:table-cell office:value-type="float" office:value="0.584163">
            <text:p>0.5841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4988">
            <text:p>48.4988</text:p>
          </table:table-cell>
          <table:table-cell office:value-type="float" office:value="0.530426">
            <text:p>0.530426</text:p>
          </table:table-cell>
          <table:table-cell office:value-type="float" office:value="179.47">
            <text:p>179.47</text:p>
          </table:table-cell>
          <table:table-cell office:value-type="float" office:value="0.583904">
            <text:p>0.5839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6553">
            <text:p>48.6553</text:p>
          </table:table-cell>
          <table:table-cell office:value-type="float" office:value="0.527832">
            <text:p>0.527832</text:p>
          </table:table-cell>
          <table:table-cell office:value-type="float" office:value="179.472">
            <text:p>179.472</text:p>
          </table:table-cell>
          <table:table-cell office:value-type="float" office:value="0.582877">
            <text:p>0.5828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77">
            <text:p>48.77</text:p>
          </table:table-cell>
          <table:table-cell office:value-type="float" office:value="0.525879">
            <text:p>0.525879</text:p>
          </table:table-cell>
          <table:table-cell office:value-type="float" office:value="179.474">
            <text:p>179.474</text:p>
          </table:table-cell>
          <table:table-cell office:value-type="float" office:value="0.582397">
            <text:p>0.5823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8833">
            <text:p>48.8833</text:p>
          </table:table-cell>
          <table:table-cell office:value-type="float" office:value="0.523788">
            <text:p>0.523788</text:p>
          </table:table-cell>
          <table:table-cell office:value-type="float" office:value="179.476">
            <text:p>179.476</text:p>
          </table:table-cell>
          <table:table-cell office:value-type="float" office:value="0.582189">
            <text:p>0.5821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8.9976">
            <text:p>48.9976</text:p>
          </table:table-cell>
          <table:table-cell office:value-type="float" office:value="0.52153">
            <text:p>0.52153</text:p>
          </table:table-cell>
          <table:table-cell office:value-type="float" office:value="179.478">
            <text:p>179.478</text:p>
          </table:table-cell>
          <table:table-cell office:value-type="float" office:value="0.581374">
            <text:p>0.5813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1089">
            <text:p>49.1089</text:p>
          </table:table-cell>
          <table:table-cell office:value-type="float" office:value="0.519333">
            <text:p>0.519333</text:p>
          </table:table-cell>
          <table:table-cell office:value-type="float" office:value="179.481">
            <text:p>179.481</text:p>
          </table:table-cell>
          <table:table-cell office:value-type="float" office:value="0.581027">
            <text:p>0.5810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2205">
            <text:p>49.2205</text:p>
          </table:table-cell>
          <table:table-cell office:value-type="float" office:value="0.517197">
            <text:p>0.517197</text:p>
          </table:table-cell>
          <table:table-cell office:value-type="float" office:value="179.483">
            <text:p>179.483</text:p>
          </table:table-cell>
          <table:table-cell office:value-type="float" office:value="0.580459">
            <text:p>0.5804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3328">
            <text:p>49.3328</text:p>
          </table:table-cell>
          <table:table-cell office:value-type="float" office:value="0.514984">
            <text:p>0.514984</text:p>
          </table:table-cell>
          <table:table-cell office:value-type="float" office:value="179.485">
            <text:p>179.485</text:p>
          </table:table-cell>
          <table:table-cell office:value-type="float" office:value="0.580534">
            <text:p>0.5805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4463">
            <text:p>49.4463</text:p>
          </table:table-cell>
          <table:table-cell office:value-type="float" office:value="0.512772">
            <text:p>0.512772</text:p>
          </table:table-cell>
          <table:table-cell office:value-type="float" office:value="179.487">
            <text:p>179.487</text:p>
          </table:table-cell>
          <table:table-cell office:value-type="float" office:value="0.580171">
            <text:p>0.5801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5588">
            <text:p>49.5588</text:p>
          </table:table-cell>
          <table:table-cell office:value-type="float" office:value="0.510513">
            <text:p>0.510513</text:p>
          </table:table-cell>
          <table:table-cell office:value-type="float" office:value="179.489">
            <text:p>179.489</text:p>
          </table:table-cell>
          <table:table-cell office:value-type="float" office:value="0.579444">
            <text:p>0.5794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6711">
            <text:p>49.6711</text:p>
          </table:table-cell>
          <table:table-cell office:value-type="float" office:value="0.508347">
            <text:p>0.508347</text:p>
          </table:table-cell>
          <table:table-cell office:value-type="float" office:value="179.492">
            <text:p>179.492</text:p>
          </table:table-cell>
          <table:table-cell office:value-type="float" office:value="0.579108">
            <text:p>0.57910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7825">
            <text:p>49.7825</text:p>
          </table:table-cell>
          <table:table-cell office:value-type="float" office:value="0.506104">
            <text:p>0.506104</text:p>
          </table:table-cell>
          <table:table-cell office:value-type="float" office:value="179.494">
            <text:p>179.494</text:p>
          </table:table-cell>
          <table:table-cell office:value-type="float" office:value="0.578717">
            <text:p>0.5787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8857">
            <text:p>49.8857</text:p>
          </table:table-cell>
          <table:table-cell office:value-type="float" office:value="0.503922">
            <text:p>0.503922</text:p>
          </table:table-cell>
          <table:table-cell office:value-type="float" office:value="179.496">
            <text:p>179.496</text:p>
          </table:table-cell>
          <table:table-cell office:value-type="float" office:value="0.578549">
            <text:p>0.5785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49.9934">
            <text:p>49.9934</text:p>
          </table:table-cell>
          <table:table-cell office:value-type="float" office:value="0.501785">
            <text:p>0.501785</text:p>
          </table:table-cell>
          <table:table-cell office:value-type="float" office:value="179.498">
            <text:p>179.498</text:p>
          </table:table-cell>
          <table:table-cell office:value-type="float" office:value="0.578373">
            <text:p>0.5783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1001">
            <text:p>50.1001</text:p>
          </table:table-cell>
          <table:table-cell office:value-type="float" office:value="0.499588">
            <text:p>0.499588</text:p>
          </table:table-cell>
          <table:table-cell office:value-type="float" office:value="179.5">
            <text:p>179.5</text:p>
          </table:table-cell>
          <table:table-cell office:value-type="float" office:value="0.577537">
            <text:p>0.5775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2104">
            <text:p>50.2104</text:p>
          </table:table-cell>
          <table:table-cell office:value-type="float" office:value="0.497223">
            <text:p>0.497223</text:p>
          </table:table-cell>
          <table:table-cell office:value-type="float" office:value="179.503">
            <text:p>179.503</text:p>
          </table:table-cell>
          <table:table-cell office:value-type="float" office:value="0.577112">
            <text:p>0.5771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322">
            <text:p>50.322</text:p>
          </table:table-cell>
          <table:table-cell office:value-type="float" office:value="0.49501">
            <text:p>0.49501</text:p>
          </table:table-cell>
          <table:table-cell office:value-type="float" office:value="179.505">
            <text:p>179.505</text:p>
          </table:table-cell>
          <table:table-cell office:value-type="float" office:value="0.577182">
            <text:p>0.5771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4333">
            <text:p>50.4333</text:p>
          </table:table-cell>
          <table:table-cell office:value-type="float" office:value="0.492813">
            <text:p>0.492813</text:p>
          </table:table-cell>
          <table:table-cell office:value-type="float" office:value="179.507">
            <text:p>179.507</text:p>
          </table:table-cell>
          <table:table-cell office:value-type="float" office:value="0.576882">
            <text:p>0.5768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5376">
            <text:p>50.5376</text:p>
          </table:table-cell>
          <table:table-cell office:value-type="float" office:value="0.490662">
            <text:p>0.490662</text:p>
          </table:table-cell>
          <table:table-cell office:value-type="float" office:value="179.509">
            <text:p>179.509</text:p>
          </table:table-cell>
          <table:table-cell office:value-type="float" office:value="0.57655">
            <text:p>0.576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6489">
            <text:p>50.6489</text:p>
          </table:table-cell>
          <table:table-cell office:value-type="float" office:value="0.488495">
            <text:p>0.488495</text:p>
          </table:table-cell>
          <table:table-cell office:value-type="float" office:value="179.512">
            <text:p>179.512</text:p>
          </table:table-cell>
          <table:table-cell office:value-type="float" office:value="0.576063">
            <text:p>0.5760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7566">
            <text:p>50.7566</text:p>
          </table:table-cell>
          <table:table-cell office:value-type="float" office:value="0.486298">
            <text:p>0.486298</text:p>
          </table:table-cell>
          <table:table-cell office:value-type="float" office:value="179.514">
            <text:p>179.514</text:p>
          </table:table-cell>
          <table:table-cell office:value-type="float" office:value="0.575833">
            <text:p>0.5758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8667">
            <text:p>50.8667</text:p>
          </table:table-cell>
          <table:table-cell office:value-type="float" office:value="0.484222">
            <text:p>0.484222</text:p>
          </table:table-cell>
          <table:table-cell office:value-type="float" office:value="179.516">
            <text:p>179.516</text:p>
          </table:table-cell>
          <table:table-cell office:value-type="float" office:value="0.575727">
            <text:p>0.5757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0.9768">
            <text:p>50.9768</text:p>
          </table:table-cell>
          <table:table-cell office:value-type="float" office:value="0.482117">
            <text:p>0.482117</text:p>
          </table:table-cell>
          <table:table-cell office:value-type="float" office:value="179.518">
            <text:p>179.518</text:p>
          </table:table-cell>
          <table:table-cell office:value-type="float" office:value="0.575141">
            <text:p>0.5751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084">
            <text:p>51.084</text:p>
          </table:table-cell>
          <table:table-cell office:value-type="float" office:value="0.480133">
            <text:p>0.480133</text:p>
          </table:table-cell>
          <table:table-cell office:value-type="float" office:value="179.52">
            <text:p>179.52</text:p>
          </table:table-cell>
          <table:table-cell office:value-type="float" office:value="0.57484">
            <text:p>0.574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1851">
            <text:p>51.1851</text:p>
          </table:table-cell>
          <table:table-cell office:value-type="float" office:value="0.478241">
            <text:p>0.478241</text:p>
          </table:table-cell>
          <table:table-cell office:value-type="float" office:value="179.522">
            <text:p>179.522</text:p>
          </table:table-cell>
          <table:table-cell office:value-type="float" office:value="0.575025">
            <text:p>0.57502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2915">
            <text:p>51.2915</text:p>
          </table:table-cell>
          <table:table-cell office:value-type="float" office:value="0.476227">
            <text:p>0.476227</text:p>
          </table:table-cell>
          <table:table-cell office:value-type="float" office:value="179.524">
            <text:p>179.524</text:p>
          </table:table-cell>
          <table:table-cell office:value-type="float" office:value="0.574191">
            <text:p>0.5741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4033">
            <text:p>51.4033</text:p>
          </table:table-cell>
          <table:table-cell office:value-type="float" office:value="0.474228">
            <text:p>0.474228</text:p>
          </table:table-cell>
          <table:table-cell office:value-type="float" office:value="179.526">
            <text:p>179.526</text:p>
          </table:table-cell>
          <table:table-cell office:value-type="float" office:value="0.57415">
            <text:p>0.574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5051">
            <text:p>51.5051</text:p>
          </table:table-cell>
          <table:table-cell office:value-type="float" office:value="0.47226">
            <text:p>0.47226</text:p>
          </table:table-cell>
          <table:table-cell office:value-type="float" office:value="179.528">
            <text:p>179.528</text:p>
          </table:table-cell>
          <table:table-cell office:value-type="float" office:value="0.573777">
            <text:p>0.5737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6174">
            <text:p>51.6174</text:p>
          </table:table-cell>
          <table:table-cell office:value-type="float" office:value="0.470169">
            <text:p>0.470169</text:p>
          </table:table-cell>
          <table:table-cell office:value-type="float" office:value="179.53">
            <text:p>179.53</text:p>
          </table:table-cell>
          <table:table-cell office:value-type="float" office:value="0.573286">
            <text:p>0.5732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7283">
            <text:p>51.7283</text:p>
          </table:table-cell>
          <table:table-cell office:value-type="float" office:value="0.468094">
            <text:p>0.468094</text:p>
          </table:table-cell>
          <table:table-cell office:value-type="float" office:value="179.532">
            <text:p>179.532</text:p>
          </table:table-cell>
          <table:table-cell office:value-type="float" office:value="0.572832">
            <text:p>0.5728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8325">
            <text:p>51.8325</text:p>
          </table:table-cell>
          <table:table-cell office:value-type="float" office:value="0.466202">
            <text:p>0.466202</text:p>
          </table:table-cell>
          <table:table-cell office:value-type="float" office:value="179.534">
            <text:p>179.534</text:p>
          </table:table-cell>
          <table:table-cell office:value-type="float" office:value="0.572556">
            <text:p>0.57255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1.9443">
            <text:p>51.9443</text:p>
          </table:table-cell>
          <table:table-cell office:value-type="float" office:value="0.464355">
            <text:p>0.464355</text:p>
          </table:table-cell>
          <table:table-cell office:value-type="float" office:value="179.536">
            <text:p>179.536</text:p>
          </table:table-cell>
          <table:table-cell office:value-type="float" office:value="0.572388">
            <text:p>0.5723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0601">
            <text:p>52.0601</text:p>
          </table:table-cell>
          <table:table-cell office:value-type="float" office:value="0.462158">
            <text:p>0.462158</text:p>
          </table:table-cell>
          <table:table-cell office:value-type="float" office:value="179.538">
            <text:p>179.538</text:p>
          </table:table-cell>
          <table:table-cell office:value-type="float" office:value="0.571596">
            <text:p>0.5715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1641">
            <text:p>52.1641</text:p>
          </table:table-cell>
          <table:table-cell office:value-type="float" office:value="0.460266">
            <text:p>0.460266</text:p>
          </table:table-cell>
          <table:table-cell office:value-type="float" office:value="179.54">
            <text:p>179.54</text:p>
          </table:table-cell>
          <table:table-cell office:value-type="float" office:value="0.571929">
            <text:p>0.57192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2708">
            <text:p>52.2708</text:p>
          </table:table-cell>
          <table:table-cell office:value-type="float" office:value="0.458313">
            <text:p>0.458313</text:p>
          </table:table-cell>
          <table:table-cell office:value-type="float" office:value="179.542">
            <text:p>179.542</text:p>
          </table:table-cell>
          <table:table-cell office:value-type="float" office:value="0.571477">
            <text:p>0.5714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3721">
            <text:p>52.3721</text:p>
          </table:table-cell>
          <table:table-cell office:value-type="float" office:value="0.456421">
            <text:p>0.456421</text:p>
          </table:table-cell>
          <table:table-cell office:value-type="float" office:value="179.544">
            <text:p>179.544</text:p>
          </table:table-cell>
          <table:table-cell office:value-type="float" office:value="0.571166">
            <text:p>0.5711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4768">
            <text:p>52.4768</text:p>
          </table:table-cell>
          <table:table-cell office:value-type="float" office:value="0.454529">
            <text:p>0.454529</text:p>
          </table:table-cell>
          <table:table-cell office:value-type="float" office:value="179.545">
            <text:p>179.545</text:p>
          </table:table-cell>
          <table:table-cell office:value-type="float" office:value="0.570861">
            <text:p>0.5708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5884">
            <text:p>52.5884</text:p>
          </table:table-cell>
          <table:table-cell office:value-type="float" office:value="0.452408">
            <text:p>0.452408</text:p>
          </table:table-cell>
          <table:table-cell office:value-type="float" office:value="179.548">
            <text:p>179.548</text:p>
          </table:table-cell>
          <table:table-cell office:value-type="float" office:value="0.569781">
            <text:p>0.5697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6887">
            <text:p>52.6887</text:p>
          </table:table-cell>
          <table:table-cell office:value-type="float" office:value="0.450623">
            <text:p>0.450623</text:p>
          </table:table-cell>
          <table:table-cell office:value-type="float" office:value="179.549">
            <text:p>179.549</text:p>
          </table:table-cell>
          <table:table-cell office:value-type="float" office:value="0.570402">
            <text:p>0.5704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79">
            <text:p>52.79</text:p>
          </table:table-cell>
          <table:table-cell office:value-type="float" office:value="0.448547">
            <text:p>0.448547</text:p>
          </table:table-cell>
          <table:table-cell office:value-type="float" office:value="179.551">
            <text:p>179.551</text:p>
          </table:table-cell>
          <table:table-cell office:value-type="float" office:value="0.569352">
            <text:p>0.5693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2.8953">
            <text:p>52.8953</text:p>
          </table:table-cell>
          <table:table-cell office:value-type="float" office:value="0.446472">
            <text:p>0.446472</text:p>
          </table:table-cell>
          <table:table-cell office:value-type="float" office:value="179.554">
            <text:p>179.554</text:p>
          </table:table-cell>
          <table:table-cell office:value-type="float" office:value="0.569264">
            <text:p>0.5692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0085">
            <text:p>53.0085</text:p>
          </table:table-cell>
          <table:table-cell office:value-type="float" office:value="0.444183">
            <text:p>0.444183</text:p>
          </table:table-cell>
          <table:table-cell office:value-type="float" office:value="179.556">
            <text:p>179.556</text:p>
          </table:table-cell>
          <table:table-cell office:value-type="float" office:value="0.568607">
            <text:p>0.5686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1145">
            <text:p>53.1145</text:p>
          </table:table-cell>
          <table:table-cell office:value-type="float" office:value="0.441925">
            <text:p>0.441925</text:p>
          </table:table-cell>
          <table:table-cell office:value-type="float" office:value="179.558">
            <text:p>179.558</text:p>
          </table:table-cell>
          <table:table-cell office:value-type="float" office:value="0.56801">
            <text:p>0.568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2246">
            <text:p>53.2246</text:p>
          </table:table-cell>
          <table:table-cell office:value-type="float" office:value="0.439636">
            <text:p>0.439636</text:p>
          </table:table-cell>
          <table:table-cell office:value-type="float" office:value="179.56">
            <text:p>179.56</text:p>
          </table:table-cell>
          <table:table-cell office:value-type="float" office:value="0.567625">
            <text:p>0.56762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3357">
            <text:p>53.3357</text:p>
          </table:table-cell>
          <table:table-cell office:value-type="float" office:value="0.437347">
            <text:p>0.437347</text:p>
          </table:table-cell>
          <table:table-cell office:value-type="float" office:value="179.563">
            <text:p>179.563</text:p>
          </table:table-cell>
          <table:table-cell office:value-type="float" office:value="0.567483">
            <text:p>0.5674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4856">
            <text:p>53.4856</text:p>
          </table:table-cell>
          <table:table-cell office:value-type="float" office:value="0.434174">
            <text:p>0.434174</text:p>
          </table:table-cell>
          <table:table-cell office:value-type="float" office:value="179.566">
            <text:p>179.566</text:p>
          </table:table-cell>
          <table:table-cell office:value-type="float" office:value="0.566977">
            <text:p>0.5669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5911">
            <text:p>53.5911</text:p>
          </table:table-cell>
          <table:table-cell office:value-type="float" office:value="0.432159">
            <text:p>0.432159</text:p>
          </table:table-cell>
          <table:table-cell office:value-type="float" office:value="179.568">
            <text:p>179.568</text:p>
          </table:table-cell>
          <table:table-cell office:value-type="float" office:value="0.567149">
            <text:p>0.5671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7014">
            <text:p>53.7014</text:p>
          </table:table-cell>
          <table:table-cell office:value-type="float" office:value="0.429794">
            <text:p>0.429794</text:p>
          </table:table-cell>
          <table:table-cell office:value-type="float" office:value="179.57">
            <text:p>179.57</text:p>
          </table:table-cell>
          <table:table-cell office:value-type="float" office:value="0.566252">
            <text:p>0.5662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8018">
            <text:p>53.8018</text:p>
          </table:table-cell>
          <table:table-cell office:value-type="float" office:value="0.42775">
            <text:p>0.42775</text:p>
          </table:table-cell>
          <table:table-cell office:value-type="float" office:value="179.572">
            <text:p>179.572</text:p>
          </table:table-cell>
          <table:table-cell office:value-type="float" office:value="0.566304">
            <text:p>0.5663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3.9028">
            <text:p>53.9028</text:p>
          </table:table-cell>
          <table:table-cell office:value-type="float" office:value="0.425705">
            <text:p>0.425705</text:p>
          </table:table-cell>
          <table:table-cell office:value-type="float" office:value="179.574">
            <text:p>179.574</text:p>
          </table:table-cell>
          <table:table-cell office:value-type="float" office:value="0.565838">
            <text:p>0.5658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0039">
            <text:p>54.0039</text:p>
          </table:table-cell>
          <table:table-cell office:value-type="float" office:value="0.423645">
            <text:p>0.423645</text:p>
          </table:table-cell>
          <table:table-cell office:value-type="float" office:value="179.576">
            <text:p>179.576</text:p>
          </table:table-cell>
          <table:table-cell office:value-type="float" office:value="0.565816">
            <text:p>0.5658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1165">
            <text:p>54.1165</text:p>
          </table:table-cell>
          <table:table-cell office:value-type="float" office:value="0.42157">
            <text:p>0.42157</text:p>
          </table:table-cell>
          <table:table-cell office:value-type="float" office:value="179.578">
            <text:p>179.578</text:p>
          </table:table-cell>
          <table:table-cell office:value-type="float" office:value="0.564922">
            <text:p>0.5649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2263">
            <text:p>54.2263</text:p>
          </table:table-cell>
          <table:table-cell office:value-type="float" office:value="0.419312">
            <text:p>0.419312</text:p>
          </table:table-cell>
          <table:table-cell office:value-type="float" office:value="179.581">
            <text:p>179.581</text:p>
          </table:table-cell>
          <table:table-cell office:value-type="float" office:value="0.564751">
            <text:p>0.5647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3374">
            <text:p>54.3374</text:p>
          </table:table-cell>
          <table:table-cell office:value-type="float" office:value="0.417023">
            <text:p>0.417023</text:p>
          </table:table-cell>
          <table:table-cell office:value-type="float" office:value="179.583">
            <text:p>179.583</text:p>
          </table:table-cell>
          <table:table-cell office:value-type="float" office:value="0.56401">
            <text:p>0.564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4443">
            <text:p>54.4443</text:p>
          </table:table-cell>
          <table:table-cell office:value-type="float" office:value="0.415039">
            <text:p>0.415039</text:p>
          </table:table-cell>
          <table:table-cell office:value-type="float" office:value="179.585">
            <text:p>179.585</text:p>
          </table:table-cell>
          <table:table-cell office:value-type="float" office:value="0.564531">
            <text:p>0.5645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553">
            <text:p>54.553</text:p>
          </table:table-cell>
          <table:table-cell office:value-type="float" office:value="0.412903">
            <text:p>0.412903</text:p>
          </table:table-cell>
          <table:table-cell office:value-type="float" office:value="179.587">
            <text:p>179.587</text:p>
          </table:table-cell>
          <table:table-cell office:value-type="float" office:value="0.56372">
            <text:p>0.563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6648">
            <text:p>54.6648</text:p>
          </table:table-cell>
          <table:table-cell office:value-type="float" office:value="0.41066">
            <text:p>0.41066</text:p>
          </table:table-cell>
          <table:table-cell office:value-type="float" office:value="179.589">
            <text:p>179.589</text:p>
          </table:table-cell>
          <table:table-cell office:value-type="float" office:value="0.562913">
            <text:p>0.5629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7747">
            <text:p>54.7747</text:p>
          </table:table-cell>
          <table:table-cell office:value-type="float" office:value="0.408676">
            <text:p>0.408676</text:p>
          </table:table-cell>
          <table:table-cell office:value-type="float" office:value="179.591">
            <text:p>179.591</text:p>
          </table:table-cell>
          <table:table-cell office:value-type="float" office:value="0.563161">
            <text:p>0.5631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8853">
            <text:p>54.8853</text:p>
          </table:table-cell>
          <table:table-cell office:value-type="float" office:value="0.406693">
            <text:p>0.406693</text:p>
          </table:table-cell>
          <table:table-cell office:value-type="float" office:value="179.593">
            <text:p>179.593</text:p>
          </table:table-cell>
          <table:table-cell office:value-type="float" office:value="0.563073">
            <text:p>0.5630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4.9858">
            <text:p>54.9858</text:p>
          </table:table-cell>
          <table:table-cell office:value-type="float" office:value="0.404785">
            <text:p>0.404785</text:p>
          </table:table-cell>
          <table:table-cell office:value-type="float" office:value="179.595">
            <text:p>179.595</text:p>
          </table:table-cell>
          <table:table-cell office:value-type="float" office:value="0.562648">
            <text:p>0.5626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095">
            <text:p>55.095</text:p>
          </table:table-cell>
          <table:table-cell office:value-type="float" office:value="0.402588">
            <text:p>0.402588</text:p>
          </table:table-cell>
          <table:table-cell office:value-type="float" office:value="179.597">
            <text:p>179.597</text:p>
          </table:table-cell>
          <table:table-cell office:value-type="float" office:value="0.561308">
            <text:p>0.56130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2063">
            <text:p>55.2063</text:p>
          </table:table-cell>
          <table:table-cell office:value-type="float" office:value="0.40036">
            <text:p>0.40036</text:p>
          </table:table-cell>
          <table:table-cell office:value-type="float" office:value="179.6">
            <text:p>179.6</text:p>
          </table:table-cell>
          <table:table-cell office:value-type="float" office:value="0.561621">
            <text:p>0.5616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3105">
            <text:p>55.3105</text:p>
          </table:table-cell>
          <table:table-cell office:value-type="float" office:value="0.398346">
            <text:p>0.398346</text:p>
          </table:table-cell>
          <table:table-cell office:value-type="float" office:value="179.602">
            <text:p>179.602</text:p>
          </table:table-cell>
          <table:table-cell office:value-type="float" office:value="0.561841">
            <text:p>0.5618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4114">
            <text:p>55.4114</text:p>
          </table:table-cell>
          <table:table-cell office:value-type="float" office:value="0.396576">
            <text:p>0.396576</text:p>
          </table:table-cell>
          <table:table-cell office:value-type="float" office:value="179.603">
            <text:p>179.603</text:p>
          </table:table-cell>
          <table:table-cell office:value-type="float" office:value="0.561549">
            <text:p>0.5615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5137">
            <text:p>55.5137</text:p>
          </table:table-cell>
          <table:table-cell office:value-type="float" office:value="0.394669">
            <text:p>0.394669</text:p>
          </table:table-cell>
          <table:table-cell office:value-type="float" office:value="179.605">
            <text:p>179.605</text:p>
          </table:table-cell>
          <table:table-cell office:value-type="float" office:value="0.560732">
            <text:p>0.5607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6277">
            <text:p>55.6277</text:p>
          </table:table-cell>
          <table:table-cell office:value-type="float" office:value="0.392593">
            <text:p>0.392593</text:p>
          </table:table-cell>
          <table:table-cell office:value-type="float" office:value="179.607">
            <text:p>179.607</text:p>
          </table:table-cell>
          <table:table-cell office:value-type="float" office:value="0.560148">
            <text:p>0.5601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7363">
            <text:p>55.7363</text:p>
          </table:table-cell>
          <table:table-cell office:value-type="float" office:value="0.390594">
            <text:p>0.390594</text:p>
          </table:table-cell>
          <table:table-cell office:value-type="float" office:value="179.609">
            <text:p>179.609</text:p>
          </table:table-cell>
          <table:table-cell office:value-type="float" office:value="0.559736">
            <text:p>0.5597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8369">
            <text:p>55.8369</text:p>
          </table:table-cell>
          <table:table-cell office:value-type="float" office:value="0.388641">
            <text:p>0.388641</text:p>
          </table:table-cell>
          <table:table-cell office:value-type="float" office:value="179.611">
            <text:p>179.611</text:p>
          </table:table-cell>
          <table:table-cell office:value-type="float" office:value="0.560237">
            <text:p>0.5602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5.9478">
            <text:p>55.9478</text:p>
          </table:table-cell>
          <table:table-cell office:value-type="float" office:value="0.386383">
            <text:p>0.386383</text:p>
          </table:table-cell>
          <table:table-cell office:value-type="float" office:value="179.614">
            <text:p>179.614</text:p>
          </table:table-cell>
          <table:table-cell office:value-type="float" office:value="0.558378">
            <text:p>0.5583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0535">
            <text:p>56.0535</text:p>
          </table:table-cell>
          <table:table-cell office:value-type="float" office:value="0.384583">
            <text:p>0.384583</text:p>
          </table:table-cell>
          <table:table-cell office:value-type="float" office:value="179.615">
            <text:p>179.615</text:p>
          </table:table-cell>
          <table:table-cell office:value-type="float" office:value="0.560098">
            <text:p>0.5600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166">
            <text:p>56.166</text:p>
          </table:table-cell>
          <table:table-cell office:value-type="float" office:value="0.38266">
            <text:p>0.38266</text:p>
          </table:table-cell>
          <table:table-cell office:value-type="float" office:value="179.617">
            <text:p>179.617</text:p>
          </table:table-cell>
          <table:table-cell office:value-type="float" office:value="0.559289">
            <text:p>0.5592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2734">
            <text:p>56.2734</text:p>
          </table:table-cell>
          <table:table-cell office:value-type="float" office:value="0.380692">
            <text:p>0.380692</text:p>
          </table:table-cell>
          <table:table-cell office:value-type="float" office:value="179.619">
            <text:p>179.619</text:p>
          </table:table-cell>
          <table:table-cell office:value-type="float" office:value="0.558922">
            <text:p>0.5589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3853">
            <text:p>56.3853</text:p>
          </table:table-cell>
          <table:table-cell office:value-type="float" office:value="0.378754">
            <text:p>0.378754</text:p>
          </table:table-cell>
          <table:table-cell office:value-type="float" office:value="179.621">
            <text:p>179.621</text:p>
          </table:table-cell>
          <table:table-cell office:value-type="float" office:value="0.558124">
            <text:p>0.55812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4988">
            <text:p>56.4988</text:p>
          </table:table-cell>
          <table:table-cell office:value-type="float" office:value="0.376862">
            <text:p>0.376862</text:p>
          </table:table-cell>
          <table:table-cell office:value-type="float" office:value="179.623">
            <text:p>179.623</text:p>
          </table:table-cell>
          <table:table-cell office:value-type="float" office:value="0.558055">
            <text:p>0.5580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6018">
            <text:p>56.6018</text:p>
          </table:table-cell>
          <table:table-cell office:value-type="float" office:value="0.375092">
            <text:p>0.375092</text:p>
          </table:table-cell>
          <table:table-cell office:value-type="float" office:value="179.625">
            <text:p>179.625</text:p>
          </table:table-cell>
          <table:table-cell office:value-type="float" office:value="0.558007">
            <text:p>0.5580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7029">
            <text:p>56.7029</text:p>
          </table:table-cell>
          <table:table-cell office:value-type="float" office:value="0.373505">
            <text:p>0.373505</text:p>
          </table:table-cell>
          <table:table-cell office:value-type="float" office:value="179.626">
            <text:p>179.626</text:p>
          </table:table-cell>
          <table:table-cell office:value-type="float" office:value="0.558261">
            <text:p>0.5582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8538">
            <text:p>56.8538</text:p>
          </table:table-cell>
          <table:table-cell office:value-type="float" office:value="0.371048">
            <text:p>0.371048</text:p>
          </table:table-cell>
          <table:table-cell office:value-type="float" office:value="179.629">
            <text:p>179.629</text:p>
          </table:table-cell>
          <table:table-cell office:value-type="float" office:value="0.557342">
            <text:p>0.5573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6.9553">
            <text:p>56.9553</text:p>
          </table:table-cell>
          <table:table-cell office:value-type="float" office:value="0.369308">
            <text:p>0.369308</text:p>
          </table:table-cell>
          <table:table-cell office:value-type="float" office:value="179.631">
            <text:p>179.631</text:p>
          </table:table-cell>
          <table:table-cell office:value-type="float" office:value="0.557309">
            <text:p>0.5573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0571">
            <text:p>57.0571</text:p>
          </table:table-cell>
          <table:table-cell office:value-type="float" office:value="0.367599">
            <text:p>0.367599</text:p>
          </table:table-cell>
          <table:table-cell office:value-type="float" office:value="179.632">
            <text:p>179.632</text:p>
          </table:table-cell>
          <table:table-cell office:value-type="float" office:value="0.557027">
            <text:p>0.5570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1711">
            <text:p>57.1711</text:p>
          </table:table-cell>
          <table:table-cell office:value-type="float" office:value="0.365829">
            <text:p>0.365829</text:p>
          </table:table-cell>
          <table:table-cell office:value-type="float" office:value="179.634">
            <text:p>179.634</text:p>
          </table:table-cell>
          <table:table-cell office:value-type="float" office:value="0.556955">
            <text:p>0.5569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2773">
            <text:p>57.2773</text:p>
          </table:table-cell>
          <table:table-cell office:value-type="float" office:value="0.364151">
            <text:p>0.364151</text:p>
          </table:table-cell>
          <table:table-cell office:value-type="float" office:value="179.636">
            <text:p>179.636</text:p>
          </table:table-cell>
          <table:table-cell office:value-type="float" office:value="0.557242">
            <text:p>0.5572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3838">
            <text:p>57.3838</text:p>
          </table:table-cell>
          <table:table-cell office:value-type="float" office:value="0.362625">
            <text:p>0.362625</text:p>
          </table:table-cell>
          <table:table-cell office:value-type="float" office:value="179.637">
            <text:p>179.637</text:p>
          </table:table-cell>
          <table:table-cell office:value-type="float" office:value="0.556482">
            <text:p>0.5564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4946">
            <text:p>57.4946</text:p>
          </table:table-cell>
          <table:table-cell office:value-type="float" office:value="0.36113">
            <text:p>0.36113</text:p>
          </table:table-cell>
          <table:table-cell office:value-type="float" office:value="179.639">
            <text:p>179.639</text:p>
          </table:table-cell>
          <table:table-cell office:value-type="float" office:value="0.556354">
            <text:p>0.5563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6008">
            <text:p>57.6008</text:p>
          </table:table-cell>
          <table:table-cell office:value-type="float" office:value="0.35968">
            <text:p>0.35968</text:p>
          </table:table-cell>
          <table:table-cell office:value-type="float" office:value="179.64">
            <text:p>179.64</text:p>
          </table:table-cell>
          <table:table-cell office:value-type="float" office:value="0.556012">
            <text:p>0.5560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7134">
            <text:p>57.7134</text:p>
          </table:table-cell>
          <table:table-cell office:value-type="float" office:value="0.358383">
            <text:p>0.358383</text:p>
          </table:table-cell>
          <table:table-cell office:value-type="float" office:value="179.642">
            <text:p>179.642</text:p>
          </table:table-cell>
          <table:table-cell office:value-type="float" office:value="0.556465">
            <text:p>0.5564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8242">
            <text:p>57.8242</text:p>
          </table:table-cell>
          <table:table-cell office:value-type="float" office:value="0.356812">
            <text:p>0.356812</text:p>
          </table:table-cell>
          <table:table-cell office:value-type="float" office:value="179.643">
            <text:p>179.643</text:p>
          </table:table-cell>
          <table:table-cell office:value-type="float" office:value="0.555569">
            <text:p>0.5555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7.9346">
            <text:p>57.9346</text:p>
          </table:table-cell>
          <table:table-cell office:value-type="float" office:value="0.355225">
            <text:p>0.355225</text:p>
          </table:table-cell>
          <table:table-cell office:value-type="float" office:value="179.645">
            <text:p>179.645</text:p>
          </table:table-cell>
          <table:table-cell office:value-type="float" office:value="0.555014">
            <text:p>0.55501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0366">
            <text:p>58.0366</text:p>
          </table:table-cell>
          <table:table-cell office:value-type="float" office:value="0.353989">
            <text:p>0.353989</text:p>
          </table:table-cell>
          <table:table-cell office:value-type="float" office:value="179.646">
            <text:p>179.646</text:p>
          </table:table-cell>
          <table:table-cell office:value-type="float" office:value="0.555566">
            <text:p>0.5555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1487">
            <text:p>58.1487</text:p>
          </table:table-cell>
          <table:table-cell office:value-type="float" office:value="0.352585">
            <text:p>0.352585</text:p>
          </table:table-cell>
          <table:table-cell office:value-type="float" office:value="179.647">
            <text:p>179.647</text:p>
          </table:table-cell>
          <table:table-cell office:value-type="float" office:value="0.555084">
            <text:p>0.5550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26">
            <text:p>58.26</text:p>
          </table:table-cell>
          <table:table-cell office:value-type="float" office:value="0.35112">
            <text:p>0.35112</text:p>
          </table:table-cell>
          <table:table-cell office:value-type="float" office:value="179.649">
            <text:p>179.649</text:p>
          </table:table-cell>
          <table:table-cell office:value-type="float" office:value="0.554826">
            <text:p>0.5548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3694">
            <text:p>58.3694</text:p>
          </table:table-cell>
          <table:table-cell office:value-type="float" office:value="0.34996">
            <text:p>0.34996</text:p>
          </table:table-cell>
          <table:table-cell office:value-type="float" office:value="179.65">
            <text:p>179.65</text:p>
          </table:table-cell>
          <table:table-cell office:value-type="float" office:value="0.554927">
            <text:p>0.5549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5251">
            <text:p>58.5251</text:p>
          </table:table-cell>
          <table:table-cell office:value-type="float" office:value="0.348007">
            <text:p>0.348007</text:p>
          </table:table-cell>
          <table:table-cell office:value-type="float" office:value="179.652">
            <text:p>179.652</text:p>
          </table:table-cell>
          <table:table-cell office:value-type="float" office:value="0.554342">
            <text:p>0.5543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6309">
            <text:p>58.6309</text:p>
          </table:table-cell>
          <table:table-cell office:value-type="float" office:value="0.347031">
            <text:p>0.347031</text:p>
          </table:table-cell>
          <table:table-cell office:value-type="float" office:value="179.653">
            <text:p>179.653</text:p>
          </table:table-cell>
          <table:table-cell office:value-type="float" office:value="0.555187">
            <text:p>0.5551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7427">
            <text:p>58.7427</text:p>
          </table:table-cell>
          <table:table-cell office:value-type="float" office:value="0.345932">
            <text:p>0.345932</text:p>
          </table:table-cell>
          <table:table-cell office:value-type="float" office:value="179.654">
            <text:p>179.654</text:p>
          </table:table-cell>
          <table:table-cell office:value-type="float" office:value="0.554978">
            <text:p>0.5549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8503">
            <text:p>58.8503</text:p>
          </table:table-cell>
          <table:table-cell office:value-type="float" office:value="0.345016">
            <text:p>0.345016</text:p>
          </table:table-cell>
          <table:table-cell office:value-type="float" office:value="179.655">
            <text:p>179.655</text:p>
          </table:table-cell>
          <table:table-cell office:value-type="float" office:value="0.555112">
            <text:p>0.5551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8.9604">
            <text:p>58.9604</text:p>
          </table:table-cell>
          <table:table-cell office:value-type="float" office:value="0.343918">
            <text:p>0.343918</text:p>
          </table:table-cell>
          <table:table-cell office:value-type="float" office:value="179.656">
            <text:p>179.656</text:p>
          </table:table-cell>
          <table:table-cell office:value-type="float" office:value="0.554882">
            <text:p>0.5548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0737">
            <text:p>59.0737</text:p>
          </table:table-cell>
          <table:table-cell office:value-type="float" office:value="0.343002">
            <text:p>0.343002</text:p>
          </table:table-cell>
          <table:table-cell office:value-type="float" office:value="179.657">
            <text:p>179.657</text:p>
          </table:table-cell>
          <table:table-cell office:value-type="float" office:value="0.554537">
            <text:p>0.5545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1819">
            <text:p>59.1819</text:p>
          </table:table-cell>
          <table:table-cell office:value-type="float" office:value="0.342209">
            <text:p>0.342209</text:p>
          </table:table-cell>
          <table:table-cell office:value-type="float" office:value="179.658">
            <text:p>179.658</text:p>
          </table:table-cell>
          <table:table-cell office:value-type="float" office:value="0.554907">
            <text:p>0.5549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2834">
            <text:p>59.2834</text:p>
          </table:table-cell>
          <table:table-cell office:value-type="float" office:value="0.341568">
            <text:p>0.341568</text:p>
          </table:table-cell>
          <table:table-cell office:value-type="float" office:value="179.658">
            <text:p>179.658</text:p>
          </table:table-cell>
          <table:table-cell office:value-type="float" office:value="0.554807">
            <text:p>0.5548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4333">
            <text:p>59.4333</text:p>
          </table:table-cell>
          <table:table-cell office:value-type="float" office:value="0.340591">
            <text:p>0.340591</text:p>
          </table:table-cell>
          <table:table-cell office:value-type="float" office:value="179.659">
            <text:p>179.659</text:p>
          </table:table-cell>
          <table:table-cell office:value-type="float" office:value="0.554643">
            <text:p>0.55464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5359">
            <text:p>59.5359</text:p>
          </table:table-cell>
          <table:table-cell office:value-type="float" office:value="0.339859">
            <text:p>0.339859</text:p>
          </table:table-cell>
          <table:table-cell office:value-type="float" office:value="179.66">
            <text:p>179.66</text:p>
          </table:table-cell>
          <table:table-cell office:value-type="float" office:value="0.554523">
            <text:p>0.5545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6414">
            <text:p>59.6414</text:p>
          </table:table-cell>
          <table:table-cell office:value-type="float" office:value="0.339294">
            <text:p>0.339294</text:p>
          </table:table-cell>
          <table:table-cell office:value-type="float" office:value="179.661">
            <text:p>179.661</text:p>
          </table:table-cell>
          <table:table-cell office:value-type="float" office:value="0.554688">
            <text:p>0.5546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7434">
            <text:p>59.7434</text:p>
          </table:table-cell>
          <table:table-cell office:value-type="float" office:value="0.338623">
            <text:p>0.338623</text:p>
          </table:table-cell>
          <table:table-cell office:value-type="float" office:value="179.661">
            <text:p>179.661</text:p>
          </table:table-cell>
          <table:table-cell office:value-type="float" office:value="0.554321">
            <text:p>0.5543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8435">
            <text:p>59.8435</text:p>
          </table:table-cell>
          <table:table-cell office:value-type="float" office:value="0.338257">
            <text:p>0.338257</text:p>
          </table:table-cell>
          <table:table-cell office:value-type="float" office:value="179.662">
            <text:p>179.662</text:p>
          </table:table-cell>
          <table:table-cell office:value-type="float" office:value="0.555293">
            <text:p>0.5552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59.9443">
            <text:p>59.9443</text:p>
          </table:table-cell>
          <table:table-cell office:value-type="float" office:value="0.337769">
            <text:p>0.337769</text:p>
          </table:table-cell>
          <table:table-cell office:value-type="float" office:value="179.662">
            <text:p>179.662</text:p>
          </table:table-cell>
          <table:table-cell office:value-type="float" office:value="0.554696">
            <text:p>0.5546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0459">
            <text:p>60.0459</text:p>
          </table:table-cell>
          <table:table-cell office:value-type="float" office:value="0.337341">
            <text:p>0.337341</text:p>
          </table:table-cell>
          <table:table-cell office:value-type="float" office:value="179.663">
            <text:p>179.663</text:p>
          </table:table-cell>
          <table:table-cell office:value-type="float" office:value="0.554627">
            <text:p>0.5546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1555">
            <text:p>60.1555</text:p>
          </table:table-cell>
          <table:table-cell office:value-type="float" office:value="0.337219">
            <text:p>0.337219</text:p>
          </table:table-cell>
          <table:table-cell office:value-type="float" office:value="179.663">
            <text:p>179.663</text:p>
          </table:table-cell>
          <table:table-cell office:value-type="float" office:value="0.555381">
            <text:p>0.5553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2656">
            <text:p>60.2656</text:p>
          </table:table-cell>
          <table:table-cell office:value-type="float" office:value="0.336975">
            <text:p>0.336975</text:p>
          </table:table-cell>
          <table:table-cell office:value-type="float" office:value="179.663">
            <text:p>179.663</text:p>
          </table:table-cell>
          <table:table-cell office:value-type="float" office:value="0.555083">
            <text:p>0.5550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3782">
            <text:p>60.3782</text:p>
          </table:table-cell>
          <table:table-cell office:value-type="float" office:value="0.336853">
            <text:p>0.336853</text:p>
          </table:table-cell>
          <table:table-cell office:value-type="float" office:value="179.663">
            <text:p>179.663</text:p>
          </table:table-cell>
          <table:table-cell office:value-type="float" office:value="0.555321">
            <text:p>0.5553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4851">
            <text:p>60.4851</text:p>
          </table:table-cell>
          <table:table-cell office:value-type="float" office:value="0.336731">
            <text:p>0.336731</text:p>
          </table:table-cell>
          <table:table-cell office:value-type="float" office:value="179.663">
            <text:p>179.663</text:p>
          </table:table-cell>
          <table:table-cell office:value-type="float" office:value="0.555558">
            <text:p>0.5555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5955">
            <text:p>60.5955</text:p>
          </table:table-cell>
          <table:table-cell office:value-type="float" office:value="0.336853">
            <text:p>0.336853</text:p>
          </table:table-cell>
          <table:table-cell office:value-type="float" office:value="179.663">
            <text:p>179.663</text:p>
          </table:table-cell>
          <table:table-cell office:value-type="float" office:value="0.555839">
            <text:p>0.5558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7053">
            <text:p>60.7053</text:p>
          </table:table-cell>
          <table:table-cell office:value-type="float" office:value="0.336975">
            <text:p>0.336975</text:p>
          </table:table-cell>
          <table:table-cell office:value-type="float" office:value="179.663">
            <text:p>179.663</text:p>
          </table:table-cell>
          <table:table-cell office:value-type="float" office:value="0.556095">
            <text:p>0.5560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8135">
            <text:p>60.8135</text:p>
          </table:table-cell>
          <table:table-cell office:value-type="float" office:value="0.337158">
            <text:p>0.337158</text:p>
          </table:table-cell>
          <table:table-cell office:value-type="float" office:value="179.663">
            <text:p>179.663</text:p>
          </table:table-cell>
          <table:table-cell office:value-type="float" office:value="0.555892">
            <text:p>0.5558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0.9204">
            <text:p>60.9204</text:p>
          </table:table-cell>
          <table:table-cell office:value-type="float" office:value="0.337158">
            <text:p>0.337158</text:p>
          </table:table-cell>
          <table:table-cell office:value-type="float" office:value="179.663">
            <text:p>179.663</text:p>
          </table:table-cell>
          <table:table-cell office:value-type="float" office:value="0.555631">
            <text:p>0.5556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0259">
            <text:p>61.0259</text:p>
          </table:table-cell>
          <table:table-cell office:value-type="float" office:value="0.337402">
            <text:p>0.337402</text:p>
          </table:table-cell>
          <table:table-cell office:value-type="float" office:value="179.663">
            <text:p>179.663</text:p>
          </table:table-cell>
          <table:table-cell office:value-type="float" office:value="0.556448">
            <text:p>0.5564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1384">
            <text:p>61.1384</text:p>
          </table:table-cell>
          <table:table-cell office:value-type="float" office:value="0.337769">
            <text:p>0.337769</text:p>
          </table:table-cell>
          <table:table-cell office:value-type="float" office:value="179.662">
            <text:p>179.662</text:p>
          </table:table-cell>
          <table:table-cell office:value-type="float" office:value="0.556733">
            <text:p>0.5567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2402">
            <text:p>61.2402</text:p>
          </table:table-cell>
          <table:table-cell office:value-type="float" office:value="0.338257">
            <text:p>0.338257</text:p>
          </table:table-cell>
          <table:table-cell office:value-type="float" office:value="179.662">
            <text:p>179.662</text:p>
          </table:table-cell>
          <table:table-cell office:value-type="float" office:value="0.556593">
            <text:p>0.5565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3411">
            <text:p>61.3411</text:p>
          </table:table-cell>
          <table:table-cell office:value-type="float" office:value="0.338669">
            <text:p>0.338669</text:p>
          </table:table-cell>
          <table:table-cell office:value-type="float" office:value="179.661">
            <text:p>179.661</text:p>
          </table:table-cell>
          <table:table-cell office:value-type="float" office:value="0.556332">
            <text:p>0.5563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4424">
            <text:p>61.4424</text:p>
          </table:table-cell>
          <table:table-cell office:value-type="float" office:value="0.338852">
            <text:p>0.338852</text:p>
          </table:table-cell>
          <table:table-cell office:value-type="float" office:value="179.661">
            <text:p>179.661</text:p>
          </table:table-cell>
          <table:table-cell office:value-type="float" office:value="0.556427">
            <text:p>0.5564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5427">
            <text:p>61.5427</text:p>
          </table:table-cell>
          <table:table-cell office:value-type="float" office:value="0.33905">
            <text:p>0.33905</text:p>
          </table:table-cell>
          <table:table-cell office:value-type="float" office:value="179.661">
            <text:p>179.661</text:p>
          </table:table-cell>
          <table:table-cell office:value-type="float" office:value="0.556205">
            <text:p>0.5562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6531">
            <text:p>61.6531</text:p>
          </table:table-cell>
          <table:table-cell office:value-type="float" office:value="0.339539">
            <text:p>0.339539</text:p>
          </table:table-cell>
          <table:table-cell office:value-type="float" office:value="179.66">
            <text:p>179.66</text:p>
          </table:table-cell>
          <table:table-cell office:value-type="float" office:value="0.557058">
            <text:p>0.5570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7654">
            <text:p>61.7654</text:p>
          </table:table-cell>
          <table:table-cell office:value-type="float" office:value="0.339905">
            <text:p>0.339905</text:p>
          </table:table-cell>
          <table:table-cell office:value-type="float" office:value="179.66">
            <text:p>179.66</text:p>
          </table:table-cell>
          <table:table-cell office:value-type="float" office:value="0.556862">
            <text:p>0.5568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8662">
            <text:p>61.8662</text:p>
          </table:table-cell>
          <table:table-cell office:value-type="float" office:value="0.340164">
            <text:p>0.340164</text:p>
          </table:table-cell>
          <table:table-cell office:value-type="float" office:value="179.66">
            <text:p>179.66</text:p>
          </table:table-cell>
          <table:table-cell office:value-type="float" office:value="0.556901">
            <text:p>0.5569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1.9771">
            <text:p>61.9771</text:p>
          </table:table-cell>
          <table:table-cell office:value-type="float" office:value="0.340714">
            <text:p>0.340714</text:p>
          </table:table-cell>
          <table:table-cell office:value-type="float" office:value="179.659">
            <text:p>179.659</text:p>
          </table:table-cell>
          <table:table-cell office:value-type="float" office:value="0.557262">
            <text:p>0.5572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0847">
            <text:p>62.0847</text:p>
          </table:table-cell>
          <table:table-cell office:value-type="float" office:value="0.34137">
            <text:p>0.34137</text:p>
          </table:table-cell>
          <table:table-cell office:value-type="float" office:value="179.659">
            <text:p>179.659</text:p>
          </table:table-cell>
          <table:table-cell office:value-type="float" office:value="0.557804">
            <text:p>0.5578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1943">
            <text:p>62.1943</text:p>
          </table:table-cell>
          <table:table-cell office:value-type="float" office:value="0.342178">
            <text:p>0.342178</text:p>
          </table:table-cell>
          <table:table-cell office:value-type="float" office:value="179.658">
            <text:p>179.658</text:p>
          </table:table-cell>
          <table:table-cell office:value-type="float" office:value="0.558263">
            <text:p>0.5582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3">
            <text:p>62.3</text:p>
          </table:table-cell>
          <table:table-cell office:value-type="float" office:value="0.342865">
            <text:p>0.342865</text:p>
          </table:table-cell>
          <table:table-cell office:value-type="float" office:value="179.657">
            <text:p>179.657</text:p>
          </table:table-cell>
          <table:table-cell office:value-type="float" office:value="0.558127">
            <text:p>0.5581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4021">
            <text:p>62.4021</text:p>
          </table:table-cell>
          <table:table-cell office:value-type="float" office:value="0.343658">
            <text:p>0.343658</text:p>
          </table:table-cell>
          <table:table-cell office:value-type="float" office:value="179.656">
            <text:p>179.656</text:p>
          </table:table-cell>
          <table:table-cell office:value-type="float" office:value="0.558515">
            <text:p>0.5585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5093">
            <text:p>62.5093</text:p>
          </table:table-cell>
          <table:table-cell office:value-type="float" office:value="0.34462">
            <text:p>0.34462</text:p>
          </table:table-cell>
          <table:table-cell office:value-type="float" office:value="179.655">
            <text:p>179.655</text:p>
          </table:table-cell>
          <table:table-cell office:value-type="float" office:value="0.558871">
            <text:p>0.5588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6165">
            <text:p>62.6165</text:p>
          </table:table-cell>
          <table:table-cell office:value-type="float" office:value="0.345551">
            <text:p>0.345551</text:p>
          </table:table-cell>
          <table:table-cell office:value-type="float" office:value="179.654">
            <text:p>179.654</text:p>
          </table:table-cell>
          <table:table-cell office:value-type="float" office:value="0.559134">
            <text:p>0.5591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7222">
            <text:p>62.7222</text:p>
          </table:table-cell>
          <table:table-cell office:value-type="float" office:value="0.346527">
            <text:p>0.346527</text:p>
          </table:table-cell>
          <table:table-cell office:value-type="float" office:value="179.653">
            <text:p>179.653</text:p>
          </table:table-cell>
          <table:table-cell office:value-type="float" office:value="0.559249">
            <text:p>0.5592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873">
            <text:p>62.873</text:p>
          </table:table-cell>
          <table:table-cell office:value-type="float" office:value="0.347946">
            <text:p>0.347946</text:p>
          </table:table-cell>
          <table:table-cell office:value-type="float" office:value="179.652">
            <text:p>179.652</text:p>
          </table:table-cell>
          <table:table-cell office:value-type="float" office:value="0.559484">
            <text:p>0.5594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2.9739">
            <text:p>62.9739</text:p>
          </table:table-cell>
          <table:table-cell office:value-type="float" office:value="0.349014">
            <text:p>0.349014</text:p>
          </table:table-cell>
          <table:table-cell office:value-type="float" office:value="179.651">
            <text:p>179.651</text:p>
          </table:table-cell>
          <table:table-cell office:value-type="float" office:value="0.560045">
            <text:p>0.5600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0811">
            <text:p>63.0811</text:p>
          </table:table-cell>
          <table:table-cell office:value-type="float" office:value="0.350235">
            <text:p>0.350235</text:p>
          </table:table-cell>
          <table:table-cell office:value-type="float" office:value="179.65">
            <text:p>179.65</text:p>
          </table:table-cell>
          <table:table-cell office:value-type="float" office:value="0.560379">
            <text:p>0.5603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188">
            <text:p>63.188</text:p>
          </table:table-cell>
          <table:table-cell office:value-type="float" office:value="0.351471">
            <text:p>0.351471</text:p>
          </table:table-cell>
          <table:table-cell office:value-type="float" office:value="179.649">
            <text:p>179.649</text:p>
          </table:table-cell>
          <table:table-cell office:value-type="float" office:value="0.560648">
            <text:p>0.5606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2891">
            <text:p>63.2891</text:p>
          </table:table-cell>
          <table:table-cell office:value-type="float" office:value="0.352814">
            <text:p>0.352814</text:p>
          </table:table-cell>
          <table:table-cell office:value-type="float" office:value="179.647">
            <text:p>179.647</text:p>
          </table:table-cell>
          <table:table-cell office:value-type="float" office:value="0.561064">
            <text:p>0.5610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3894">
            <text:p>63.3894</text:p>
          </table:table-cell>
          <table:table-cell office:value-type="float" office:value="0.354095">
            <text:p>0.354095</text:p>
          </table:table-cell>
          <table:table-cell office:value-type="float" office:value="179.646">
            <text:p>179.646</text:p>
          </table:table-cell>
          <table:table-cell office:value-type="float" office:value="0.561018">
            <text:p>0.5610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4944">
            <text:p>63.4944</text:p>
          </table:table-cell>
          <table:table-cell office:value-type="float" office:value="0.355392">
            <text:p>0.355392</text:p>
          </table:table-cell>
          <table:table-cell office:value-type="float" office:value="179.645">
            <text:p>179.645</text:p>
          </table:table-cell>
          <table:table-cell office:value-type="float" office:value="0.561537">
            <text:p>0.5615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5999">
            <text:p>63.5999</text:p>
          </table:table-cell>
          <table:table-cell office:value-type="float" office:value="0.356659">
            <text:p>0.356659</text:p>
          </table:table-cell>
          <table:table-cell office:value-type="float" office:value="179.643">
            <text:p>179.643</text:p>
          </table:table-cell>
          <table:table-cell office:value-type="float" office:value="0.561159">
            <text:p>0.5611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7498">
            <text:p>63.7498</text:p>
          </table:table-cell>
          <table:table-cell office:value-type="float" office:value="0.358429">
            <text:p>0.358429</text:p>
          </table:table-cell>
          <table:table-cell office:value-type="float" office:value="179.642">
            <text:p>179.642</text:p>
          </table:table-cell>
          <table:table-cell office:value-type="float" office:value="0.561731">
            <text:p>0.5617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8506">
            <text:p>63.8506</text:p>
          </table:table-cell>
          <table:table-cell office:value-type="float" office:value="0.359772">
            <text:p>0.359772</text:p>
          </table:table-cell>
          <table:table-cell office:value-type="float" office:value="179.64">
            <text:p>179.64</text:p>
          </table:table-cell>
          <table:table-cell office:value-type="float" office:value="0.562212">
            <text:p>0.5622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3.9514">
            <text:p>63.9514</text:p>
          </table:table-cell>
          <table:table-cell office:value-type="float" office:value="0.360962">
            <text:p>0.360962</text:p>
          </table:table-cell>
          <table:table-cell office:value-type="float" office:value="179.639">
            <text:p>179.639</text:p>
          </table:table-cell>
          <table:table-cell office:value-type="float" office:value="0.562148">
            <text:p>0.5621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0535">
            <text:p>64.0535</text:p>
          </table:table-cell>
          <table:table-cell office:value-type="float" office:value="0.362305">
            <text:p>0.362305</text:p>
          </table:table-cell>
          <table:table-cell office:value-type="float" office:value="179.638">
            <text:p>179.638</text:p>
          </table:table-cell>
          <table:table-cell office:value-type="float" office:value="0.56263">
            <text:p>0.562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1655">
            <text:p>64.1655</text:p>
          </table:table-cell>
          <table:table-cell office:value-type="float" office:value="0.363693">
            <text:p>0.363693</text:p>
          </table:table-cell>
          <table:table-cell office:value-type="float" office:value="179.636">
            <text:p>179.636</text:p>
          </table:table-cell>
          <table:table-cell office:value-type="float" office:value="0.562811">
            <text:p>0.5628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2739">
            <text:p>64.2739</text:p>
          </table:table-cell>
          <table:table-cell office:value-type="float" office:value="0.365158">
            <text:p>0.365158</text:p>
          </table:table-cell>
          <table:table-cell office:value-type="float" office:value="179.635">
            <text:p>179.635</text:p>
          </table:table-cell>
          <table:table-cell office:value-type="float" office:value="0.563359">
            <text:p>0.5633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3853">
            <text:p>64.3853</text:p>
          </table:table-cell>
          <table:table-cell office:value-type="float" office:value="0.366501">
            <text:p>0.366501</text:p>
          </table:table-cell>
          <table:table-cell office:value-type="float" office:value="179.633">
            <text:p>179.633</text:p>
          </table:table-cell>
          <table:table-cell office:value-type="float" office:value="0.563555">
            <text:p>0.5635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4912">
            <text:p>64.4912</text:p>
          </table:table-cell>
          <table:table-cell office:value-type="float" office:value="0.367844">
            <text:p>0.367844</text:p>
          </table:table-cell>
          <table:table-cell office:value-type="float" office:value="179.632">
            <text:p>179.632</text:p>
          </table:table-cell>
          <table:table-cell office:value-type="float" office:value="0.563805">
            <text:p>0.5638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5969">
            <text:p>64.5969</text:p>
          </table:table-cell>
          <table:table-cell office:value-type="float" office:value="0.369125">
            <text:p>0.369125</text:p>
          </table:table-cell>
          <table:table-cell office:value-type="float" office:value="179.631">
            <text:p>179.631</text:p>
          </table:table-cell>
          <table:table-cell office:value-type="float" office:value="0.563749">
            <text:p>0.5637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7063">
            <text:p>64.7063</text:p>
          </table:table-cell>
          <table:table-cell office:value-type="float" office:value="0.370728">
            <text:p>0.370728</text:p>
          </table:table-cell>
          <table:table-cell office:value-type="float" office:value="179.629">
            <text:p>179.629</text:p>
          </table:table-cell>
          <table:table-cell office:value-type="float" office:value="0.564539">
            <text:p>0.5645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8186">
            <text:p>64.8186</text:p>
          </table:table-cell>
          <table:table-cell office:value-type="float" office:value="0.372314">
            <text:p>0.372314</text:p>
          </table:table-cell>
          <table:table-cell office:value-type="float" office:value="179.628">
            <text:p>179.628</text:p>
          </table:table-cell>
          <table:table-cell office:value-type="float" office:value="0.564799">
            <text:p>0.5647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4.9302">
            <text:p>64.9302</text:p>
          </table:table-cell>
          <table:table-cell office:value-type="float" office:value="0.373901">
            <text:p>0.373901</text:p>
          </table:table-cell>
          <table:table-cell office:value-type="float" office:value="179.626">
            <text:p>179.626</text:p>
          </table:table-cell>
          <table:table-cell office:value-type="float" office:value="0.565061">
            <text:p>0.5650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0369">
            <text:p>65.0369</text:p>
          </table:table-cell>
          <table:table-cell office:value-type="float" office:value="0.375351">
            <text:p>0.375351</text:p>
          </table:table-cell>
          <table:table-cell office:value-type="float" office:value="179.625">
            <text:p>179.625</text:p>
          </table:table-cell>
          <table:table-cell office:value-type="float" office:value="0.564784">
            <text:p>0.5647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1479">
            <text:p>65.1479</text:p>
          </table:table-cell>
          <table:table-cell office:value-type="float" office:value="0.376938">
            <text:p>0.376938</text:p>
          </table:table-cell>
          <table:table-cell office:value-type="float" office:value="179.623">
            <text:p>179.623</text:p>
          </table:table-cell>
          <table:table-cell office:value-type="float" office:value="0.565561">
            <text:p>0.5655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2573">
            <text:p>65.2573</text:p>
          </table:table-cell>
          <table:table-cell office:value-type="float" office:value="0.378448">
            <text:p>0.378448</text:p>
          </table:table-cell>
          <table:table-cell office:value-type="float" office:value="179.622">
            <text:p>179.622</text:p>
          </table:table-cell>
          <table:table-cell office:value-type="float" office:value="0.565502">
            <text:p>0.5655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3677">
            <text:p>65.3677</text:p>
          </table:table-cell>
          <table:table-cell office:value-type="float" office:value="0.379959">
            <text:p>0.379959</text:p>
          </table:table-cell>
          <table:table-cell office:value-type="float" office:value="179.62">
            <text:p>179.62</text:p>
          </table:table-cell>
          <table:table-cell office:value-type="float" office:value="0.565583">
            <text:p>0.5655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48">
            <text:p>65.48</text:p>
          </table:table-cell>
          <table:table-cell office:value-type="float" office:value="0.381378">
            <text:p>0.381378</text:p>
          </table:table-cell>
          <table:table-cell office:value-type="float" office:value="179.619">
            <text:p>179.619</text:p>
          </table:table-cell>
          <table:table-cell office:value-type="float" office:value="0.566082">
            <text:p>0.5660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5859">
            <text:p>65.5859</text:p>
          </table:table-cell>
          <table:table-cell office:value-type="float" office:value="0.382965">
            <text:p>0.382965</text:p>
          </table:table-cell>
          <table:table-cell office:value-type="float" office:value="179.617">
            <text:p>179.617</text:p>
          </table:table-cell>
          <table:table-cell office:value-type="float" office:value="0.566557">
            <text:p>0.5665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696">
            <text:p>65.696</text:p>
          </table:table-cell>
          <table:table-cell office:value-type="float" office:value="0.384384">
            <text:p>0.384384</text:p>
          </table:table-cell>
          <table:table-cell office:value-type="float" office:value="179.616">
            <text:p>179.616</text:p>
          </table:table-cell>
          <table:table-cell office:value-type="float" office:value="0.566062">
            <text:p>0.5660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8086">
            <text:p>65.8086</text:p>
          </table:table-cell>
          <table:table-cell office:value-type="float" office:value="0.385925">
            <text:p>0.385925</text:p>
          </table:table-cell>
          <table:table-cell office:value-type="float" office:value="179.614">
            <text:p>179.614</text:p>
          </table:table-cell>
          <table:table-cell office:value-type="float" office:value="0.566859">
            <text:p>0.5668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5.9219">
            <text:p>65.9219</text:p>
          </table:table-cell>
          <table:table-cell office:value-type="float" office:value="0.387482">
            <text:p>0.387482</text:p>
          </table:table-cell>
          <table:table-cell office:value-type="float" office:value="179.613">
            <text:p>179.613</text:p>
          </table:table-cell>
          <table:table-cell office:value-type="float" office:value="0.567237">
            <text:p>0.5672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0288">
            <text:p>66.0288</text:p>
          </table:table-cell>
          <table:table-cell office:value-type="float" office:value="0.389008">
            <text:p>0.389008</text:p>
          </table:table-cell>
          <table:table-cell office:value-type="float" office:value="179.611">
            <text:p>179.611</text:p>
          </table:table-cell>
          <table:table-cell office:value-type="float" office:value="0.567036">
            <text:p>0.5670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1384">
            <text:p>66.1384</text:p>
          </table:table-cell>
          <table:table-cell office:value-type="float" office:value="0.390457">
            <text:p>0.390457</text:p>
          </table:table-cell>
          <table:table-cell office:value-type="float" office:value="179.61">
            <text:p>179.61</text:p>
          </table:table-cell>
          <table:table-cell office:value-type="float" office:value="0.567293">
            <text:p>0.5672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2507">
            <text:p>66.2507</text:p>
          </table:table-cell>
          <table:table-cell office:value-type="float" office:value="0.392014">
            <text:p>0.392014</text:p>
          </table:table-cell>
          <table:table-cell office:value-type="float" office:value="179.608">
            <text:p>179.608</text:p>
          </table:table-cell>
          <table:table-cell office:value-type="float" office:value="0.568269">
            <text:p>0.5682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3606">
            <text:p>66.3606</text:p>
          </table:table-cell>
          <table:table-cell office:value-type="float" office:value="0.393539">
            <text:p>0.393539</text:p>
          </table:table-cell>
          <table:table-cell office:value-type="float" office:value="179.606">
            <text:p>179.606</text:p>
          </table:table-cell>
          <table:table-cell office:value-type="float" office:value="0.568522">
            <text:p>0.5685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4744">
            <text:p>66.4744</text:p>
          </table:table-cell>
          <table:table-cell office:value-type="float" office:value="0.395233">
            <text:p>0.395233</text:p>
          </table:table-cell>
          <table:table-cell office:value-type="float" office:value="179.605">
            <text:p>179.605</text:p>
          </table:table-cell>
          <table:table-cell office:value-type="float" office:value="0.568779">
            <text:p>0.5687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575">
            <text:p>66.575</text:p>
          </table:table-cell>
          <table:table-cell office:value-type="float" office:value="0.396805">
            <text:p>0.396805</text:p>
          </table:table-cell>
          <table:table-cell office:value-type="float" office:value="179.603">
            <text:p>179.603</text:p>
          </table:table-cell>
          <table:table-cell office:value-type="float" office:value="0.568776">
            <text:p>0.5687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6887">
            <text:p>66.6887</text:p>
          </table:table-cell>
          <table:table-cell office:value-type="float" office:value="0.398285">
            <text:p>0.398285</text:p>
          </table:table-cell>
          <table:table-cell office:value-type="float" office:value="179.602">
            <text:p>179.602</text:p>
          </table:table-cell>
          <table:table-cell office:value-type="float" office:value="0.56837">
            <text:p>0.568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8013">
            <text:p>66.8013</text:p>
          </table:table-cell>
          <table:table-cell office:value-type="float" office:value="0.399826">
            <text:p>0.399826</text:p>
          </table:table-cell>
          <table:table-cell office:value-type="float" office:value="179.6">
            <text:p>179.6</text:p>
          </table:table-cell>
          <table:table-cell office:value-type="float" office:value="0.569153">
            <text:p>0.5691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6.9119">
            <text:p>66.9119</text:p>
          </table:table-cell>
          <table:table-cell office:value-type="float" office:value="0.40155">
            <text:p>0.40155</text:p>
          </table:table-cell>
          <table:table-cell office:value-type="float" office:value="179.598">
            <text:p>179.598</text:p>
          </table:table-cell>
          <table:table-cell office:value-type="float" office:value="0.569768">
            <text:p>0.5697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0256">
            <text:p>67.0256</text:p>
          </table:table-cell>
          <table:table-cell office:value-type="float" office:value="0.403214">
            <text:p>0.403214</text:p>
          </table:table-cell>
          <table:table-cell office:value-type="float" office:value="179.597">
            <text:p>179.597</text:p>
          </table:table-cell>
          <table:table-cell office:value-type="float" office:value="0.570199">
            <text:p>0.5701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1387">
            <text:p>67.1387</text:p>
          </table:table-cell>
          <table:table-cell office:value-type="float" office:value="0.404694">
            <text:p>0.404694</text:p>
          </table:table-cell>
          <table:table-cell office:value-type="float" office:value="179.595">
            <text:p>179.595</text:p>
          </table:table-cell>
          <table:table-cell office:value-type="float" office:value="0.570176">
            <text:p>0.5701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24">
            <text:p>67.24</text:p>
          </table:table-cell>
          <table:table-cell office:value-type="float" office:value="0.406036">
            <text:p>0.406036</text:p>
          </table:table-cell>
          <table:table-cell office:value-type="float" office:value="179.594">
            <text:p>179.594</text:p>
          </table:table-cell>
          <table:table-cell office:value-type="float" office:value="0.570102">
            <text:p>0.57010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3416">
            <text:p>67.3416</text:p>
          </table:table-cell>
          <table:table-cell office:value-type="float" office:value="0.407532">
            <text:p>0.407532</text:p>
          </table:table-cell>
          <table:table-cell office:value-type="float" office:value="179.592">
            <text:p>179.592</text:p>
          </table:table-cell>
          <table:table-cell office:value-type="float" office:value="0.570732">
            <text:p>0.5707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4915">
            <text:p>67.4915</text:p>
          </table:table-cell>
          <table:table-cell office:value-type="float" office:value="0.409744">
            <text:p>0.409744</text:p>
          </table:table-cell>
          <table:table-cell office:value-type="float" office:value="179.59">
            <text:p>179.59</text:p>
          </table:table-cell>
          <table:table-cell office:value-type="float" office:value="0.570716">
            <text:p>0.5707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5984">
            <text:p>67.5984</text:p>
          </table:table-cell>
          <table:table-cell office:value-type="float" office:value="0.411224">
            <text:p>0.411224</text:p>
          </table:table-cell>
          <table:table-cell office:value-type="float" office:value="179.589">
            <text:p>179.589</text:p>
          </table:table-cell>
          <table:table-cell office:value-type="float" office:value="0.571198">
            <text:p>0.5711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6985">
            <text:p>67.6985</text:p>
          </table:table-cell>
          <table:table-cell office:value-type="float" office:value="0.412598">
            <text:p>0.412598</text:p>
          </table:table-cell>
          <table:table-cell office:value-type="float" office:value="179.587">
            <text:p>179.587</text:p>
          </table:table-cell>
          <table:table-cell office:value-type="float" office:value="0.571058">
            <text:p>0.5710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7988">
            <text:p>67.7988</text:p>
          </table:table-cell>
          <table:table-cell office:value-type="float" office:value="0.41394">
            <text:p>0.41394</text:p>
          </table:table-cell>
          <table:table-cell office:value-type="float" office:value="179.586">
            <text:p>179.586</text:p>
          </table:table-cell>
          <table:table-cell office:value-type="float" office:value="0.57115">
            <text:p>0.571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7.8994">
            <text:p>67.8994</text:p>
          </table:table-cell>
          <table:table-cell office:value-type="float" office:value="0.415131">
            <text:p>0.415131</text:p>
          </table:table-cell>
          <table:table-cell office:value-type="float" office:value="179.585">
            <text:p>179.585</text:p>
          </table:table-cell>
          <table:table-cell office:value-type="float" office:value="0.570893">
            <text:p>0.5708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0066">
            <text:p>68.0066</text:p>
          </table:table-cell>
          <table:table-cell office:value-type="float" office:value="0.416702">
            <text:p>0.416702</text:p>
          </table:table-cell>
          <table:table-cell office:value-type="float" office:value="179.583">
            <text:p>179.583</text:p>
          </table:table-cell>
          <table:table-cell office:value-type="float" office:value="0.572288">
            <text:p>0.5722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1128">
            <text:p>68.1128</text:p>
          </table:table-cell>
          <table:table-cell office:value-type="float" office:value="0.418167">
            <text:p>0.418167</text:p>
          </table:table-cell>
          <table:table-cell office:value-type="float" office:value="179.582">
            <text:p>179.582</text:p>
          </table:table-cell>
          <table:table-cell office:value-type="float" office:value="0.572106">
            <text:p>0.5721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2212">
            <text:p>68.2212</text:p>
          </table:table-cell>
          <table:table-cell office:value-type="float" office:value="0.419571">
            <text:p>0.419571</text:p>
          </table:table-cell>
          <table:table-cell office:value-type="float" office:value="179.58">
            <text:p>179.58</text:p>
          </table:table-cell>
          <table:table-cell office:value-type="float" office:value="0.57182">
            <text:p>0.571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3281">
            <text:p>68.3281</text:p>
          </table:table-cell>
          <table:table-cell office:value-type="float" office:value="0.420975">
            <text:p>0.420975</text:p>
          </table:table-cell>
          <table:table-cell office:value-type="float" office:value="179.579">
            <text:p>179.579</text:p>
          </table:table-cell>
          <table:table-cell office:value-type="float" office:value="0.572055">
            <text:p>0.5720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4783">
            <text:p>68.4783</text:p>
          </table:table-cell>
          <table:table-cell office:value-type="float" office:value="0.423111">
            <text:p>0.423111</text:p>
          </table:table-cell>
          <table:table-cell office:value-type="float" office:value="179.577">
            <text:p>179.577</text:p>
          </table:table-cell>
          <table:table-cell office:value-type="float" office:value="0.572793">
            <text:p>0.5727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5789">
            <text:p>68.5789</text:p>
          </table:table-cell>
          <table:table-cell office:value-type="float" office:value="0.424347">
            <text:p>0.424347</text:p>
          </table:table-cell>
          <table:table-cell office:value-type="float" office:value="179.576">
            <text:p>179.576</text:p>
          </table:table-cell>
          <table:table-cell office:value-type="float" office:value="0.572673">
            <text:p>0.5726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6855">
            <text:p>68.6855</text:p>
          </table:table-cell>
          <table:table-cell office:value-type="float" office:value="0.425903">
            <text:p>0.425903</text:p>
          </table:table-cell>
          <table:table-cell office:value-type="float" office:value="179.574">
            <text:p>179.574</text:p>
          </table:table-cell>
          <table:table-cell office:value-type="float" office:value="0.573693">
            <text:p>0.5736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7935">
            <text:p>68.7935</text:p>
          </table:table-cell>
          <table:table-cell office:value-type="float" office:value="0.42749">
            <text:p>0.42749</text:p>
          </table:table-cell>
          <table:table-cell office:value-type="float" office:value="179.573">
            <text:p>179.573</text:p>
          </table:table-cell>
          <table:table-cell office:value-type="float" office:value="0.573647">
            <text:p>0.5736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8948">
            <text:p>68.8948</text:p>
          </table:table-cell>
          <table:table-cell office:value-type="float" office:value="0.428833">
            <text:p>0.428833</text:p>
          </table:table-cell>
          <table:table-cell office:value-type="float" office:value="179.571">
            <text:p>179.571</text:p>
          </table:table-cell>
          <table:table-cell office:value-type="float" office:value="0.573351">
            <text:p>0.5733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8.9951">
            <text:p>68.9951</text:p>
          </table:table-cell>
          <table:table-cell office:value-type="float" office:value="0.430237">
            <text:p>0.430237</text:p>
          </table:table-cell>
          <table:table-cell office:value-type="float" office:value="179.57">
            <text:p>179.57</text:p>
          </table:table-cell>
          <table:table-cell office:value-type="float" office:value="0.57384">
            <text:p>0.573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1028">
            <text:p>69.1028</text:p>
          </table:table-cell>
          <table:table-cell office:value-type="float" office:value="0.431702">
            <text:p>0.431702</text:p>
          </table:table-cell>
          <table:table-cell office:value-type="float" office:value="179.568">
            <text:p>179.568</text:p>
          </table:table-cell>
          <table:table-cell office:value-type="float" office:value="0.574339">
            <text:p>0.5743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2129">
            <text:p>69.2129</text:p>
          </table:table-cell>
          <table:table-cell office:value-type="float" office:value="0.433105">
            <text:p>0.433105</text:p>
          </table:table-cell>
          <table:table-cell office:value-type="float" office:value="179.567">
            <text:p>179.567</text:p>
          </table:table-cell>
          <table:table-cell office:value-type="float" office:value="0.574096">
            <text:p>0.57409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3237">
            <text:p>69.3237</text:p>
          </table:table-cell>
          <table:table-cell office:value-type="float" office:value="0.434433">
            <text:p>0.434433</text:p>
          </table:table-cell>
          <table:table-cell office:value-type="float" office:value="179.566">
            <text:p>179.566</text:p>
          </table:table-cell>
          <table:table-cell office:value-type="float" office:value="0.574294">
            <text:p>0.5742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4299">
            <text:p>69.4299</text:p>
          </table:table-cell>
          <table:table-cell office:value-type="float" office:value="0.435669">
            <text:p>0.435669</text:p>
          </table:table-cell>
          <table:table-cell office:value-type="float" office:value="179.564">
            <text:p>179.564</text:p>
          </table:table-cell>
          <table:table-cell office:value-type="float" office:value="0.574018">
            <text:p>0.5740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5864">
            <text:p>69.5864</text:p>
          </table:table-cell>
          <table:table-cell office:value-type="float" office:value="0.437576">
            <text:p>0.437576</text:p>
          </table:table-cell>
          <table:table-cell office:value-type="float" office:value="179.562">
            <text:p>179.562</text:p>
          </table:table-cell>
          <table:table-cell office:value-type="float" office:value="0.575128">
            <text:p>0.5751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6978">
            <text:p>69.6978</text:p>
          </table:table-cell>
          <table:table-cell office:value-type="float" office:value="0.438873">
            <text:p>0.438873</text:p>
          </table:table-cell>
          <table:table-cell office:value-type="float" office:value="179.561">
            <text:p>179.561</text:p>
          </table:table-cell>
          <table:table-cell office:value-type="float" office:value="0.575253">
            <text:p>0.5752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8086">
            <text:p>69.8086</text:p>
          </table:table-cell>
          <table:table-cell office:value-type="float" office:value="0.440048">
            <text:p>0.440048</text:p>
          </table:table-cell>
          <table:table-cell office:value-type="float" office:value="179.56">
            <text:p>179.56</text:p>
          </table:table-cell>
          <table:table-cell office:value-type="float" office:value="0.575189">
            <text:p>0.5751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69.9197">
            <text:p>69.9197</text:p>
          </table:table-cell>
          <table:table-cell office:value-type="float" office:value="0.441162">
            <text:p>0.441162</text:p>
          </table:table-cell>
          <table:table-cell office:value-type="float" office:value="179.559">
            <text:p>179.559</text:p>
          </table:table-cell>
          <table:table-cell office:value-type="float" office:value="0.575243">
            <text:p>0.57524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0303">
            <text:p>70.0303</text:p>
          </table:table-cell>
          <table:table-cell office:value-type="float" office:value="0.442261">
            <text:p>0.442261</text:p>
          </table:table-cell>
          <table:table-cell office:value-type="float" office:value="179.558">
            <text:p>179.558</text:p>
          </table:table-cell>
          <table:table-cell office:value-type="float" office:value="0.575539">
            <text:p>0.5755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1362">
            <text:p>70.1362</text:p>
          </table:table-cell>
          <table:table-cell office:value-type="float" office:value="0.443298">
            <text:p>0.443298</text:p>
          </table:table-cell>
          <table:table-cell office:value-type="float" office:value="179.557">
            <text:p>179.557</text:p>
          </table:table-cell>
          <table:table-cell office:value-type="float" office:value="0.575228">
            <text:p>0.5752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2476">
            <text:p>70.2476</text:p>
          </table:table-cell>
          <table:table-cell office:value-type="float" office:value="0.444275">
            <text:p>0.444275</text:p>
          </table:table-cell>
          <table:table-cell office:value-type="float" office:value="179.556">
            <text:p>179.556</text:p>
          </table:table-cell>
          <table:table-cell office:value-type="float" office:value="0.575842">
            <text:p>0.5758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3606">
            <text:p>70.3606</text:p>
          </table:table-cell>
          <table:table-cell office:value-type="float" office:value="0.445084">
            <text:p>0.445084</text:p>
          </table:table-cell>
          <table:table-cell office:value-type="float" office:value="179.555">
            <text:p>179.555</text:p>
          </table:table-cell>
          <table:table-cell office:value-type="float" office:value="0.5753">
            <text:p>0.57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4612">
            <text:p>70.4612</text:p>
          </table:table-cell>
          <table:table-cell office:value-type="float" office:value="0.445923">
            <text:p>0.445923</text:p>
          </table:table-cell>
          <table:table-cell office:value-type="float" office:value="179.554">
            <text:p>179.554</text:p>
          </table:table-cell>
          <table:table-cell office:value-type="float" office:value="0.575326">
            <text:p>0.5753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5637">
            <text:p>70.5637</text:p>
          </table:table-cell>
          <table:table-cell office:value-type="float" office:value="0.446686">
            <text:p>0.446686</text:p>
          </table:table-cell>
          <table:table-cell office:value-type="float" office:value="179.553">
            <text:p>179.553</text:p>
          </table:table-cell>
          <table:table-cell office:value-type="float" office:value="0.575198">
            <text:p>0.5751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6716">
            <text:p>70.6716</text:p>
          </table:table-cell>
          <table:table-cell office:value-type="float" office:value="0.447495">
            <text:p>0.447495</text:p>
          </table:table-cell>
          <table:table-cell office:value-type="float" office:value="179.553">
            <text:p>179.553</text:p>
          </table:table-cell>
          <table:table-cell office:value-type="float" office:value="0.575406">
            <text:p>0.5754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7744">
            <text:p>70.7744</text:p>
          </table:table-cell>
          <table:table-cell office:value-type="float" office:value="0.44841">
            <text:p>0.44841</text:p>
          </table:table-cell>
          <table:table-cell office:value-type="float" office:value="179.552">
            <text:p>179.552</text:p>
          </table:table-cell>
          <table:table-cell office:value-type="float" office:value="0.576059">
            <text:p>0.5760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8867">
            <text:p>70.8867</text:p>
          </table:table-cell>
          <table:table-cell office:value-type="float" office:value="0.449188">
            <text:p>0.449188</text:p>
          </table:table-cell>
          <table:table-cell office:value-type="float" office:value="179.551">
            <text:p>179.551</text:p>
          </table:table-cell>
          <table:table-cell office:value-type="float" office:value="0.575453">
            <text:p>0.5754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0.9976">
            <text:p>70.9976</text:p>
          </table:table-cell>
          <table:table-cell office:value-type="float" office:value="0.45018">
            <text:p>0.45018</text:p>
          </table:table-cell>
          <table:table-cell office:value-type="float" office:value="179.55">
            <text:p>179.55</text:p>
          </table:table-cell>
          <table:table-cell office:value-type="float" office:value="0.576178">
            <text:p>0.5761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1047">
            <text:p>71.1047</text:p>
          </table:table-cell>
          <table:table-cell office:value-type="float" office:value="0.450943">
            <text:p>0.450943</text:p>
          </table:table-cell>
          <table:table-cell office:value-type="float" office:value="179.549">
            <text:p>179.549</text:p>
          </table:table-cell>
          <table:table-cell office:value-type="float" office:value="0.57609">
            <text:p>0.576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2166">
            <text:p>71.2166</text:p>
          </table:table-cell>
          <table:table-cell office:value-type="float" office:value="0.452026">
            <text:p>0.452026</text:p>
          </table:table-cell>
          <table:table-cell office:value-type="float" office:value="179.548">
            <text:p>179.548</text:p>
          </table:table-cell>
          <table:table-cell office:value-type="float" office:value="0.57691">
            <text:p>0.576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3267">
            <text:p>71.3267</text:p>
          </table:table-cell>
          <table:table-cell office:value-type="float" office:value="0.452728">
            <text:p>0.452728</text:p>
          </table:table-cell>
          <table:table-cell office:value-type="float" office:value="179.547">
            <text:p>179.547</text:p>
          </table:table-cell>
          <table:table-cell office:value-type="float" office:value="0.576484">
            <text:p>0.5764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4314">
            <text:p>71.4314</text:p>
          </table:table-cell>
          <table:table-cell office:value-type="float" office:value="0.453461">
            <text:p>0.453461</text:p>
          </table:table-cell>
          <table:table-cell office:value-type="float" office:value="179.547">
            <text:p>179.547</text:p>
          </table:table-cell>
          <table:table-cell office:value-type="float" office:value="0.576375">
            <text:p>0.5763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5444">
            <text:p>71.5444</text:p>
          </table:table-cell>
          <table:table-cell office:value-type="float" office:value="0.454132">
            <text:p>0.454132</text:p>
          </table:table-cell>
          <table:table-cell office:value-type="float" office:value="179.546">
            <text:p>179.546</text:p>
          </table:table-cell>
          <table:table-cell office:value-type="float" office:value="0.576469">
            <text:p>0.5764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6487">
            <text:p>71.6487</text:p>
          </table:table-cell>
          <table:table-cell office:value-type="float" office:value="0.454849">
            <text:p>0.454849</text:p>
          </table:table-cell>
          <table:table-cell office:value-type="float" office:value="179.545">
            <text:p>179.545</text:p>
          </table:table-cell>
          <table:table-cell office:value-type="float" office:value="0.576601">
            <text:p>0.57660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7505">
            <text:p>71.7505</text:p>
          </table:table-cell>
          <table:table-cell office:value-type="float" office:value="0.455429">
            <text:p>0.455429</text:p>
          </table:table-cell>
          <table:table-cell office:value-type="float" office:value="179.545">
            <text:p>179.545</text:p>
          </table:table-cell>
          <table:table-cell office:value-type="float" office:value="0.576504">
            <text:p>0.5765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853">
            <text:p>71.853</text:p>
          </table:table-cell>
          <table:table-cell office:value-type="float" office:value="0.455811">
            <text:p>0.455811</text:p>
          </table:table-cell>
          <table:table-cell office:value-type="float" office:value="179.544">
            <text:p>179.544</text:p>
          </table:table-cell>
          <table:table-cell office:value-type="float" office:value="0.575549">
            <text:p>0.57554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1.9543">
            <text:p>71.9543</text:p>
          </table:table-cell>
          <table:table-cell office:value-type="float" office:value="0.456177">
            <text:p>0.456177</text:p>
          </table:table-cell>
          <table:table-cell office:value-type="float" office:value="179.544">
            <text:p>179.544</text:p>
          </table:table-cell>
          <table:table-cell office:value-type="float" office:value="0.576046">
            <text:p>0.5760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0566">
            <text:p>72.0566</text:p>
          </table:table-cell>
          <table:table-cell office:value-type="float" office:value="0.456726">
            <text:p>0.456726</text:p>
          </table:table-cell>
          <table:table-cell office:value-type="float" office:value="179.543">
            <text:p>179.543</text:p>
          </table:table-cell>
          <table:table-cell office:value-type="float" office:value="0.576651">
            <text:p>0.5766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1667">
            <text:p>72.1667</text:p>
          </table:table-cell>
          <table:table-cell office:value-type="float" office:value="0.457031">
            <text:p>0.457031</text:p>
          </table:table-cell>
          <table:table-cell office:value-type="float" office:value="179.543">
            <text:p>179.543</text:p>
          </table:table-cell>
          <table:table-cell office:value-type="float" office:value="0.575939">
            <text:p>0.5759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2773">
            <text:p>72.2773</text:p>
          </table:table-cell>
          <table:table-cell office:value-type="float" office:value="0.457458">
            <text:p>0.457458</text:p>
          </table:table-cell>
          <table:table-cell office:value-type="float" office:value="179.543">
            <text:p>179.543</text:p>
          </table:table-cell>
          <table:table-cell office:value-type="float" office:value="0.576504">
            <text:p>0.5765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3794">
            <text:p>72.3794</text:p>
          </table:table-cell>
          <table:table-cell office:value-type="float" office:value="0.457703">
            <text:p>0.457703</text:p>
          </table:table-cell>
          <table:table-cell office:value-type="float" office:value="179.542">
            <text:p>179.542</text:p>
          </table:table-cell>
          <table:table-cell office:value-type="float" office:value="0.576039">
            <text:p>0.5760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53">
            <text:p>72.53</text:p>
          </table:table-cell>
          <table:table-cell office:value-type="float" office:value="0.458191">
            <text:p>0.458191</text:p>
          </table:table-cell>
          <table:table-cell office:value-type="float" office:value="179.542">
            <text:p>179.542</text:p>
          </table:table-cell>
          <table:table-cell office:value-type="float" office:value="0.57612">
            <text:p>0.576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6396">
            <text:p>72.6396</text:p>
          </table:table-cell>
          <table:table-cell office:value-type="float" office:value="0.458405">
            <text:p>0.458405</text:p>
          </table:table-cell>
          <table:table-cell office:value-type="float" office:value="179.542">
            <text:p>179.542</text:p>
          </table:table-cell>
          <table:table-cell office:value-type="float" office:value="0.576152">
            <text:p>0.5761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7498">
            <text:p>72.7498</text:p>
          </table:table-cell>
          <table:table-cell office:value-type="float" office:value="0.458588">
            <text:p>0.458588</text:p>
          </table:table-cell>
          <table:table-cell office:value-type="float" office:value="179.541">
            <text:p>179.541</text:p>
          </table:table-cell>
          <table:table-cell office:value-type="float" office:value="0.576173">
            <text:p>0.5761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8613">
            <text:p>72.8613</text:p>
          </table:table-cell>
          <table:table-cell office:value-type="float" office:value="0.458832">
            <text:p>0.458832</text:p>
          </table:table-cell>
          <table:table-cell office:value-type="float" office:value="179.541">
            <text:p>179.541</text:p>
          </table:table-cell>
          <table:table-cell office:value-type="float" office:value="0.576225">
            <text:p>0.57622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2.9707">
            <text:p>72.9707</text:p>
          </table:table-cell>
          <table:table-cell office:value-type="float" office:value="0.459198">
            <text:p>0.459198</text:p>
          </table:table-cell>
          <table:table-cell office:value-type="float" office:value="179.541">
            <text:p>179.541</text:p>
          </table:table-cell>
          <table:table-cell office:value-type="float" office:value="0.576311">
            <text:p>0.5763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0779">
            <text:p>73.0779</text:p>
          </table:table-cell>
          <table:table-cell office:value-type="float" office:value="0.459518">
            <text:p>0.459518</text:p>
          </table:table-cell>
          <table:table-cell office:value-type="float" office:value="179.54">
            <text:p>179.54</text:p>
          </table:table-cell>
          <table:table-cell office:value-type="float" office:value="0.57666">
            <text:p>0.576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1895">
            <text:p>73.1895</text:p>
          </table:table-cell>
          <table:table-cell office:value-type="float" office:value="0.459625">
            <text:p>0.459625</text:p>
          </table:table-cell>
          <table:table-cell office:value-type="float" office:value="179.54">
            <text:p>179.54</text:p>
          </table:table-cell>
          <table:table-cell office:value-type="float" office:value="0.576154">
            <text:p>0.5761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301">
            <text:p>73.301</text:p>
          </table:table-cell>
          <table:table-cell office:value-type="float" office:value="0.459686">
            <text:p>0.459686</text:p>
          </table:table-cell>
          <table:table-cell office:value-type="float" office:value="179.54">
            <text:p>179.54</text:p>
          </table:table-cell>
          <table:table-cell office:value-type="float" office:value="0.576093">
            <text:p>0.5760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4128">
            <text:p>73.4128</text:p>
          </table:table-cell>
          <table:table-cell office:value-type="float" office:value="0.459869">
            <text:p>0.459869</text:p>
          </table:table-cell>
          <table:table-cell office:value-type="float" office:value="179.54">
            <text:p>179.54</text:p>
          </table:table-cell>
          <table:table-cell office:value-type="float" office:value="0.576151">
            <text:p>0.5761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5242">
            <text:p>73.5242</text:p>
          </table:table-cell>
          <table:table-cell office:value-type="float" office:value="0.459839">
            <text:p>0.459839</text:p>
          </table:table-cell>
          <table:table-cell office:value-type="float" office:value="179.54">
            <text:p>179.54</text:p>
          </table:table-cell>
          <table:table-cell office:value-type="float" office:value="0.575751">
            <text:p>0.5757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6311">
            <text:p>73.6311</text:p>
          </table:table-cell>
          <table:table-cell office:value-type="float" office:value="0.460068">
            <text:p>0.460068</text:p>
          </table:table-cell>
          <table:table-cell office:value-type="float" office:value="179.54">
            <text:p>179.54</text:p>
          </table:table-cell>
          <table:table-cell office:value-type="float" office:value="0.576604">
            <text:p>0.57660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7422">
            <text:p>73.7422</text:p>
          </table:table-cell>
          <table:table-cell office:value-type="float" office:value="0.460129">
            <text:p>0.460129</text:p>
          </table:table-cell>
          <table:table-cell office:value-type="float" office:value="179.54">
            <text:p>179.54</text:p>
          </table:table-cell>
          <table:table-cell office:value-type="float" office:value="0.575935">
            <text:p>0.5759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8533">
            <text:p>73.8533</text:p>
          </table:table-cell>
          <table:table-cell office:value-type="float" office:value="0.460129">
            <text:p>0.460129</text:p>
          </table:table-cell>
          <table:table-cell office:value-type="float" office:value="179.54">
            <text:p>179.54</text:p>
          </table:table-cell>
          <table:table-cell office:value-type="float" office:value="0.575921">
            <text:p>0.5759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3.9587">
            <text:p>73.9587</text:p>
          </table:table-cell>
          <table:table-cell office:value-type="float" office:value="0.460251">
            <text:p>0.460251</text:p>
          </table:table-cell>
          <table:table-cell office:value-type="float" office:value="179.54">
            <text:p>179.54</text:p>
          </table:table-cell>
          <table:table-cell office:value-type="float" office:value="0.5762">
            <text:p>0.57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0623">
            <text:p>74.0623</text:p>
          </table:table-cell>
          <table:table-cell office:value-type="float" office:value="0.460098">
            <text:p>0.460098</text:p>
          </table:table-cell>
          <table:table-cell office:value-type="float" office:value="179.54">
            <text:p>179.54</text:p>
          </table:table-cell>
          <table:table-cell office:value-type="float" office:value="0.575531">
            <text:p>0.5755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1716">
            <text:p>74.1716</text:p>
          </table:table-cell>
          <table:table-cell office:value-type="float" office:value="0.460144">
            <text:p>0.460144</text:p>
          </table:table-cell>
          <table:table-cell office:value-type="float" office:value="179.54">
            <text:p>179.54</text:p>
          </table:table-cell>
          <table:table-cell office:value-type="float" office:value="0.57611">
            <text:p>0.576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2766">
            <text:p>74.2766</text:p>
          </table:table-cell>
          <table:table-cell office:value-type="float" office:value="0.460266">
            <text:p>0.460266</text:p>
          </table:table-cell>
          <table:table-cell office:value-type="float" office:value="179.54">
            <text:p>179.54</text:p>
          </table:table-cell>
          <table:table-cell office:value-type="float" office:value="0.576203">
            <text:p>0.5762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3774">
            <text:p>74.3774</text:p>
          </table:table-cell>
          <table:table-cell office:value-type="float" office:value="0.460327">
            <text:p>0.460327</text:p>
          </table:table-cell>
          <table:table-cell office:value-type="float" office:value="179.54">
            <text:p>179.54</text:p>
          </table:table-cell>
          <table:table-cell office:value-type="float" office:value="0.575955">
            <text:p>0.5759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48">
            <text:p>74.48</text:p>
          </table:table-cell>
          <table:table-cell office:value-type="float" office:value="0.460388">
            <text:p>0.460388</text:p>
          </table:table-cell>
          <table:table-cell office:value-type="float" office:value="179.54">
            <text:p>179.54</text:p>
          </table:table-cell>
          <table:table-cell office:value-type="float" office:value="0.575962">
            <text:p>0.5759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5813">
            <text:p>74.5813</text:p>
          </table:table-cell>
          <table:table-cell office:value-type="float" office:value="0.460388">
            <text:p>0.460388</text:p>
          </table:table-cell>
          <table:table-cell office:value-type="float" office:value="179.54">
            <text:p>179.54</text:p>
          </table:table-cell>
          <table:table-cell office:value-type="float" office:value="0.575964">
            <text:p>0.5759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6882">
            <text:p>74.6882</text:p>
          </table:table-cell>
          <table:table-cell office:value-type="float" office:value="0.460449">
            <text:p>0.460449</text:p>
          </table:table-cell>
          <table:table-cell office:value-type="float" office:value="179.54">
            <text:p>179.54</text:p>
          </table:table-cell>
          <table:table-cell office:value-type="float" office:value="0.57599">
            <text:p>0.5759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7974">
            <text:p>74.7974</text:p>
          </table:table-cell>
          <table:table-cell office:value-type="float" office:value="0.460388">
            <text:p>0.460388</text:p>
          </table:table-cell>
          <table:table-cell office:value-type="float" office:value="179.54">
            <text:p>179.54</text:p>
          </table:table-cell>
          <table:table-cell office:value-type="float" office:value="0.575475">
            <text:p>0.5754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4.8994">
            <text:p>74.8994</text:p>
          </table:table-cell>
          <table:table-cell office:value-type="float" office:value="0.460266">
            <text:p>0.460266</text:p>
          </table:table-cell>
          <table:table-cell office:value-type="float" office:value="179.54">
            <text:p>179.54</text:p>
          </table:table-cell>
          <table:table-cell office:value-type="float" office:value="0.575685">
            <text:p>0.5756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0515">
            <text:p>75.0515</text:p>
          </table:table-cell>
          <table:table-cell office:value-type="float" office:value="0.460022">
            <text:p>0.460022</text:p>
          </table:table-cell>
          <table:table-cell office:value-type="float" office:value="179.54">
            <text:p>179.54</text:p>
          </table:table-cell>
          <table:table-cell office:value-type="float" office:value="0.575386">
            <text:p>0.5753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1616">
            <text:p>75.1616</text:p>
          </table:table-cell>
          <table:table-cell office:value-type="float" office:value="0.459854">
            <text:p>0.459854</text:p>
          </table:table-cell>
          <table:table-cell office:value-type="float" office:value="179.54">
            <text:p>179.54</text:p>
          </table:table-cell>
          <table:table-cell office:value-type="float" office:value="0.575609">
            <text:p>0.57560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2715">
            <text:p>75.2715</text:p>
          </table:table-cell>
          <table:table-cell office:value-type="float" office:value="0.459518">
            <text:p>0.459518</text:p>
          </table:table-cell>
          <table:table-cell office:value-type="float" office:value="179.54">
            <text:p>179.54</text:p>
          </table:table-cell>
          <table:table-cell office:value-type="float" office:value="0.574934">
            <text:p>0.5749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3821">
            <text:p>75.3821</text:p>
          </table:table-cell>
          <table:table-cell office:value-type="float" office:value="0.459274">
            <text:p>0.459274</text:p>
          </table:table-cell>
          <table:table-cell office:value-type="float" office:value="179.541">
            <text:p>179.541</text:p>
          </table:table-cell>
          <table:table-cell office:value-type="float" office:value="0.575027">
            <text:p>0.5750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4937">
            <text:p>75.4937</text:p>
          </table:table-cell>
          <table:table-cell office:value-type="float" office:value="0.458954">
            <text:p>0.458954</text:p>
          </table:table-cell>
          <table:table-cell office:value-type="float" office:value="179.541">
            <text:p>179.541</text:p>
          </table:table-cell>
          <table:table-cell office:value-type="float" office:value="0.575132">
            <text:p>0.5751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5945">
            <text:p>75.5945</text:p>
          </table:table-cell>
          <table:table-cell office:value-type="float" office:value="0.458633">
            <text:p>0.458633</text:p>
          </table:table-cell>
          <table:table-cell office:value-type="float" office:value="179.541">
            <text:p>179.541</text:p>
          </table:table-cell>
          <table:table-cell office:value-type="float" office:value="0.575092">
            <text:p>0.5750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7058">
            <text:p>75.7058</text:p>
          </table:table-cell>
          <table:table-cell office:value-type="float" office:value="0.458389">
            <text:p>0.458389</text:p>
          </table:table-cell>
          <table:table-cell office:value-type="float" office:value="179.542">
            <text:p>179.542</text:p>
          </table:table-cell>
          <table:table-cell office:value-type="float" office:value="0.575351">
            <text:p>0.5753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813">
            <text:p>75.813</text:p>
          </table:table-cell>
          <table:table-cell office:value-type="float" office:value="0.457718">
            <text:p>0.457718</text:p>
          </table:table-cell>
          <table:table-cell office:value-type="float" office:value="179.542">
            <text:p>179.542</text:p>
          </table:table-cell>
          <table:table-cell office:value-type="float" office:value="0.573971">
            <text:p>0.5739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5.9255">
            <text:p>75.9255</text:p>
          </table:table-cell>
          <table:table-cell office:value-type="float" office:value="0.45723">
            <text:p>0.45723</text:p>
          </table:table-cell>
          <table:table-cell office:value-type="float" office:value="179.543">
            <text:p>179.543</text:p>
          </table:table-cell>
          <table:table-cell office:value-type="float" office:value="0.574632">
            <text:p>0.5746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0386">
            <text:p>76.0386</text:p>
          </table:table-cell>
          <table:table-cell office:value-type="float" office:value="0.456558">
            <text:p>0.456558</text:p>
          </table:table-cell>
          <table:table-cell office:value-type="float" office:value="179.543">
            <text:p>179.543</text:p>
          </table:table-cell>
          <table:table-cell office:value-type="float" office:value="0.574021">
            <text:p>0.5740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1455">
            <text:p>76.1455</text:p>
          </table:table-cell>
          <table:table-cell office:value-type="float" office:value="0.455994">
            <text:p>0.455994</text:p>
          </table:table-cell>
          <table:table-cell office:value-type="float" office:value="179.544">
            <text:p>179.544</text:p>
          </table:table-cell>
          <table:table-cell office:value-type="float" office:value="0.574139">
            <text:p>0.5741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2466">
            <text:p>76.2466</text:p>
          </table:table-cell>
          <table:table-cell office:value-type="float" office:value="0.455353">
            <text:p>0.455353</text:p>
          </table:table-cell>
          <table:table-cell office:value-type="float" office:value="179.545">
            <text:p>179.545</text:p>
          </table:table-cell>
          <table:table-cell office:value-type="float" office:value="0.573837">
            <text:p>0.5738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353">
            <text:p>76.353</text:p>
          </table:table-cell>
          <table:table-cell office:value-type="float" office:value="0.454681">
            <text:p>0.454681</text:p>
          </table:table-cell>
          <table:table-cell office:value-type="float" office:value="179.545">
            <text:p>179.545</text:p>
          </table:table-cell>
          <table:table-cell office:value-type="float" office:value="0.573468">
            <text:p>0.5734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4539">
            <text:p>76.4539</text:p>
          </table:table-cell>
          <table:table-cell office:value-type="float" office:value="0.454041">
            <text:p>0.454041</text:p>
          </table:table-cell>
          <table:table-cell office:value-type="float" office:value="179.546">
            <text:p>179.546</text:p>
          </table:table-cell>
          <table:table-cell office:value-type="float" office:value="0.573493">
            <text:p>0.5734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5554">
            <text:p>76.5554</text:p>
          </table:table-cell>
          <table:table-cell office:value-type="float" office:value="0.45343">
            <text:p>0.45343</text:p>
          </table:table-cell>
          <table:table-cell office:value-type="float" office:value="179.547">
            <text:p>179.547</text:p>
          </table:table-cell>
          <table:table-cell office:value-type="float" office:value="0.573269">
            <text:p>0.5732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6646">
            <text:p>76.6646</text:p>
          </table:table-cell>
          <table:table-cell office:value-type="float" office:value="0.452774">
            <text:p>0.452774</text:p>
          </table:table-cell>
          <table:table-cell office:value-type="float" office:value="179.547">
            <text:p>179.547</text:p>
          </table:table-cell>
          <table:table-cell office:value-type="float" office:value="0.573223">
            <text:p>0.5732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7761">
            <text:p>76.7761</text:p>
          </table:table-cell>
          <table:table-cell office:value-type="float" office:value="0.451981">
            <text:p>0.451981</text:p>
          </table:table-cell>
          <table:table-cell office:value-type="float" office:value="179.548">
            <text:p>179.548</text:p>
          </table:table-cell>
          <table:table-cell office:value-type="float" office:value="0.573007">
            <text:p>0.5730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8877">
            <text:p>76.8877</text:p>
          </table:table-cell>
          <table:table-cell office:value-type="float" office:value="0.451309">
            <text:p>0.451309</text:p>
          </table:table-cell>
          <table:table-cell office:value-type="float" office:value="179.549">
            <text:p>179.549</text:p>
          </table:table-cell>
          <table:table-cell office:value-type="float" office:value="0.573389">
            <text:p>0.5733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6.999">
            <text:p>76.999</text:p>
          </table:table-cell>
          <table:table-cell office:value-type="float" office:value="0.45076">
            <text:p>0.45076</text:p>
          </table:table-cell>
          <table:table-cell office:value-type="float" office:value="179.549">
            <text:p>179.549</text:p>
          </table:table-cell>
          <table:table-cell office:value-type="float" office:value="0.573328">
            <text:p>0.5733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1514">
            <text:p>77.1514</text:p>
          </table:table-cell>
          <table:table-cell office:value-type="float" office:value="0.449966">
            <text:p>0.449966</text:p>
          </table:table-cell>
          <table:table-cell office:value-type="float" office:value="179.55">
            <text:p>179.55</text:p>
          </table:table-cell>
          <table:table-cell office:value-type="float" office:value="0.572957">
            <text:p>0.5729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2637">
            <text:p>77.2637</text:p>
          </table:table-cell>
          <table:table-cell office:value-type="float" office:value="0.4496">
            <text:p>0.4496</text:p>
          </table:table-cell>
          <table:table-cell office:value-type="float" office:value="179.55">
            <text:p>179.55</text:p>
          </table:table-cell>
          <table:table-cell office:value-type="float" office:value="0.573184">
            <text:p>0.5731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3655">
            <text:p>77.3655</text:p>
          </table:table-cell>
          <table:table-cell office:value-type="float" office:value="0.44899">
            <text:p>0.44899</text:p>
          </table:table-cell>
          <table:table-cell office:value-type="float" office:value="179.551">
            <text:p>179.551</text:p>
          </table:table-cell>
          <table:table-cell office:value-type="float" office:value="0.572788">
            <text:p>0.57278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4734">
            <text:p>77.4734</text:p>
          </table:table-cell>
          <table:table-cell office:value-type="float" office:value="0.448441">
            <text:p>0.448441</text:p>
          </table:table-cell>
          <table:table-cell office:value-type="float" office:value="179.552">
            <text:p>179.552</text:p>
          </table:table-cell>
          <table:table-cell office:value-type="float" office:value="0.572486">
            <text:p>0.57248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5793">
            <text:p>77.5793</text:p>
          </table:table-cell>
          <table:table-cell office:value-type="float" office:value="0.447876">
            <text:p>0.447876</text:p>
          </table:table-cell>
          <table:table-cell office:value-type="float" office:value="179.552">
            <text:p>179.552</text:p>
          </table:table-cell>
          <table:table-cell office:value-type="float" office:value="0.572605">
            <text:p>0.57260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6943">
            <text:p>77.6943</text:p>
          </table:table-cell>
          <table:table-cell office:value-type="float" office:value="0.447327">
            <text:p>0.447327</text:p>
          </table:table-cell>
          <table:table-cell office:value-type="float" office:value="179.553">
            <text:p>179.553</text:p>
          </table:table-cell>
          <table:table-cell office:value-type="float" office:value="0.572531">
            <text:p>0.5725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8447">
            <text:p>77.8447</text:p>
          </table:table-cell>
          <table:table-cell office:value-type="float" office:value="0.446381">
            <text:p>0.446381</text:p>
          </table:table-cell>
          <table:table-cell office:value-type="float" office:value="179.554">
            <text:p>179.554</text:p>
          </table:table-cell>
          <table:table-cell office:value-type="float" office:value="0.571846">
            <text:p>0.5718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7.9456">
            <text:p>77.9456</text:p>
          </table:table-cell>
          <table:table-cell office:value-type="float" office:value="0.445953">
            <text:p>0.445953</text:p>
          </table:table-cell>
          <table:table-cell office:value-type="float" office:value="179.554">
            <text:p>179.554</text:p>
          </table:table-cell>
          <table:table-cell office:value-type="float" office:value="0.572547">
            <text:p>0.5725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0466">
            <text:p>78.0466</text:p>
          </table:table-cell>
          <table:table-cell office:value-type="float" office:value="0.445282">
            <text:p>0.445282</text:p>
          </table:table-cell>
          <table:table-cell office:value-type="float" office:value="179.555">
            <text:p>179.555</text:p>
          </table:table-cell>
          <table:table-cell office:value-type="float" office:value="0.57192">
            <text:p>0.571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1521">
            <text:p>78.1521</text:p>
          </table:table-cell>
          <table:table-cell office:value-type="float" office:value="0.444427">
            <text:p>0.444427</text:p>
          </table:table-cell>
          <table:table-cell office:value-type="float" office:value="179.556">
            <text:p>179.556</text:p>
          </table:table-cell>
          <table:table-cell office:value-type="float" office:value="0.571517">
            <text:p>0.5715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2532">
            <text:p>78.2532</text:p>
          </table:table-cell>
          <table:table-cell office:value-type="float" office:value="0.443695">
            <text:p>0.443695</text:p>
          </table:table-cell>
          <table:table-cell office:value-type="float" office:value="179.556">
            <text:p>179.556</text:p>
          </table:table-cell>
          <table:table-cell office:value-type="float" office:value="0.571655">
            <text:p>0.5716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3535">
            <text:p>78.3535</text:p>
          </table:table-cell>
          <table:table-cell office:value-type="float" office:value="0.443146">
            <text:p>0.443146</text:p>
          </table:table-cell>
          <table:table-cell office:value-type="float" office:value="179.557">
            <text:p>179.557</text:p>
          </table:table-cell>
          <table:table-cell office:value-type="float" office:value="0.571825">
            <text:p>0.57182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4543">
            <text:p>78.4543</text:p>
          </table:table-cell>
          <table:table-cell office:value-type="float" office:value="0.442413">
            <text:p>0.442413</text:p>
          </table:table-cell>
          <table:table-cell office:value-type="float" office:value="179.558">
            <text:p>179.558</text:p>
          </table:table-cell>
          <table:table-cell office:value-type="float" office:value="0.571444">
            <text:p>0.5714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5559">
            <text:p>78.5559</text:p>
          </table:table-cell>
          <table:table-cell office:value-type="float" office:value="0.441742">
            <text:p>0.441742</text:p>
          </table:table-cell>
          <table:table-cell office:value-type="float" office:value="179.558">
            <text:p>179.558</text:p>
          </table:table-cell>
          <table:table-cell office:value-type="float" office:value="0.571591">
            <text:p>0.5715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6594">
            <text:p>78.6594</text:p>
          </table:table-cell>
          <table:table-cell office:value-type="float" office:value="0.441132">
            <text:p>0.441132</text:p>
          </table:table-cell>
          <table:table-cell office:value-type="float" office:value="179.559">
            <text:p>179.559</text:p>
          </table:table-cell>
          <table:table-cell office:value-type="float" office:value="0.571245">
            <text:p>0.5712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7664">
            <text:p>78.7664</text:p>
          </table:table-cell>
          <table:table-cell office:value-type="float" office:value="0.44046">
            <text:p>0.44046</text:p>
          </table:table-cell>
          <table:table-cell office:value-type="float" office:value="179.56">
            <text:p>179.56</text:p>
          </table:table-cell>
          <table:table-cell office:value-type="float" office:value="0.571122">
            <text:p>0.57112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8677">
            <text:p>78.8677</text:p>
          </table:table-cell>
          <table:table-cell office:value-type="float" office:value="0.439926">
            <text:p>0.439926</text:p>
          </table:table-cell>
          <table:table-cell office:value-type="float" office:value="179.56">
            <text:p>179.56</text:p>
          </table:table-cell>
          <table:table-cell office:value-type="float" office:value="0.57136">
            <text:p>0.571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8.968">
            <text:p>78.968</text:p>
          </table:table-cell>
          <table:table-cell office:value-type="float" office:value="0.439194">
            <text:p>0.439194</text:p>
          </table:table-cell>
          <table:table-cell office:value-type="float" office:value="179.561">
            <text:p>179.561</text:p>
          </table:table-cell>
          <table:table-cell office:value-type="float" office:value="0.571172">
            <text:p>0.5711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0703">
            <text:p>79.0703</text:p>
          </table:table-cell>
          <table:table-cell office:value-type="float" office:value="0.438583">
            <text:p>0.438583</text:p>
          </table:table-cell>
          <table:table-cell office:value-type="float" office:value="179.561">
            <text:p>179.561</text:p>
          </table:table-cell>
          <table:table-cell office:value-type="float" office:value="0.571071">
            <text:p>0.5710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1819">
            <text:p>79.1819</text:p>
          </table:table-cell>
          <table:table-cell office:value-type="float" office:value="0.437851">
            <text:p>0.437851</text:p>
          </table:table-cell>
          <table:table-cell office:value-type="float" office:value="179.562">
            <text:p>179.562</text:p>
          </table:table-cell>
          <table:table-cell office:value-type="float" office:value="0.570455">
            <text:p>0.5704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2915">
            <text:p>79.2915</text:p>
          </table:table-cell>
          <table:table-cell office:value-type="float" office:value="0.436996">
            <text:p>0.436996</text:p>
          </table:table-cell>
          <table:table-cell office:value-type="float" office:value="179.563">
            <text:p>179.563</text:p>
          </table:table-cell>
          <table:table-cell office:value-type="float" office:value="0.570291">
            <text:p>0.5702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4026">
            <text:p>79.4026</text:p>
          </table:table-cell>
          <table:table-cell office:value-type="float" office:value="0.436264">
            <text:p>0.436264</text:p>
          </table:table-cell>
          <table:table-cell office:value-type="float" office:value="179.564">
            <text:p>179.564</text:p>
          </table:table-cell>
          <table:table-cell office:value-type="float" office:value="0.570429">
            <text:p>0.57042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5134">
            <text:p>79.5134</text:p>
          </table:table-cell>
          <table:table-cell office:value-type="float" office:value="0.435623">
            <text:p>0.435623</text:p>
          </table:table-cell>
          <table:table-cell office:value-type="float" office:value="179.564">
            <text:p>179.564</text:p>
          </table:table-cell>
          <table:table-cell office:value-type="float" office:value="0.57081">
            <text:p>0.5708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6274">
            <text:p>79.6274</text:p>
          </table:table-cell>
          <table:table-cell office:value-type="float" office:value="0.434891">
            <text:p>0.434891</text:p>
          </table:table-cell>
          <table:table-cell office:value-type="float" office:value="179.565">
            <text:p>179.565</text:p>
          </table:table-cell>
          <table:table-cell office:value-type="float" office:value="0.569978">
            <text:p>0.56997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738">
            <text:p>79.738</text:p>
          </table:table-cell>
          <table:table-cell office:value-type="float" office:value="0.43428">
            <text:p>0.43428</text:p>
          </table:table-cell>
          <table:table-cell office:value-type="float" office:value="179.566">
            <text:p>179.566</text:p>
          </table:table-cell>
          <table:table-cell office:value-type="float" office:value="0.57036">
            <text:p>0.570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79.8501">
            <text:p>79.8501</text:p>
          </table:table-cell>
          <table:table-cell office:value-type="float" office:value="0.433609">
            <text:p>0.433609</text:p>
          </table:table-cell>
          <table:table-cell office:value-type="float" office:value="179.566">
            <text:p>179.566</text:p>
          </table:table-cell>
          <table:table-cell office:value-type="float" office:value="0.570237">
            <text:p>0.5702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0002">
            <text:p>80.0002</text:p>
          </table:table-cell>
          <table:table-cell office:value-type="float" office:value="0.432999">
            <text:p>0.432999</text:p>
          </table:table-cell>
          <table:table-cell office:value-type="float" office:value="179.567">
            <text:p>179.567</text:p>
          </table:table-cell>
          <table:table-cell office:value-type="float" office:value="0.570414">
            <text:p>0.57041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103">
            <text:p>80.103</text:p>
          </table:table-cell>
          <table:table-cell office:value-type="float" office:value="0.432571">
            <text:p>0.432571</text:p>
          </table:table-cell>
          <table:table-cell office:value-type="float" office:value="179.567">
            <text:p>179.567</text:p>
          </table:table-cell>
          <table:table-cell office:value-type="float" office:value="0.570592">
            <text:p>0.5705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2134">
            <text:p>80.2134</text:p>
          </table:table-cell>
          <table:table-cell office:value-type="float" office:value="0.432144">
            <text:p>0.432144</text:p>
          </table:table-cell>
          <table:table-cell office:value-type="float" office:value="179.568">
            <text:p>179.568</text:p>
          </table:table-cell>
          <table:table-cell office:value-type="float" office:value="0.570515">
            <text:p>0.5705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3291">
            <text:p>80.3291</text:p>
          </table:table-cell>
          <table:table-cell office:value-type="float" office:value="0.431412">
            <text:p>0.431412</text:p>
          </table:table-cell>
          <table:table-cell office:value-type="float" office:value="179.569">
            <text:p>179.569</text:p>
          </table:table-cell>
          <table:table-cell office:value-type="float" office:value="0.569632">
            <text:p>0.5696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4414">
            <text:p>80.4414</text:p>
          </table:table-cell>
          <table:table-cell office:value-type="float" office:value="0.430984">
            <text:p>0.430984</text:p>
          </table:table-cell>
          <table:table-cell office:value-type="float" office:value="179.569">
            <text:p>179.569</text:p>
          </table:table-cell>
          <table:table-cell office:value-type="float" office:value="0.570318">
            <text:p>0.5703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5505">
            <text:p>80.5505</text:p>
          </table:table-cell>
          <table:table-cell office:value-type="float" office:value="0.430679">
            <text:p>0.430679</text:p>
          </table:table-cell>
          <table:table-cell office:value-type="float" office:value="179.569">
            <text:p>179.569</text:p>
          </table:table-cell>
          <table:table-cell office:value-type="float" office:value="0.570534">
            <text:p>0.5705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6592">
            <text:p>80.6592</text:p>
          </table:table-cell>
          <table:table-cell office:value-type="float" office:value="0.43013">
            <text:p>0.43013</text:p>
          </table:table-cell>
          <table:table-cell office:value-type="float" office:value="179.57">
            <text:p>179.57</text:p>
          </table:table-cell>
          <table:table-cell office:value-type="float" office:value="0.569695">
            <text:p>0.5696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7644">
            <text:p>80.7644</text:p>
          </table:table-cell>
          <table:table-cell office:value-type="float" office:value="0.429581">
            <text:p>0.429581</text:p>
          </table:table-cell>
          <table:table-cell office:value-type="float" office:value="179.57">
            <text:p>179.57</text:p>
          </table:table-cell>
          <table:table-cell office:value-type="float" office:value="0.569832">
            <text:p>0.5698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8752">
            <text:p>80.8752</text:p>
          </table:table-cell>
          <table:table-cell office:value-type="float" office:value="0.429031">
            <text:p>0.429031</text:p>
          </table:table-cell>
          <table:table-cell office:value-type="float" office:value="179.571">
            <text:p>179.571</text:p>
          </table:table-cell>
          <table:table-cell office:value-type="float" office:value="0.569741">
            <text:p>0.5697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0.9885">
            <text:p>80.9885</text:p>
          </table:table-cell>
          <table:table-cell office:value-type="float" office:value="0.428253">
            <text:p>0.428253</text:p>
          </table:table-cell>
          <table:table-cell office:value-type="float" office:value="179.572">
            <text:p>179.572</text:p>
          </table:table-cell>
          <table:table-cell office:value-type="float" office:value="0.569154">
            <text:p>0.5691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1.0979">
            <text:p>81.0979</text:p>
          </table:table-cell>
          <table:table-cell office:value-type="float" office:value="0.427643">
            <text:p>0.427643</text:p>
          </table:table-cell>
          <table:table-cell office:value-type="float" office:value="179.572">
            <text:p>179.572</text:p>
          </table:table-cell>
          <table:table-cell office:value-type="float" office:value="0.569265">
            <text:p>0.5692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1.2112">
            <text:p>81.2112</text:p>
          </table:table-cell>
          <table:table-cell office:value-type="float" office:value="0.427094">
            <text:p>0.427094</text:p>
          </table:table-cell>
          <table:table-cell office:value-type="float" office:value="179.573">
            <text:p>179.573</text:p>
          </table:table-cell>
          <table:table-cell office:value-type="float" office:value="0.56942">
            <text:p>0.5694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1.3218">
            <text:p>81.3218</text:p>
          </table:table-cell>
          <table:table-cell office:value-type="float" office:value="0.426392">
            <text:p>0.426392</text:p>
          </table:table-cell>
          <table:table-cell office:value-type="float" office:value="179.574">
            <text:p>179.574</text:p>
          </table:table-cell>
          <table:table-cell office:value-type="float" office:value="0.569044">
            <text:p>0.56904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1.427">
            <text:p>81.427</text:p>
          </table:table-cell>
          <table:table-cell office:value-type="float" office:value="0.425598">
            <text:p>0.425598</text:p>
          </table:table-cell>
          <table:table-cell office:value-type="float" office:value="179.574">
            <text:p>179.574</text:p>
          </table:table-cell>
          <table:table-cell office:value-type="float" office:value="0.568425">
            <text:p>0.56842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1.5374">
            <text:p>81.5374</text:p>
          </table:table-cell>
          <table:table-cell office:value-type="float" office:value="0.424805">
            <text:p>0.424805</text:p>
          </table:table-cell>
          <table:table-cell office:value-type="float" office:value="179.575">
            <text:p>179.575</text:p>
          </table:table-cell>
          <table:table-cell office:value-type="float" office:value="0.568526">
            <text:p>0.5685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1.6475">
            <text:p>81.6475</text:p>
          </table:table-cell>
          <table:table-cell office:value-type="float" office:value="0.42395">
            <text:p>0.42395</text:p>
          </table:table-cell>
          <table:table-cell office:value-type="float" office:value="179.576">
            <text:p>179.576</text:p>
          </table:table-cell>
          <table:table-cell office:value-type="float" office:value="0.567913">
            <text:p>0.56791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1.7573">
            <text:p>81.7573</text:p>
          </table:table-cell>
          <table:table-cell office:value-type="float" office:value="0.423096">
            <text:p>0.423096</text:p>
          </table:table-cell>
          <table:table-cell office:value-type="float" office:value="179.577">
            <text:p>179.577</text:p>
          </table:table-cell>
          <table:table-cell office:value-type="float" office:value="0.567768">
            <text:p>0.5677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1.8682">
            <text:p>81.8682</text:p>
          </table:table-cell>
          <table:table-cell office:value-type="float" office:value="0.422394">
            <text:p>0.422394</text:p>
          </table:table-cell>
          <table:table-cell office:value-type="float" office:value="179.578">
            <text:p>179.578</text:p>
          </table:table-cell>
          <table:table-cell office:value-type="float" office:value="0.568497">
            <text:p>0.5684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1.97">
            <text:p>81.97</text:p>
          </table:table-cell>
          <table:table-cell office:value-type="float" office:value="0.421722">
            <text:p>0.421722</text:p>
          </table:table-cell>
          <table:table-cell office:value-type="float" office:value="179.578">
            <text:p>179.578</text:p>
          </table:table-cell>
          <table:table-cell office:value-type="float" office:value="0.568031">
            <text:p>0.5680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2.0723">
            <text:p>82.0723</text:p>
          </table:table-cell>
          <table:table-cell office:value-type="float" office:value="0.420929">
            <text:p>0.420929</text:p>
          </table:table-cell>
          <table:table-cell office:value-type="float" office:value="179.579">
            <text:p>179.579</text:p>
          </table:table-cell>
          <table:table-cell office:value-type="float" office:value="0.567893">
            <text:p>0.5678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2.1804">
            <text:p>82.1804</text:p>
          </table:table-cell>
          <table:table-cell office:value-type="float" office:value="0.420319">
            <text:p>0.420319</text:p>
          </table:table-cell>
          <table:table-cell office:value-type="float" office:value="179.58">
            <text:p>179.58</text:p>
          </table:table-cell>
          <table:table-cell office:value-type="float" office:value="0.568321">
            <text:p>0.5683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2.2817">
            <text:p>82.2817</text:p>
          </table:table-cell>
          <table:table-cell office:value-type="float" office:value="0.41983">
            <text:p>0.41983</text:p>
          </table:table-cell>
          <table:table-cell office:value-type="float" office:value="179.58">
            <text:p>179.58</text:p>
          </table:table-cell>
          <table:table-cell office:value-type="float" office:value="0.568236">
            <text:p>0.56823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2.3828">
            <text:p>82.3828</text:p>
          </table:table-cell>
          <table:table-cell office:value-type="float" office:value="0.419403">
            <text:p>0.419403</text:p>
          </table:table-cell>
          <table:table-cell office:value-type="float" office:value="179.581">
            <text:p>179.581</text:p>
          </table:table-cell>
          <table:table-cell office:value-type="float" office:value="0.568166">
            <text:p>0.5681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2.4856">
            <text:p>82.4856</text:p>
          </table:table-cell>
          <table:table-cell office:value-type="float" office:value="0.418732">
            <text:p>0.418732</text:p>
          </table:table-cell>
          <table:table-cell office:value-type="float" office:value="179.581">
            <text:p>179.581</text:p>
          </table:table-cell>
          <table:table-cell office:value-type="float" office:value="0.567539">
            <text:p>0.5675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2.5894">
            <text:p>82.5894</text:p>
          </table:table-cell>
          <table:table-cell office:value-type="float" office:value="0.418427">
            <text:p>0.418427</text:p>
          </table:table-cell>
          <table:table-cell office:value-type="float" office:value="179.582">
            <text:p>179.582</text:p>
          </table:table-cell>
          <table:table-cell office:value-type="float" office:value="0.568269">
            <text:p>0.5682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2.698">
            <text:p>82.698</text:p>
          </table:table-cell>
          <table:table-cell office:value-type="float" office:value="0.418076">
            <text:p>0.418076</text:p>
          </table:table-cell>
          <table:table-cell office:value-type="float" office:value="179.582">
            <text:p>179.582</text:p>
          </table:table-cell>
          <table:table-cell office:value-type="float" office:value="0.568268">
            <text:p>0.5682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2.8088">
            <text:p>82.8088</text:p>
          </table:table-cell>
          <table:table-cell office:value-type="float" office:value="0.417648">
            <text:p>0.417648</text:p>
          </table:table-cell>
          <table:table-cell office:value-type="float" office:value="179.582">
            <text:p>179.582</text:p>
          </table:table-cell>
          <table:table-cell office:value-type="float" office:value="0.567651">
            <text:p>0.5676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2.9131">
            <text:p>82.9131</text:p>
          </table:table-cell>
          <table:table-cell office:value-type="float" office:value="0.417404">
            <text:p>0.417404</text:p>
          </table:table-cell>
          <table:table-cell office:value-type="float" office:value="179.583">
            <text:p>179.583</text:p>
          </table:table-cell>
          <table:table-cell office:value-type="float" office:value="0.568603">
            <text:p>0.5686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3.0166">
            <text:p>83.0166</text:p>
          </table:table-cell>
          <table:table-cell office:value-type="float" office:value="0.416977">
            <text:p>0.416977</text:p>
          </table:table-cell>
          <table:table-cell office:value-type="float" office:value="179.583">
            <text:p>179.583</text:p>
          </table:table-cell>
          <table:table-cell office:value-type="float" office:value="0.567768">
            <text:p>0.5677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3.1189">
            <text:p>83.1189</text:p>
          </table:table-cell>
          <table:table-cell office:value-type="float" office:value="0.416672">
            <text:p>0.416672</text:p>
          </table:table-cell>
          <table:table-cell office:value-type="float" office:value="179.583">
            <text:p>179.583</text:p>
          </table:table-cell>
          <table:table-cell office:value-type="float" office:value="0.568234">
            <text:p>0.5682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3.2307">
            <text:p>83.2307</text:p>
          </table:table-cell>
          <table:table-cell office:value-type="float" office:value="0.41655">
            <text:p>0.41655</text:p>
          </table:table-cell>
          <table:table-cell office:value-type="float" office:value="179.583">
            <text:p>179.583</text:p>
          </table:table-cell>
          <table:table-cell office:value-type="float" office:value="0.568471">
            <text:p>0.5684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3.3801">
            <text:p>83.3801</text:p>
          </table:table-cell>
          <table:table-cell office:value-type="float" office:value="0.416183">
            <text:p>0.416183</text:p>
          </table:table-cell>
          <table:table-cell office:value-type="float" office:value="179.584">
            <text:p>179.584</text:p>
          </table:table-cell>
          <table:table-cell office:value-type="float" office:value="0.568411">
            <text:p>0.56841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3.4807">
            <text:p>83.4807</text:p>
          </table:table-cell>
          <table:table-cell office:value-type="float" office:value="0.416061">
            <text:p>0.416061</text:p>
          </table:table-cell>
          <table:table-cell office:value-type="float" office:value="179.584">
            <text:p>179.584</text:p>
          </table:table-cell>
          <table:table-cell office:value-type="float" office:value="0.568645">
            <text:p>0.56864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3.5823">
            <text:p>83.5823</text:p>
          </table:table-cell>
          <table:table-cell office:value-type="float" office:value="0.415756">
            <text:p>0.415756</text:p>
          </table:table-cell>
          <table:table-cell office:value-type="float" office:value="179.584">
            <text:p>179.584</text:p>
          </table:table-cell>
          <table:table-cell office:value-type="float" office:value="0.567579">
            <text:p>0.56757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3.6882">
            <text:p>83.6882</text:p>
          </table:table-cell>
          <table:table-cell office:value-type="float" office:value="0.415329">
            <text:p>0.415329</text:p>
          </table:table-cell>
          <table:table-cell office:value-type="float" office:value="179.585">
            <text:p>179.585</text:p>
          </table:table-cell>
          <table:table-cell office:value-type="float" office:value="0.567755">
            <text:p>0.56775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3.802">
            <text:p>83.802</text:p>
          </table:table-cell>
          <table:table-cell office:value-type="float" office:value="0.415024">
            <text:p>0.415024</text:p>
          </table:table-cell>
          <table:table-cell office:value-type="float" office:value="179.585">
            <text:p>179.585</text:p>
          </table:table-cell>
          <table:table-cell office:value-type="float" office:value="0.567717">
            <text:p>0.5677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3.9146">
            <text:p>83.9146</text:p>
          </table:table-cell>
          <table:table-cell office:value-type="float" office:value="0.414658">
            <text:p>0.414658</text:p>
          </table:table-cell>
          <table:table-cell office:value-type="float" office:value="179.585">
            <text:p>179.585</text:p>
          </table:table-cell>
          <table:table-cell office:value-type="float" office:value="0.568103">
            <text:p>0.5681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0205">
            <text:p>84.0205</text:p>
          </table:table-cell>
          <table:table-cell office:value-type="float" office:value="0.414474">
            <text:p>0.414474</text:p>
          </table:table-cell>
          <table:table-cell office:value-type="float" office:value="179.586">
            <text:p>179.586</text:p>
          </table:table-cell>
          <table:table-cell office:value-type="float" office:value="0.568129">
            <text:p>0.56812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1316">
            <text:p>84.1316</text:p>
          </table:table-cell>
          <table:table-cell office:value-type="float" office:value="0.414169">
            <text:p>0.414169</text:p>
          </table:table-cell>
          <table:table-cell office:value-type="float" office:value="179.586">
            <text:p>179.586</text:p>
          </table:table-cell>
          <table:table-cell office:value-type="float" office:value="0.56735">
            <text:p>0.567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2434">
            <text:p>84.2434</text:p>
          </table:table-cell>
          <table:table-cell office:value-type="float" office:value="0.414032">
            <text:p>0.414032</text:p>
          </table:table-cell>
          <table:table-cell office:value-type="float" office:value="179.586">
            <text:p>179.586</text:p>
          </table:table-cell>
          <table:table-cell office:value-type="float" office:value="0.567993">
            <text:p>0.56799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3481">
            <text:p>84.3481</text:p>
          </table:table-cell>
          <table:table-cell office:value-type="float" office:value="0.413666">
            <text:p>0.413666</text:p>
          </table:table-cell>
          <table:table-cell office:value-type="float" office:value="179.586">
            <text:p>179.586</text:p>
          </table:table-cell>
          <table:table-cell office:value-type="float" office:value="0.567218">
            <text:p>0.5672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4512">
            <text:p>84.4512</text:p>
          </table:table-cell>
          <table:table-cell office:value-type="float" office:value="0.413544">
            <text:p>0.413544</text:p>
          </table:table-cell>
          <table:table-cell office:value-type="float" office:value="179.586">
            <text:p>179.586</text:p>
          </table:table-cell>
          <table:table-cell office:value-type="float" office:value="0.567976">
            <text:p>0.5679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552">
            <text:p>84.552</text:p>
          </table:table-cell>
          <table:table-cell office:value-type="float" office:value="0.4133">
            <text:p>0.4133</text:p>
          </table:table-cell>
          <table:table-cell office:value-type="float" office:value="179.587">
            <text:p>179.587</text:p>
          </table:table-cell>
          <table:table-cell office:value-type="float" office:value="0.567416">
            <text:p>0.56741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6604">
            <text:p>84.6604</text:p>
          </table:table-cell>
          <table:table-cell office:value-type="float" office:value="0.413086">
            <text:p>0.413086</text:p>
          </table:table-cell>
          <table:table-cell office:value-type="float" office:value="179.587">
            <text:p>179.587</text:p>
          </table:table-cell>
          <table:table-cell office:value-type="float" office:value="0.567874">
            <text:p>0.56787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7671">
            <text:p>84.7671</text:p>
          </table:table-cell>
          <table:table-cell office:value-type="float" office:value="0.412903">
            <text:p>0.412903</text:p>
          </table:table-cell>
          <table:table-cell office:value-type="float" office:value="179.587">
            <text:p>179.587</text:p>
          </table:table-cell>
          <table:table-cell office:value-type="float" office:value="0.567623">
            <text:p>0.5676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8784">
            <text:p>84.8784</text:p>
          </table:table-cell>
          <table:table-cell office:value-type="float" office:value="0.412537">
            <text:p>0.412537</text:p>
          </table:table-cell>
          <table:table-cell office:value-type="float" office:value="179.587">
            <text:p>179.587</text:p>
          </table:table-cell>
          <table:table-cell office:value-type="float" office:value="0.56752">
            <text:p>0.567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4.9895">
            <text:p>84.9895</text:p>
          </table:table-cell>
          <table:table-cell office:value-type="float" office:value="0.412277">
            <text:p>0.412277</text:p>
          </table:table-cell>
          <table:table-cell office:value-type="float" office:value="179.588">
            <text:p>179.588</text:p>
          </table:table-cell>
          <table:table-cell office:value-type="float" office:value="0.56727">
            <text:p>0.567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5.0972">
            <text:p>85.0972</text:p>
          </table:table-cell>
          <table:table-cell office:value-type="float" office:value="0.411972">
            <text:p>0.411972</text:p>
          </table:table-cell>
          <table:table-cell office:value-type="float" office:value="179.588">
            <text:p>179.588</text:p>
          </table:table-cell>
          <table:table-cell office:value-type="float" office:value="0.5672">
            <text:p>0.567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5.21">
            <text:p>85.21</text:p>
          </table:table-cell>
          <table:table-cell office:value-type="float" office:value="0.411606">
            <text:p>0.411606</text:p>
          </table:table-cell>
          <table:table-cell office:value-type="float" office:value="179.588">
            <text:p>179.588</text:p>
          </table:table-cell>
          <table:table-cell office:value-type="float" office:value="0.567138">
            <text:p>0.5671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5.322">
            <text:p>85.322</text:p>
          </table:table-cell>
          <table:table-cell office:value-type="float" office:value="0.411301">
            <text:p>0.411301</text:p>
          </table:table-cell>
          <table:table-cell office:value-type="float" office:value="179.589">
            <text:p>179.589</text:p>
          </table:table-cell>
          <table:table-cell office:value-type="float" office:value="0.567331">
            <text:p>0.5673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5.4312">
            <text:p>85.4312</text:p>
          </table:table-cell>
          <table:table-cell office:value-type="float" office:value="0.410934">
            <text:p>0.410934</text:p>
          </table:table-cell>
          <table:table-cell office:value-type="float" office:value="179.589">
            <text:p>179.589</text:p>
          </table:table-cell>
          <table:table-cell office:value-type="float" office:value="0.567265">
            <text:p>0.5672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5.543">
            <text:p>85.543</text:p>
          </table:table-cell>
          <table:table-cell office:value-type="float" office:value="0.410675">
            <text:p>0.410675</text:p>
          </table:table-cell>
          <table:table-cell office:value-type="float" office:value="179.589">
            <text:p>179.589</text:p>
          </table:table-cell>
          <table:table-cell office:value-type="float" office:value="0.56724">
            <text:p>0.5672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5.6494">
            <text:p>85.6494</text:p>
          </table:table-cell>
          <table:table-cell office:value-type="float" office:value="0.410492">
            <text:p>0.410492</text:p>
          </table:table-cell>
          <table:table-cell office:value-type="float" office:value="179.59">
            <text:p>179.59</text:p>
          </table:table-cell>
          <table:table-cell office:value-type="float" office:value="0.567458">
            <text:p>0.5674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5.7559">
            <text:p>85.7559</text:p>
          </table:table-cell>
          <table:table-cell office:value-type="float" office:value="0.410248">
            <text:p>0.410248</text:p>
          </table:table-cell>
          <table:table-cell office:value-type="float" office:value="179.59">
            <text:p>179.59</text:p>
          </table:table-cell>
          <table:table-cell office:value-type="float" office:value="0.567173">
            <text:p>0.5671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5.8569">
            <text:p>85.8569</text:p>
          </table:table-cell>
          <table:table-cell office:value-type="float" office:value="0.409943">
            <text:p>0.409943</text:p>
          </table:table-cell>
          <table:table-cell office:value-type="float" office:value="179.59">
            <text:p>179.59</text:p>
          </table:table-cell>
          <table:table-cell office:value-type="float" office:value="0.566866">
            <text:p>0.5668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5.957">
            <text:p>85.957</text:p>
          </table:table-cell>
          <table:table-cell office:value-type="float" office:value="0.409821">
            <text:p>0.409821</text:p>
          </table:table-cell>
          <table:table-cell office:value-type="float" office:value="179.59">
            <text:p>179.59</text:p>
          </table:table-cell>
          <table:table-cell office:value-type="float" office:value="0.5671">
            <text:p>0.56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6.0581">
            <text:p>86.0581</text:p>
          </table:table-cell>
          <table:table-cell office:value-type="float" office:value="0.409668">
            <text:p>0.409668</text:p>
          </table:table-cell>
          <table:table-cell office:value-type="float" office:value="179.59">
            <text:p>179.59</text:p>
          </table:table-cell>
          <table:table-cell office:value-type="float" office:value="0.567335">
            <text:p>0.5673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6.1633">
            <text:p>86.1633</text:p>
          </table:table-cell>
          <table:table-cell office:value-type="float" office:value="0.409454">
            <text:p>0.409454</text:p>
          </table:table-cell>
          <table:table-cell office:value-type="float" office:value="179.591">
            <text:p>179.591</text:p>
          </table:table-cell>
          <table:table-cell office:value-type="float" office:value="0.567165">
            <text:p>0.5671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6.2759">
            <text:p>86.2759</text:p>
          </table:table-cell>
          <table:table-cell office:value-type="float" office:value="0.409271">
            <text:p>0.409271</text:p>
          </table:table-cell>
          <table:table-cell office:value-type="float" office:value="179.591">
            <text:p>179.591</text:p>
          </table:table-cell>
          <table:table-cell office:value-type="float" office:value="0.567026">
            <text:p>0.56702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6.3884">
            <text:p>86.3884</text:p>
          </table:table-cell>
          <table:table-cell office:value-type="float" office:value="0.40892">
            <text:p>0.40892</text:p>
          </table:table-cell>
          <table:table-cell office:value-type="float" office:value="179.591">
            <text:p>179.591</text:p>
          </table:table-cell>
          <table:table-cell office:value-type="float" office:value="0.5667">
            <text:p>0.56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6.4958">
            <text:p>86.4958</text:p>
          </table:table-cell>
          <table:table-cell office:value-type="float" office:value="0.408798">
            <text:p>0.408798</text:p>
          </table:table-cell>
          <table:table-cell office:value-type="float" office:value="179.591">
            <text:p>179.591</text:p>
          </table:table-cell>
          <table:table-cell office:value-type="float" office:value="0.567192">
            <text:p>0.5671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6.5984">
            <text:p>86.5984</text:p>
          </table:table-cell>
          <table:table-cell office:value-type="float" office:value="0.408676">
            <text:p>0.408676</text:p>
          </table:table-cell>
          <table:table-cell office:value-type="float" office:value="179.591">
            <text:p>179.591</text:p>
          </table:table-cell>
          <table:table-cell office:value-type="float" office:value="0.566921">
            <text:p>0.5669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6.7036">
            <text:p>86.7036</text:p>
          </table:table-cell>
          <table:table-cell office:value-type="float" office:value="0.40831">
            <text:p>0.40831</text:p>
          </table:table-cell>
          <table:table-cell office:value-type="float" office:value="179.592">
            <text:p>179.592</text:p>
          </table:table-cell>
          <table:table-cell office:value-type="float" office:value="0.566594">
            <text:p>0.5665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6.8086">
            <text:p>86.8086</text:p>
          </table:table-cell>
          <table:table-cell office:value-type="float" office:value="0.408188">
            <text:p>0.408188</text:p>
          </table:table-cell>
          <table:table-cell office:value-type="float" office:value="179.592">
            <text:p>179.592</text:p>
          </table:table-cell>
          <table:table-cell office:value-type="float" office:value="0.567035">
            <text:p>0.56703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6.9109">
            <text:p>86.9109</text:p>
          </table:table-cell>
          <table:table-cell office:value-type="float" office:value="0.408081">
            <text:p>0.408081</text:p>
          </table:table-cell>
          <table:table-cell office:value-type="float" office:value="179.592">
            <text:p>179.592</text:p>
          </table:table-cell>
          <table:table-cell office:value-type="float" office:value="0.566885">
            <text:p>0.5668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7.061">
            <text:p>87.061</text:p>
          </table:table-cell>
          <table:table-cell office:value-type="float" office:value="0.407959">
            <text:p>0.407959</text:p>
          </table:table-cell>
          <table:table-cell office:value-type="float" office:value="179.592">
            <text:p>179.592</text:p>
          </table:table-cell>
          <table:table-cell office:value-type="float" office:value="0.56731">
            <text:p>0.5673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7.1697">
            <text:p>87.1697</text:p>
          </table:table-cell>
          <table:table-cell office:value-type="float" office:value="0.407654">
            <text:p>0.407654</text:p>
          </table:table-cell>
          <table:table-cell office:value-type="float" office:value="179.592">
            <text:p>179.592</text:p>
          </table:table-cell>
          <table:table-cell office:value-type="float" office:value="0.56673">
            <text:p>0.5667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7.2812">
            <text:p>87.2812</text:p>
          </table:table-cell>
          <table:table-cell office:value-type="float" office:value="0.407654">
            <text:p>0.407654</text:p>
          </table:table-cell>
          <table:table-cell office:value-type="float" office:value="179.592">
            <text:p>179.592</text:p>
          </table:table-cell>
          <table:table-cell office:value-type="float" office:value="0.567492">
            <text:p>0.5674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7.3867">
            <text:p>87.3867</text:p>
          </table:table-cell>
          <table:table-cell office:value-type="float" office:value="0.407715">
            <text:p>0.407715</text:p>
          </table:table-cell>
          <table:table-cell office:value-type="float" office:value="179.592">
            <text:p>179.592</text:p>
          </table:table-cell>
          <table:table-cell office:value-type="float" office:value="0.56753">
            <text:p>0.567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7.4875">
            <text:p>87.4875</text:p>
          </table:table-cell>
          <table:table-cell office:value-type="float" office:value="0.407532">
            <text:p>0.407532</text:p>
          </table:table-cell>
          <table:table-cell office:value-type="float" office:value="179.592">
            <text:p>179.592</text:p>
          </table:table-cell>
          <table:table-cell office:value-type="float" office:value="0.566725">
            <text:p>0.56672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7.5913">
            <text:p>87.5913</text:p>
          </table:table-cell>
          <table:table-cell office:value-type="float" office:value="0.407394">
            <text:p>0.407394</text:p>
          </table:table-cell>
          <table:table-cell office:value-type="float" office:value="179.593">
            <text:p>179.593</text:p>
          </table:table-cell>
          <table:table-cell office:value-type="float" office:value="0.567207">
            <text:p>0.5672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7.7029">
            <text:p>87.7029</text:p>
          </table:table-cell>
          <table:table-cell office:value-type="float" office:value="0.407211">
            <text:p>0.407211</text:p>
          </table:table-cell>
          <table:table-cell office:value-type="float" office:value="179.593">
            <text:p>179.593</text:p>
          </table:table-cell>
          <table:table-cell office:value-type="float" office:value="0.566918">
            <text:p>0.5669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7.8174">
            <text:p>87.8174</text:p>
          </table:table-cell>
          <table:table-cell office:value-type="float" office:value="0.407211">
            <text:p>0.407211</text:p>
          </table:table-cell>
          <table:table-cell office:value-type="float" office:value="179.593">
            <text:p>179.593</text:p>
          </table:table-cell>
          <table:table-cell office:value-type="float" office:value="0.567189">
            <text:p>0.5671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7.9236">
            <text:p>87.9236</text:p>
          </table:table-cell>
          <table:table-cell office:value-type="float" office:value="0.40715">
            <text:p>0.40715</text:p>
          </table:table-cell>
          <table:table-cell office:value-type="float" office:value="179.593">
            <text:p>179.593</text:p>
          </table:table-cell>
          <table:table-cell office:value-type="float" office:value="0.566919">
            <text:p>0.5669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0308">
            <text:p>88.0308</text:p>
          </table:table-cell>
          <table:table-cell office:value-type="float" office:value="0.407089">
            <text:p>0.407089</text:p>
          </table:table-cell>
          <table:table-cell office:value-type="float" office:value="179.593">
            <text:p>179.593</text:p>
          </table:table-cell>
          <table:table-cell office:value-type="float" office:value="0.567154">
            <text:p>0.5671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1323">
            <text:p>88.1323</text:p>
          </table:table-cell>
          <table:table-cell office:value-type="float" office:value="0.407028">
            <text:p>0.407028</text:p>
          </table:table-cell>
          <table:table-cell office:value-type="float" office:value="179.593">
            <text:p>179.593</text:p>
          </table:table-cell>
          <table:table-cell office:value-type="float" office:value="0.566903">
            <text:p>0.56690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2378">
            <text:p>88.2378</text:p>
          </table:table-cell>
          <table:table-cell office:value-type="float" office:value="0.406967">
            <text:p>0.406967</text:p>
          </table:table-cell>
          <table:table-cell office:value-type="float" office:value="179.593">
            <text:p>179.593</text:p>
          </table:table-cell>
          <table:table-cell office:value-type="float" office:value="0.566906">
            <text:p>0.5669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3408">
            <text:p>88.3408</text:p>
          </table:table-cell>
          <table:table-cell office:value-type="float" office:value="0.407028">
            <text:p>0.407028</text:p>
          </table:table-cell>
          <table:table-cell office:value-type="float" office:value="179.593">
            <text:p>179.593</text:p>
          </table:table-cell>
          <table:table-cell office:value-type="float" office:value="0.567421">
            <text:p>0.56742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4468">
            <text:p>88.4468</text:p>
          </table:table-cell>
          <table:table-cell office:value-type="float" office:value="0.407089">
            <text:p>0.407089</text:p>
          </table:table-cell>
          <table:table-cell office:value-type="float" office:value="179.593">
            <text:p>179.593</text:p>
          </table:table-cell>
          <table:table-cell office:value-type="float" office:value="0.567169">
            <text:p>0.5671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554">
            <text:p>88.554</text:p>
          </table:table-cell>
          <table:table-cell office:value-type="float" office:value="0.407257">
            <text:p>0.407257</text:p>
          </table:table-cell>
          <table:table-cell office:value-type="float" office:value="179.593">
            <text:p>179.593</text:p>
          </table:table-cell>
          <table:table-cell office:value-type="float" office:value="0.567457">
            <text:p>0.5674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6619">
            <text:p>88.6619</text:p>
          </table:table-cell>
          <table:table-cell office:value-type="float" office:value="0.407501">
            <text:p>0.407501</text:p>
          </table:table-cell>
          <table:table-cell office:value-type="float" office:value="179.592">
            <text:p>179.592</text:p>
          </table:table-cell>
          <table:table-cell office:value-type="float" office:value="0.56798">
            <text:p>0.567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7661">
            <text:p>88.7661</text:p>
          </table:table-cell>
          <table:table-cell office:value-type="float" office:value="0.407745">
            <text:p>0.407745</text:p>
          </table:table-cell>
          <table:table-cell office:value-type="float" office:value="179.592">
            <text:p>179.592</text:p>
          </table:table-cell>
          <table:table-cell office:value-type="float" office:value="0.568046">
            <text:p>0.56804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8662">
            <text:p>88.8662</text:p>
          </table:table-cell>
          <table:table-cell office:value-type="float" office:value="0.407867">
            <text:p>0.407867</text:p>
          </table:table-cell>
          <table:table-cell office:value-type="float" office:value="179.592">
            <text:p>179.592</text:p>
          </table:table-cell>
          <table:table-cell office:value-type="float" office:value="0.567557">
            <text:p>0.5675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8.9744">
            <text:p>88.9744</text:p>
          </table:table-cell>
          <table:table-cell office:value-type="float" office:value="0.408081">
            <text:p>0.408081</text:p>
          </table:table-cell>
          <table:table-cell office:value-type="float" office:value="179.592">
            <text:p>179.592</text:p>
          </table:table-cell>
          <table:table-cell office:value-type="float" office:value="0.567406">
            <text:p>0.56740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9.075">
            <text:p>89.075</text:p>
          </table:table-cell>
          <table:table-cell office:value-type="float" office:value="0.408386">
            <text:p>0.408386</text:p>
          </table:table-cell>
          <table:table-cell office:value-type="float" office:value="179.592">
            <text:p>179.592</text:p>
          </table:table-cell>
          <table:table-cell office:value-type="float" office:value="0.567647">
            <text:p>0.56764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9.1838">
            <text:p>89.1838</text:p>
          </table:table-cell>
          <table:table-cell office:value-type="float" office:value="0.408875">
            <text:p>0.408875</text:p>
          </table:table-cell>
          <table:table-cell office:value-type="float" office:value="179.591">
            <text:p>179.591</text:p>
          </table:table-cell>
          <table:table-cell office:value-type="float" office:value="0.568277">
            <text:p>0.5682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9.2903">
            <text:p>89.2903</text:p>
          </table:table-cell>
          <table:table-cell office:value-type="float" office:value="0.40918">
            <text:p>0.40918</text:p>
          </table:table-cell>
          <table:table-cell office:value-type="float" office:value="179.591">
            <text:p>179.591</text:p>
          </table:table-cell>
          <table:table-cell office:value-type="float" office:value="0.568275">
            <text:p>0.5682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9.4402">
            <text:p>89.4402</text:p>
          </table:table-cell>
          <table:table-cell office:value-type="float" office:value="0.409485">
            <text:p>0.409485</text:p>
          </table:table-cell>
          <table:table-cell office:value-type="float" office:value="179.591">
            <text:p>179.591</text:p>
          </table:table-cell>
          <table:table-cell office:value-type="float" office:value="0.568082">
            <text:p>0.56808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9.542">
            <text:p>89.542</text:p>
          </table:table-cell>
          <table:table-cell office:value-type="float" office:value="0.409683">
            <text:p>0.409683</text:p>
          </table:table-cell>
          <table:table-cell office:value-type="float" office:value="179.59">
            <text:p>179.59</text:p>
          </table:table-cell>
          <table:table-cell office:value-type="float" office:value="0.567861">
            <text:p>0.5678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9.6475">
            <text:p>89.6475</text:p>
          </table:table-cell>
          <table:table-cell office:value-type="float" office:value="0.409866">
            <text:p>0.409866</text:p>
          </table:table-cell>
          <table:table-cell office:value-type="float" office:value="179.59">
            <text:p>179.59</text:p>
          </table:table-cell>
          <table:table-cell office:value-type="float" office:value="0.567363">
            <text:p>0.56736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9.748">
            <text:p>89.748</text:p>
          </table:table-cell>
          <table:table-cell office:value-type="float" office:value="0.409988">
            <text:p>0.409988</text:p>
          </table:table-cell>
          <table:table-cell office:value-type="float" office:value="179.59">
            <text:p>179.59</text:p>
          </table:table-cell>
          <table:table-cell office:value-type="float" office:value="0.568162">
            <text:p>0.56816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89.8557">
            <text:p>89.8557</text:p>
          </table:table-cell>
          <table:table-cell office:value-type="float" office:value="0.41011">
            <text:p>0.41011</text:p>
          </table:table-cell>
          <table:table-cell office:value-type="float" office:value="179.59">
            <text:p>179.59</text:p>
          </table:table-cell>
          <table:table-cell office:value-type="float" office:value="0.568148">
            <text:p>0.5681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0059">
            <text:p>90.0059</text:p>
          </table:table-cell>
          <table:table-cell office:value-type="float" office:value="0.410294">
            <text:p>0.410294</text:p>
          </table:table-cell>
          <table:table-cell office:value-type="float" office:value="179.59">
            <text:p>179.59</text:p>
          </table:table-cell>
          <table:table-cell office:value-type="float" office:value="0.567958">
            <text:p>0.5679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1086">
            <text:p>90.1086</text:p>
          </table:table-cell>
          <table:table-cell office:value-type="float" office:value="0.410355">
            <text:p>0.410355</text:p>
          </table:table-cell>
          <table:table-cell office:value-type="float" office:value="179.59">
            <text:p>179.59</text:p>
          </table:table-cell>
          <table:table-cell office:value-type="float" office:value="0.567466">
            <text:p>0.56746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2217">
            <text:p>90.2217</text:p>
          </table:table-cell>
          <table:table-cell office:value-type="float" office:value="0.410461">
            <text:p>0.410461</text:p>
          </table:table-cell>
          <table:table-cell office:value-type="float" office:value="179.59">
            <text:p>179.59</text:p>
          </table:table-cell>
          <table:table-cell office:value-type="float" office:value="0.567692">
            <text:p>0.5676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3335">
            <text:p>90.3335</text:p>
          </table:table-cell>
          <table:table-cell office:value-type="float" office:value="0.410492">
            <text:p>0.410492</text:p>
          </table:table-cell>
          <table:table-cell office:value-type="float" office:value="179.59">
            <text:p>179.59</text:p>
          </table:table-cell>
          <table:table-cell office:value-type="float" office:value="0.567737">
            <text:p>0.5677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4451">
            <text:p>90.4451</text:p>
          </table:table-cell>
          <table:table-cell office:value-type="float" office:value="0.410492">
            <text:p>0.410492</text:p>
          </table:table-cell>
          <table:table-cell office:value-type="float" office:value="179.59">
            <text:p>179.59</text:p>
          </table:table-cell>
          <table:table-cell office:value-type="float" office:value="0.567965">
            <text:p>0.5679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5515">
            <text:p>90.5515</text:p>
          </table:table-cell>
          <table:table-cell office:value-type="float" office:value="0.410736">
            <text:p>0.410736</text:p>
          </table:table-cell>
          <table:table-cell office:value-type="float" office:value="179.589">
            <text:p>179.589</text:p>
          </table:table-cell>
          <table:table-cell office:value-type="float" office:value="0.568033">
            <text:p>0.5680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6589">
            <text:p>90.6589</text:p>
          </table:table-cell>
          <table:table-cell office:value-type="float" office:value="0.410858">
            <text:p>0.410858</text:p>
          </table:table-cell>
          <table:table-cell office:value-type="float" office:value="179.589">
            <text:p>179.589</text:p>
          </table:table-cell>
          <table:table-cell office:value-type="float" office:value="0.568051">
            <text:p>0.5680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7698">
            <text:p>90.7698</text:p>
          </table:table-cell>
          <table:table-cell office:value-type="float" office:value="0.411179">
            <text:p>0.411179</text:p>
          </table:table-cell>
          <table:table-cell office:value-type="float" office:value="179.589">
            <text:p>179.589</text:p>
          </table:table-cell>
          <table:table-cell office:value-type="float" office:value="0.56843">
            <text:p>0.5684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8818">
            <text:p>90.8818</text:p>
          </table:table-cell>
          <table:table-cell office:value-type="float" office:value="0.411469">
            <text:p>0.411469</text:p>
          </table:table-cell>
          <table:table-cell office:value-type="float" office:value="179.589">
            <text:p>179.589</text:p>
          </table:table-cell>
          <table:table-cell office:value-type="float" office:value="0.568652">
            <text:p>0.5686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0.9934">
            <text:p>90.9934</text:p>
          </table:table-cell>
          <table:table-cell office:value-type="float" office:value="0.412033">
            <text:p>0.412033</text:p>
          </table:table-cell>
          <table:table-cell office:value-type="float" office:value="179.588">
            <text:p>179.588</text:p>
          </table:table-cell>
          <table:table-cell office:value-type="float" office:value="0.569094">
            <text:p>0.56909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1.0994">
            <text:p>91.0994</text:p>
          </table:table-cell>
          <table:table-cell office:value-type="float" office:value="0.412323">
            <text:p>0.412323</text:p>
          </table:table-cell>
          <table:table-cell office:value-type="float" office:value="179.588">
            <text:p>179.588</text:p>
          </table:table-cell>
          <table:table-cell office:value-type="float" office:value="0.568291">
            <text:p>0.56829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1.2119">
            <text:p>91.2119</text:p>
          </table:table-cell>
          <table:table-cell office:value-type="float" office:value="0.412994">
            <text:p>0.412994</text:p>
          </table:table-cell>
          <table:table-cell office:value-type="float" office:value="179.587">
            <text:p>179.587</text:p>
          </table:table-cell>
          <table:table-cell office:value-type="float" office:value="0.569451">
            <text:p>0.56945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1.3213">
            <text:p>91.3213</text:p>
          </table:table-cell>
          <table:table-cell office:value-type="float" office:value="0.413422">
            <text:p>0.413422</text:p>
          </table:table-cell>
          <table:table-cell office:value-type="float" office:value="179.587">
            <text:p>179.587</text:p>
          </table:table-cell>
          <table:table-cell office:value-type="float" office:value="0.569484">
            <text:p>0.5694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1.4214">
            <text:p>91.4214</text:p>
          </table:table-cell>
          <table:table-cell office:value-type="float" office:value="0.413727">
            <text:p>0.413727</text:p>
          </table:table-cell>
          <table:table-cell office:value-type="float" office:value="179.586">
            <text:p>179.586</text:p>
          </table:table-cell>
          <table:table-cell office:value-type="float" office:value="0.568783">
            <text:p>0.5687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1.5222">
            <text:p>91.5222</text:p>
          </table:table-cell>
          <table:table-cell office:value-type="float" office:value="0.414032">
            <text:p>0.414032</text:p>
          </table:table-cell>
          <table:table-cell office:value-type="float" office:value="179.586">
            <text:p>179.586</text:p>
          </table:table-cell>
          <table:table-cell office:value-type="float" office:value="0.568833">
            <text:p>0.5688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1.6226">
            <text:p>91.6226</text:p>
          </table:table-cell>
          <table:table-cell office:value-type="float" office:value="0.41452">
            <text:p>0.41452</text:p>
          </table:table-cell>
          <table:table-cell office:value-type="float" office:value="179.585">
            <text:p>179.585</text:p>
          </table:table-cell>
          <table:table-cell office:value-type="float" office:value="0.569432">
            <text:p>0.5694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1.7329">
            <text:p>91.7329</text:p>
          </table:table-cell>
          <table:table-cell office:value-type="float" office:value="0.414978">
            <text:p>0.414978</text:p>
          </table:table-cell>
          <table:table-cell office:value-type="float" office:value="179.585">
            <text:p>179.585</text:p>
          </table:table-cell>
          <table:table-cell office:value-type="float" office:value="0.569385">
            <text:p>0.56938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1.8384">
            <text:p>91.8384</text:p>
          </table:table-cell>
          <table:table-cell office:value-type="float" office:value="0.415222">
            <text:p>0.415222</text:p>
          </table:table-cell>
          <table:table-cell office:value-type="float" office:value="179.585">
            <text:p>179.585</text:p>
          </table:table-cell>
          <table:table-cell office:value-type="float" office:value="0.568512">
            <text:p>0.56851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1.9404">
            <text:p>91.9404</text:p>
          </table:table-cell>
          <table:table-cell office:value-type="float" office:value="0.415527">
            <text:p>0.415527</text:p>
          </table:table-cell>
          <table:table-cell office:value-type="float" office:value="179.584">
            <text:p>179.584</text:p>
          </table:table-cell>
          <table:table-cell office:value-type="float" office:value="0.569083">
            <text:p>0.56908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2.0408">
            <text:p>92.0408</text:p>
          </table:table-cell>
          <table:table-cell office:value-type="float" office:value="0.41571">
            <text:p>0.41571</text:p>
          </table:table-cell>
          <table:table-cell office:value-type="float" office:value="179.584">
            <text:p>179.584</text:p>
          </table:table-cell>
          <table:table-cell office:value-type="float" office:value="0.568853">
            <text:p>0.56885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2.155">
            <text:p>92.155</text:p>
          </table:table-cell>
          <table:table-cell office:value-type="float" office:value="0.416">
            <text:p>0.416</text:p>
          </table:table-cell>
          <table:table-cell office:value-type="float" office:value="179.584">
            <text:p>179.584</text:p>
          </table:table-cell>
          <table:table-cell office:value-type="float" office:value="0.56938">
            <text:p>0.569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2.2659">
            <text:p>92.2659</text:p>
          </table:table-cell>
          <table:table-cell office:value-type="float" office:value="0.416306">
            <text:p>0.416306</text:p>
          </table:table-cell>
          <table:table-cell office:value-type="float" office:value="179.584">
            <text:p>179.584</text:p>
          </table:table-cell>
          <table:table-cell office:value-type="float" office:value="0.569454">
            <text:p>0.56945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2.376">
            <text:p>92.376</text:p>
          </table:table-cell>
          <table:table-cell office:value-type="float" office:value="0.416397">
            <text:p>0.416397</text:p>
          </table:table-cell>
          <table:table-cell office:value-type="float" office:value="179.584">
            <text:p>179.584</text:p>
          </table:table-cell>
          <table:table-cell office:value-type="float" office:value="0.569075">
            <text:p>0.5690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2.4871">
            <text:p>92.4871</text:p>
          </table:table-cell>
          <table:table-cell office:value-type="float" office:value="0.416641">
            <text:p>0.416641</text:p>
          </table:table-cell>
          <table:table-cell office:value-type="float" office:value="179.583">
            <text:p>179.583</text:p>
          </table:table-cell>
          <table:table-cell office:value-type="float" office:value="0.569028">
            <text:p>0.56902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2.592">
            <text:p>92.592</text:p>
          </table:table-cell>
          <table:table-cell office:value-type="float" office:value="0.416779">
            <text:p>0.416779</text:p>
          </table:table-cell>
          <table:table-cell office:value-type="float" office:value="179.583">
            <text:p>179.583</text:p>
          </table:table-cell>
          <table:table-cell office:value-type="float" office:value="0.568832">
            <text:p>0.5688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2.7046">
            <text:p>92.7046</text:p>
          </table:table-cell>
          <table:table-cell office:value-type="float" office:value="0.416779">
            <text:p>0.416779</text:p>
          </table:table-cell>
          <table:table-cell office:value-type="float" office:value="179.583">
            <text:p>179.583</text:p>
          </table:table-cell>
          <table:table-cell office:value-type="float" office:value="0.568769">
            <text:p>0.56876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2.8132">
            <text:p>92.8132</text:p>
          </table:table-cell>
          <table:table-cell office:value-type="float" office:value="0.41684">
            <text:p>0.41684</text:p>
          </table:table-cell>
          <table:table-cell office:value-type="float" office:value="179.583">
            <text:p>179.583</text:p>
          </table:table-cell>
          <table:table-cell office:value-type="float" office:value="0.568792">
            <text:p>0.5687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2.9224">
            <text:p>92.9224</text:p>
          </table:table-cell>
          <table:table-cell office:value-type="float" office:value="0.416916">
            <text:p>0.416916</text:p>
          </table:table-cell>
          <table:table-cell office:value-type="float" office:value="179.583">
            <text:p>179.583</text:p>
          </table:table-cell>
          <table:table-cell office:value-type="float" office:value="0.568807">
            <text:p>0.56880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3.0337">
            <text:p>93.0337</text:p>
          </table:table-cell>
          <table:table-cell office:value-type="float" office:value="0.417099">
            <text:p>0.417099</text:p>
          </table:table-cell>
          <table:table-cell office:value-type="float" office:value="179.583">
            <text:p>179.583</text:p>
          </table:table-cell>
          <table:table-cell office:value-type="float" office:value="0.569325">
            <text:p>0.56932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3.1458">
            <text:p>93.1458</text:p>
          </table:table-cell>
          <table:table-cell office:value-type="float" office:value="0.417267">
            <text:p>0.417267</text:p>
          </table:table-cell>
          <table:table-cell office:value-type="float" office:value="179.583">
            <text:p>179.583</text:p>
          </table:table-cell>
          <table:table-cell office:value-type="float" office:value="0.569118">
            <text:p>0.5691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3.252">
            <text:p>93.252</text:p>
          </table:table-cell>
          <table:table-cell office:value-type="float" office:value="0.417572">
            <text:p>0.417572</text:p>
          </table:table-cell>
          <table:table-cell office:value-type="float" office:value="179.582">
            <text:p>179.582</text:p>
          </table:table-cell>
          <table:table-cell office:value-type="float" office:value="0.569676">
            <text:p>0.569676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3.4016">
            <text:p>93.4016</text:p>
          </table:table-cell>
          <table:table-cell office:value-type="float" office:value="0.417938">
            <text:p>0.417938</text:p>
          </table:table-cell>
          <table:table-cell office:value-type="float" office:value="179.582">
            <text:p>179.582</text:p>
          </table:table-cell>
          <table:table-cell office:value-type="float" office:value="0.569738">
            <text:p>0.56973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3.5034">
            <text:p>93.5034</text:p>
          </table:table-cell>
          <table:table-cell office:value-type="float" office:value="0.418365">
            <text:p>0.418365</text:p>
          </table:table-cell>
          <table:table-cell office:value-type="float" office:value="179.582">
            <text:p>179.582</text:p>
          </table:table-cell>
          <table:table-cell office:value-type="float" office:value="0.570318">
            <text:p>0.5703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3.6057">
            <text:p>93.6057</text:p>
          </table:table-cell>
          <table:table-cell office:value-type="float" office:value="0.418671">
            <text:p>0.418671</text:p>
          </table:table-cell>
          <table:table-cell office:value-type="float" office:value="179.581">
            <text:p>179.581</text:p>
          </table:table-cell>
          <table:table-cell office:value-type="float" office:value="0.569357">
            <text:p>0.5693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3.7178">
            <text:p>93.7178</text:p>
          </table:table-cell>
          <table:table-cell office:value-type="float" office:value="0.419037">
            <text:p>0.419037</text:p>
          </table:table-cell>
          <table:table-cell office:value-type="float" office:value="179.581">
            <text:p>179.581</text:p>
          </table:table-cell>
          <table:table-cell office:value-type="float" office:value="0.569457">
            <text:p>0.56945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3.8257">
            <text:p>93.8257</text:p>
          </table:table-cell>
          <table:table-cell office:value-type="float" office:value="0.419342">
            <text:p>0.419342</text:p>
          </table:table-cell>
          <table:table-cell office:value-type="float" office:value="179.581">
            <text:p>179.581</text:p>
          </table:table-cell>
          <table:table-cell office:value-type="float" office:value="0.569952">
            <text:p>0.5699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3.9304">
            <text:p>93.9304</text:p>
          </table:table-cell>
          <table:table-cell office:value-type="float" office:value="0.41983">
            <text:p>0.41983</text:p>
          </table:table-cell>
          <table:table-cell office:value-type="float" office:value="179.58">
            <text:p>179.58</text:p>
          </table:table-cell>
          <table:table-cell office:value-type="float" office:value="0.570567">
            <text:p>0.57056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4.0305">
            <text:p>94.0305</text:p>
          </table:table-cell>
          <table:table-cell office:value-type="float" office:value="0.420319">
            <text:p>0.420319</text:p>
          </table:table-cell>
          <table:table-cell office:value-type="float" office:value="179.58">
            <text:p>179.58</text:p>
          </table:table-cell>
          <table:table-cell office:value-type="float" office:value="0.570389">
            <text:p>0.5703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4.1311">
            <text:p>94.1311</text:p>
          </table:table-cell>
          <table:table-cell office:value-type="float" office:value="0.420746">
            <text:p>0.420746</text:p>
          </table:table-cell>
          <table:table-cell office:value-type="float" office:value="179.579">
            <text:p>179.579</text:p>
          </table:table-cell>
          <table:table-cell office:value-type="float" office:value="0.570461">
            <text:p>0.5704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4.2349">
            <text:p>94.2349</text:p>
          </table:table-cell>
          <table:table-cell office:value-type="float" office:value="0.421219">
            <text:p>0.421219</text:p>
          </table:table-cell>
          <table:table-cell office:value-type="float" office:value="179.579">
            <text:p>179.579</text:p>
          </table:table-cell>
          <table:table-cell office:value-type="float" office:value="0.570732">
            <text:p>0.5707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4.3364">
            <text:p>94.3364</text:p>
          </table:table-cell>
          <table:table-cell office:value-type="float" office:value="0.421707">
            <text:p>0.421707</text:p>
          </table:table-cell>
          <table:table-cell office:value-type="float" office:value="179.578">
            <text:p>179.578</text:p>
          </table:table-cell>
          <table:table-cell office:value-type="float" office:value="0.570618">
            <text:p>0.5706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4.4373">
            <text:p>94.4373</text:p>
          </table:table-cell>
          <table:table-cell office:value-type="float" office:value="0.422195">
            <text:p>0.422195</text:p>
          </table:table-cell>
          <table:table-cell office:value-type="float" office:value="179.578">
            <text:p>179.578</text:p>
          </table:table-cell>
          <table:table-cell office:value-type="float" office:value="0.570698">
            <text:p>0.57069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4.5889">
            <text:p>94.5889</text:p>
          </table:table-cell>
          <table:table-cell office:value-type="float" office:value="0.422684">
            <text:p>0.422684</text:p>
          </table:table-cell>
          <table:table-cell office:value-type="float" office:value="179.577">
            <text:p>179.577</text:p>
          </table:table-cell>
          <table:table-cell office:value-type="float" office:value="0.570261">
            <text:p>0.5702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4.7021">
            <text:p>94.7021</text:p>
          </table:table-cell>
          <table:table-cell office:value-type="float" office:value="0.423172">
            <text:p>0.423172</text:p>
          </table:table-cell>
          <table:table-cell office:value-type="float" office:value="179.577">
            <text:p>179.577</text:p>
          </table:table-cell>
          <table:table-cell office:value-type="float" office:value="0.570632">
            <text:p>0.57063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4.8103">
            <text:p>94.8103</text:p>
          </table:table-cell>
          <table:table-cell office:value-type="float" office:value="0.423477">
            <text:p>0.423477</text:p>
          </table:table-cell>
          <table:table-cell office:value-type="float" office:value="179.577">
            <text:p>179.577</text:p>
          </table:table-cell>
          <table:table-cell office:value-type="float" office:value="0.57065">
            <text:p>0.5706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4.9226">
            <text:p>94.9226</text:p>
          </table:table-cell>
          <table:table-cell office:value-type="float" office:value="0.423889">
            <text:p>0.423889</text:p>
          </table:table-cell>
          <table:table-cell office:value-type="float" office:value="179.576">
            <text:p>179.576</text:p>
          </table:table-cell>
          <table:table-cell office:value-type="float" office:value="0.570959">
            <text:p>0.5709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5.0349">
            <text:p>95.0349</text:p>
          </table:table-cell>
          <table:table-cell office:value-type="float" office:value="0.424255">
            <text:p>0.424255</text:p>
          </table:table-cell>
          <table:table-cell office:value-type="float" office:value="179.576">
            <text:p>179.576</text:p>
          </table:table-cell>
          <table:table-cell office:value-type="float" office:value="0.570552">
            <text:p>0.57055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5.1355">
            <text:p>95.1355</text:p>
          </table:table-cell>
          <table:table-cell office:value-type="float" office:value="0.4245">
            <text:p>0.4245</text:p>
          </table:table-cell>
          <table:table-cell office:value-type="float" office:value="179.576">
            <text:p>179.576</text:p>
          </table:table-cell>
          <table:table-cell office:value-type="float" office:value="0.570561">
            <text:p>0.57056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5.2466">
            <text:p>95.2466</text:p>
          </table:table-cell>
          <table:table-cell office:value-type="float" office:value="0.424713">
            <text:p>0.424713</text:p>
          </table:table-cell>
          <table:table-cell office:value-type="float" office:value="179.575">
            <text:p>179.575</text:p>
          </table:table-cell>
          <table:table-cell office:value-type="float" office:value="0.570241">
            <text:p>0.5702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5.3584">
            <text:p>95.3584</text:p>
          </table:table-cell>
          <table:table-cell office:value-type="float" office:value="0.424774">
            <text:p>0.424774</text:p>
          </table:table-cell>
          <table:table-cell office:value-type="float" office:value="179.575">
            <text:p>179.575</text:p>
          </table:table-cell>
          <table:table-cell office:value-type="float" office:value="0.570564">
            <text:p>0.57056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5.4685">
            <text:p>95.4685</text:p>
          </table:table-cell>
          <table:table-cell office:value-type="float" office:value="0.424957">
            <text:p>0.424957</text:p>
          </table:table-cell>
          <table:table-cell office:value-type="float" office:value="179.575">
            <text:p>179.575</text:p>
          </table:table-cell>
          <table:table-cell office:value-type="float" office:value="0.570623">
            <text:p>0.57062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5.5803">
            <text:p>95.5803</text:p>
          </table:table-cell>
          <table:table-cell office:value-type="float" office:value="0.425079">
            <text:p>0.425079</text:p>
          </table:table-cell>
          <table:table-cell office:value-type="float" office:value="179.575">
            <text:p>179.575</text:p>
          </table:table-cell>
          <table:table-cell office:value-type="float" office:value="0.570168">
            <text:p>0.57016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5.687">
            <text:p>95.687</text:p>
          </table:table-cell>
          <table:table-cell office:value-type="float" office:value="0.425262">
            <text:p>0.425262</text:p>
          </table:table-cell>
          <table:table-cell office:value-type="float" office:value="179.575">
            <text:p>179.575</text:p>
          </table:table-cell>
          <table:table-cell office:value-type="float" office:value="0.570671">
            <text:p>0.57067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5.7915">
            <text:p>95.7915</text:p>
          </table:table-cell>
          <table:table-cell office:value-type="float" office:value="0.425507">
            <text:p>0.425507</text:p>
          </table:table-cell>
          <table:table-cell office:value-type="float" office:value="179.574">
            <text:p>179.574</text:p>
          </table:table-cell>
          <table:table-cell office:value-type="float" office:value="0.570727">
            <text:p>0.57072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5.8928">
            <text:p>95.8928</text:p>
          </table:table-cell>
          <table:table-cell office:value-type="float" office:value="0.425629">
            <text:p>0.425629</text:p>
          </table:table-cell>
          <table:table-cell office:value-type="float" office:value="179.574">
            <text:p>179.574</text:p>
          </table:table-cell>
          <table:table-cell office:value-type="float" office:value="0.570233">
            <text:p>0.57023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6.0007">
            <text:p>96.0007</text:p>
          </table:table-cell>
          <table:table-cell office:value-type="float" office:value="0.425446">
            <text:p>0.425446</text:p>
          </table:table-cell>
          <table:table-cell office:value-type="float" office:value="179.575">
            <text:p>179.575</text:p>
          </table:table-cell>
          <table:table-cell office:value-type="float" office:value="0.569939">
            <text:p>0.56993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6.103">
            <text:p>96.103</text:p>
          </table:table-cell>
          <table:table-cell office:value-type="float" office:value="0.425323">
            <text:p>0.425323</text:p>
          </table:table-cell>
          <table:table-cell office:value-type="float" office:value="179.575">
            <text:p>179.575</text:p>
          </table:table-cell>
          <table:table-cell office:value-type="float" office:value="0.569919">
            <text:p>0.5699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6.2131">
            <text:p>96.2131</text:p>
          </table:table-cell>
          <table:table-cell office:value-type="float" office:value="0.425323">
            <text:p>0.425323</text:p>
          </table:table-cell>
          <table:table-cell office:value-type="float" office:value="179.575">
            <text:p>179.575</text:p>
          </table:table-cell>
          <table:table-cell office:value-type="float" office:value="0.569941">
            <text:p>0.569941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6.3213">
            <text:p>96.3213</text:p>
          </table:table-cell>
          <table:table-cell office:value-type="float" office:value="0.425446">
            <text:p>0.425446</text:p>
          </table:table-cell>
          <table:table-cell office:value-type="float" office:value="179.575">
            <text:p>179.575</text:p>
          </table:table-cell>
          <table:table-cell office:value-type="float" office:value="0.570215">
            <text:p>0.57021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6.4312">
            <text:p>96.4312</text:p>
          </table:table-cell>
          <table:table-cell office:value-type="float" office:value="0.425461">
            <text:p>0.425461</text:p>
          </table:table-cell>
          <table:table-cell office:value-type="float" office:value="179.575">
            <text:p>179.575</text:p>
          </table:table-cell>
          <table:table-cell office:value-type="float" office:value="0.569975">
            <text:p>0.5699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6.5415">
            <text:p>96.5415</text:p>
          </table:table-cell>
          <table:table-cell office:value-type="float" office:value="0.425415">
            <text:p>0.425415</text:p>
          </table:table-cell>
          <table:table-cell office:value-type="float" office:value="179.575">
            <text:p>179.575</text:p>
          </table:table-cell>
          <table:table-cell office:value-type="float" office:value="0.570184">
            <text:p>0.57018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6.647">
            <text:p>96.647</text:p>
          </table:table-cell>
          <table:table-cell office:value-type="float" office:value="0.425476">
            <text:p>0.425476</text:p>
          </table:table-cell>
          <table:table-cell office:value-type="float" office:value="179.575">
            <text:p>179.575</text:p>
          </table:table-cell>
          <table:table-cell office:value-type="float" office:value="0.570217">
            <text:p>0.57021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6.7937">
            <text:p>96.7937</text:p>
          </table:table-cell>
          <table:table-cell office:value-type="float" office:value="0.425537">
            <text:p>0.425537</text:p>
          </table:table-cell>
          <table:table-cell office:value-type="float" office:value="179.574">
            <text:p>179.574</text:p>
          </table:table-cell>
          <table:table-cell office:value-type="float" office:value="0.570397">
            <text:p>0.57039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6.917">
            <text:p>96.917</text:p>
          </table:table-cell>
          <table:table-cell office:value-type="float" office:value="0.425659">
            <text:p>0.425659</text:p>
          </table:table-cell>
          <table:table-cell office:value-type="float" office:value="179.574">
            <text:p>179.574</text:p>
          </table:table-cell>
          <table:table-cell office:value-type="float" office:value="0.570737">
            <text:p>0.57073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7.0254">
            <text:p>97.0254</text:p>
          </table:table-cell>
          <table:table-cell office:value-type="float" office:value="0.425659">
            <text:p>0.425659</text:p>
          </table:table-cell>
          <table:table-cell office:value-type="float" office:value="179.574">
            <text:p>179.574</text:p>
          </table:table-cell>
          <table:table-cell office:value-type="float" office:value="0.570234">
            <text:p>0.570234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7.1294">
            <text:p>97.1294</text:p>
          </table:table-cell>
          <table:table-cell office:value-type="float" office:value="0.425949">
            <text:p>0.425949</text:p>
          </table:table-cell>
          <table:table-cell office:value-type="float" office:value="179.574">
            <text:p>179.574</text:p>
          </table:table-cell>
          <table:table-cell office:value-type="float" office:value="0.570989">
            <text:p>0.57098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7.2371">
            <text:p>97.2371</text:p>
          </table:table-cell>
          <table:table-cell office:value-type="float" office:value="0.426315">
            <text:p>0.426315</text:p>
          </table:table-cell>
          <table:table-cell office:value-type="float" office:value="179.574">
            <text:p>179.574</text:p>
          </table:table-cell>
          <table:table-cell office:value-type="float" office:value="0.571358">
            <text:p>0.57135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7.3391">
            <text:p>97.3391</text:p>
          </table:table-cell>
          <table:table-cell office:value-type="float" office:value="0.426682">
            <text:p>0.426682</text:p>
          </table:table-cell>
          <table:table-cell office:value-type="float" office:value="179.573">
            <text:p>179.573</text:p>
          </table:table-cell>
          <table:table-cell office:value-type="float" office:value="0.57118">
            <text:p>0.5711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7.4402">
            <text:p>97.4402</text:p>
          </table:table-cell>
          <table:table-cell office:value-type="float" office:value="0.42717">
            <text:p>0.42717</text:p>
          </table:table-cell>
          <table:table-cell office:value-type="float" office:value="179.573">
            <text:p>179.573</text:p>
          </table:table-cell>
          <table:table-cell office:value-type="float" office:value="0.571777">
            <text:p>0.57177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7.5413">
            <text:p>97.5413</text:p>
          </table:table-cell>
          <table:table-cell office:value-type="float" office:value="0.427597">
            <text:p>0.427597</text:p>
          </table:table-cell>
          <table:table-cell office:value-type="float" office:value="179.572">
            <text:p>179.572</text:p>
          </table:table-cell>
          <table:table-cell office:value-type="float" office:value="0.57159">
            <text:p>0.5715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97.6421">
            <text:p>97.6421</text:p>
          </table:table-cell>
          <table:table-cell office:value-type="float" office:value="0.427795">
            <text:p>0.427795</text:p>
          </table:table-cell>
          <table:table-cell office:value-type="float" office:value="179.572">
            <text:p>179.572</text:p>
          </table:table-cell>
          <table:table-cell office:value-type="float" office:value="0.570847">
            <text:p>0.570847</text:p>
          </table:table-cell>
          <table:table-cell office:value-type="float" office:value="180">
            <text:p>18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1">04/21/2024</text:date>, <text:time>03:56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1T03:56:32.21</dc:date>
    <dc:creator>Thorsten Kuypers</dc:creator>
    <meta:generator>OpenOffice/4.1.13$Win32 OpenOffice.org_project/4113m1$Build-9810</meta:generator>
    <meta:editing-duration>PT14M56S</meta:editing-duration>
    <meta:editing-cycles>1</meta:editing-cycles>
    <meta:document-statistic meta:table-count="1" meta:cell-count="4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75" chart:maximum="18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99cm" svg:height="16.552cm" xlink:href=".." xlink:type="simple" chart:class="chart:line" chart:style-name="ch1">
        <chart:legend chart:legend-position="end" svg:x="27.538cm" svg:y="7.702cm" style:legend-expansion="high" chart:style-name="ch2"/>
        <chart:plot-area chart:style-name="ch3" table:cell-range-address="Tabelle1.C12:Tabelle1.C905 Tabelle1.E12:Tabelle1.E905" chart:data-source-has-labels="row" svg:x="1.051cm" svg:y="1.459cm" svg:width="25.285cm" svg:height="14.342cm">
          <chartooo:coordinate-region svg:x="1.858cm" svg:y="1.672cm" svg:width="24.28cm" svg:height="13.0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3:Tabelle1.C905" chart:label-cell-address="Tabelle1.C12:Tabelle1.C12" chart:class="chart:line">
            <chart:data-point chart:repeated="893"/>
          </chart:series>
          <chart:series chart:style-name="ch8" chart:values-cell-range-address="Tabelle1.E13:Tabelle1.E905" chart:label-cell-address="Tabelle1.E12:Tabelle1.E12" chart:class="chart:line">
            <chart:data-point chart:repeated="8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2:Tabelle1.C12</svg:desc>
                </draw:g>
              </table:table-cell>
              <table:table-cell office:value-type="string">
                <text:p>setpoint</text:p>
                <draw:g>
                  <svg:desc>Tabelle1.E12:Tabelle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.477">
                <text:p>150.477</text:p>
                <draw:g>
                  <svg:desc>Tabelle1.C13:Tabelle1.C905</svg:desc>
                </draw:g>
              </table:table-cell>
              <table:table-cell office:value-type="float" office:value="180">
                <text:p>180</text:p>
                <draw:g>
                  <svg:desc>Tabelle1.E13:Tabelle1.E9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.443">
                <text:p>150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.409">
                <text:p>150.4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.376">
                <text:p>150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.344">
                <text:p>150.3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.318">
                <text:p>150.3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.297">
                <text:p>150.2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281">
                <text:p>150.2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.274">
                <text:p>150.2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.277">
                <text:p>150.2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.292">
                <text:p>150.2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.321">
                <text:p>150.3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.362">
                <text:p>150.3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.416">
                <text:p>150.4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.486">
                <text:p>150.4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569">
                <text:p>150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.668">
                <text:p>150.6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.773">
                <text:p>150.7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.891">
                <text:p>150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.01">
                <text:p>151.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.137">
                <text:p>151.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.286">
                <text:p>151.2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.446">
                <text:p>151.4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.614">
                <text:p>151.6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.789">
                <text:p>151.7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.972">
                <text:p>151.9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.151">
                <text:p>152.1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.339">
                <text:p>152.3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.537">
                <text:p>152.5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.715">
                <text:p>152.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2.894">
                <text:p>152.8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.087">
                <text:p>153.0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.289">
                <text:p>153.2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.476">
                <text:p>153.4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.66">
                <text:p>153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.847">
                <text:p>153.8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.05">
                <text:p>154.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.261">
                <text:p>154.2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.454">
                <text:p>154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.657">
                <text:p>154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.851">
                <text:p>154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.05">
                <text:p>155.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.247">
                <text:p>155.2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.439">
                <text:p>155.4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.619">
                <text:p>155.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.815">
                <text:p>155.8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.008">
                <text:p>156.0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6.198">
                <text:p>156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.387">
                <text:p>156.3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.565">
                <text:p>156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6.753">
                <text:p>156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928">
                <text:p>156.9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.093">
                <text:p>157.0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7.256">
                <text:p>157.2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.434">
                <text:p>157.4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7.593">
                <text:p>157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.753">
                <text:p>157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.927">
                <text:p>157.9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.097">
                <text:p>158.0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8.264">
                <text:p>158.2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8.422">
                <text:p>158.4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8.573">
                <text:p>158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.735">
                <text:p>158.7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.884">
                <text:p>158.8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9.049">
                <text:p>159.0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9.209">
                <text:p>159.2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9.366">
                <text:p>159.3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9.51">
                <text:p>15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9.666">
                <text:p>159.6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9.817">
                <text:p>159.8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9.958">
                <text:p>159.9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0.099">
                <text:p>160.0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.239">
                <text:p>160.2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.388">
                <text:p>160.3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.539">
                <text:p>160.5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.68">
                <text:p>160.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.821">
                <text:p>160.8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.964">
                <text:p>160.9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1.114">
                <text:p>161.1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1.251">
                <text:p>161.2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.404">
                <text:p>161.4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1.547">
                <text:p>161.5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1.685">
                <text:p>161.6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1.836">
                <text:p>161.8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1.973">
                <text:p>161.9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2.108">
                <text:p>162.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2.243">
                <text:p>162.2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2.389">
                <text:p>162.3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.529">
                <text:p>162.5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2.663">
                <text:p>162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2.865">
                <text:p>162.8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3">
                <text:p>1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3.15">
                <text:p>163.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3.298">
                <text:p>163.2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3.445">
                <text:p>163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3.595">
                <text:p>163.5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3.732">
                <text:p>163.7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3.885">
                <text:p>163.8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4.039">
                <text:p>164.0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.191">
                <text:p>164.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336">
                <text:p>164.3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4.482">
                <text:p>164.4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4.629">
                <text:p>164.6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4.769">
                <text:p>164.7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4.909">
                <text:p>164.9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.05">
                <text:p>165.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5.199">
                <text:p>165.1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.356">
                <text:p>165.3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5.518">
                <text:p>165.5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.679">
                <text:p>165.6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.923">
                <text:p>165.9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.086">
                <text:p>166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.242">
                <text:p>166.2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6.396">
                <text:p>166.3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.545">
                <text:p>166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6.707">
                <text:p>166.7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6.865">
                <text:p>166.8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.015">
                <text:p>167.0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.242">
                <text:p>167.2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.413">
                <text:p>167.4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.584">
                <text:p>167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7.756">
                <text:p>167.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7.919">
                <text:p>167.9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8.085">
                <text:p>168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8.257">
                <text:p>168.2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8.435">
                <text:p>168.4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.594">
                <text:p>168.5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8.753">
                <text:p>168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8.922">
                <text:p>168.9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.086">
                <text:p>169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9.264">
                <text:p>169.2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9.433">
                <text:p>169.4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9.603">
                <text:p>169.6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9.78">
                <text:p>169.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9.943">
                <text:p>169.9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0.118">
                <text:p>170.1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.299">
                <text:p>170.2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0.472">
                <text:p>170.4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0.653">
                <text:p>170.6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0.834">
                <text:p>170.8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1.018">
                <text:p>171.0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1.203">
                <text:p>171.2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1.388">
                <text:p>171.3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1.569">
                <text:p>171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1.755">
                <text:p>171.7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.939">
                <text:p>171.9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.126">
                <text:p>172.1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2.317">
                <text:p>172.3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2.495">
                <text:p>172.4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2.671">
                <text:p>172.6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2.86">
                <text:p>172.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3.041">
                <text:p>173.0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3.291">
                <text:p>173.2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3.46">
                <text:p>173.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3.629">
                <text:p>173.6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3.8">
                <text:p>173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3.997">
                <text:p>173.9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4.183">
                <text:p>174.1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.372">
                <text:p>174.3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.562">
                <text:p>174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4.749">
                <text:p>174.7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4.935">
                <text:p>174.9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5.121">
                <text:p>175.1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.309">
                <text:p>175.3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.498">
                <text:p>175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.684">
                <text:p>175.6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.869">
                <text:p>175.8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6.037">
                <text:p>176.0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6.225">
                <text:p>176.2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6.4">
                <text:p>176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.575">
                <text:p>176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6.758">
                <text:p>176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.923">
                <text:p>176.9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.09">
                <text:p>177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.273">
                <text:p>177.2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.445">
                <text:p>177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.601">
                <text:p>177.6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.767">
                <text:p>177.7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.923">
                <text:p>177.9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.077">
                <text:p>178.0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8.226">
                <text:p>178.2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8.362">
                <text:p>178.3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8.48">
                <text:p>178.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8.596">
                <text:p>178.5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8.709">
                <text:p>178.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8.804">
                <text:p>178.8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8.89">
                <text:p>178.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8.967">
                <text:p>178.9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.039">
                <text:p>179.0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9.101">
                <text:p>179.1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9.154">
                <text:p>179.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9.199">
                <text:p>179.1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.234">
                <text:p>179.2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9.265">
                <text:p>179.2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9.29">
                <text:p>179.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9.31">
                <text:p>179.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9.324">
                <text:p>179.3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9.337">
                <text:p>179.3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.347">
                <text:p>179.3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.355">
                <text:p>179.3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9.363">
                <text:p>179.3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9.374">
                <text:p>179.3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9.382">
                <text:p>179.3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9.391">
                <text:p>179.3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9.401">
                <text:p>179.4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9.412">
                <text:p>179.4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9.426">
                <text:p>179.4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9.456">
                <text:p>179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9.473">
                <text:p>179.4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9.493">
                <text:p>179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9.515">
                <text:p>179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9.538">
                <text:p>179.5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9.61">
                <text:p>179.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9.632">
                <text:p>179.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9.655">
                <text:p>179.6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9.677">
                <text:p>179.6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9.699">
                <text:p>179.6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9.721">
                <text:p>179.7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9.741">
                <text:p>179.7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9.759">
                <text:p>179.7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9.776">
                <text:p>179.7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9.791">
                <text:p>179.7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9.805">
                <text:p>179.8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9.817">
                <text:p>179.8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9.827">
                <text:p>179.8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9.835">
                <text:p>179.8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9.842">
                <text:p>179.8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9.847">
                <text:p>179.8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9.85">
                <text:p>179.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9.852">
                <text:p>179.8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9.853">
                <text:p>179.8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.853">
                <text:p>179.8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9.853">
                <text:p>179.8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9.851">
                <text:p>179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9.85">
                <text:p>179.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9.847">
                <text:p>179.8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9.845">
                <text:p>179.8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9.841">
                <text:p>179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9.839">
                <text:p>179.8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9.836">
                <text:p>179.8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9.834">
                <text:p>179.8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9.833">
                <text:p>179.8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9.832">
                <text:p>179.8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9.831">
                <text:p>179.8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831">
                <text:p>179.8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9.831">
                <text:p>179.8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9.832">
                <text:p>179.8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9.833">
                <text:p>179.8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9.834">
                <text:p>179.8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9.836">
                <text:p>179.8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9.838">
                <text:p>179.8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9.841">
                <text:p>179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9.844">
                <text:p>179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9.846">
                <text:p>179.8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9.848">
                <text:p>179.8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9.851">
                <text:p>179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9.853">
                <text:p>179.8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9.856">
                <text:p>179.8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9.858">
                <text:p>179.8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9.86">
                <text:p>179.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9.861">
                <text:p>179.8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9.863">
                <text:p>179.8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9.864">
                <text:p>179.8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9.864">
                <text:p>179.8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9.865">
                <text:p>179.8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9.864">
                <text:p>179.8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9.864">
                <text:p>179.8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9.863">
                <text:p>179.8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9.862">
                <text:p>179.8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9.86">
                <text:p>179.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9.858">
                <text:p>179.8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9.856">
                <text:p>179.8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9.853">
                <text:p>179.8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9.851">
                <text:p>179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9.848">
                <text:p>179.8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9.844">
                <text:p>179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9.841">
                <text:p>179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.837">
                <text:p>179.8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9.833">
                <text:p>179.8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9.829">
                <text:p>179.8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.825">
                <text:p>179.8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.821">
                <text:p>179.8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9.817">
                <text:p>179.8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813">
                <text:p>179.8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.81">
                <text:p>179.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9.806">
                <text:p>179.8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9.802">
                <text:p>179.8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9.799">
                <text:p>179.7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9.795">
                <text:p>179.7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9.791">
                <text:p>179.7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9.788">
                <text:p>179.7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9.785">
                <text:p>179.7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9.782">
                <text:p>179.7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9.779">
                <text:p>179.7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9.777">
                <text:p>179.7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9.774">
                <text:p>179.7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9.77">
                <text:p>179.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9.768">
                <text:p>179.7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9.765">
                <text:p>179.7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9.763">
                <text:p>179.7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9.761">
                <text:p>179.7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9.758">
                <text:p>179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.755">
                <text:p>179.7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9.752">
                <text:p>179.7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9.749">
                <text:p>179.7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9.746">
                <text:p>179.7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9.743">
                <text:p>179.7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9.74">
                <text:p>179.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9.737">
                <text:p>179.7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9.733">
                <text:p>179.7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9.73">
                <text:p>179.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9.726">
                <text:p>179.7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.723">
                <text:p>179.7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9.719">
                <text:p>179.7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9.715">
                <text:p>179.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.711">
                <text:p>179.7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9.706">
                <text:p>179.7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.702">
                <text:p>179.7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9.697">
                <text:p>179.6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9.693">
                <text:p>179.6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9.683">
                <text:p>179.6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9.678">
                <text:p>179.6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9.674">
                <text:p>179.6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9.669">
                <text:p>179.6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9.664">
                <text:p>179.6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9.66">
                <text:p>179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9.655">
                <text:p>179.6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9.65">
                <text:p>179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9.646">
                <text:p>179.6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9.639">
                <text:p>179.6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9.634">
                <text:p>179.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9.63">
                <text:p>179.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9.626">
                <text:p>179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9.622">
                <text:p>179.6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9.618">
                <text:p>179.6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9.614">
                <text:p>179.6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.609">
                <text:p>179.6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9.605">
                <text:p>179.6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9.601">
                <text:p>179.6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9.597">
                <text:p>179.5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9.577">
                <text:p>179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9.573">
                <text:p>179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9.557">
                <text:p>179.5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9.553">
                <text:p>179.5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9.55">
                <text:p>179.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.539">
                <text:p>179.5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.535">
                <text:p>179.5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9.531">
                <text:p>179.5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9.527">
                <text:p>179.5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9.523">
                <text:p>179.5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9.52">
                <text:p>179.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9.516">
                <text:p>179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9.513">
                <text:p>179.5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9.51">
                <text:p>179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9.506">
                <text:p>179.5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9.5">
                <text:p>179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9.498">
                <text:p>179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9.495">
                <text:p>179.4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9.492">
                <text:p>179.4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9.49">
                <text:p>179.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9.487">
                <text:p>179.4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9.485">
                <text:p>179.4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9.483">
                <text:p>179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9.48">
                <text:p>179.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.478">
                <text:p>179.4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9.477">
                <text:p>179.4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9.475">
                <text:p>179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9.473">
                <text:p>179.4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9.471">
                <text:p>179.4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9.469">
                <text:p>179.4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9.467">
                <text:p>179.4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9.465">
                <text:p>179.4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.463">
                <text:p>179.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9.461">
                <text:p>179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9.46">
                <text:p>179.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9.458">
                <text:p>179.4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9.457">
                <text:p>179.4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9.455">
                <text:p>179.4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9.454">
                <text:p>179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9.453">
                <text:p>179.4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9.451">
                <text:p>179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.45">
                <text:p>179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9.448">
                <text:p>179.4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9.447">
                <text:p>179.4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9.446">
                <text:p>179.4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9.445">
                <text:p>179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9.444">
                <text:p>179.4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9.444">
                <text:p>179.4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9.442">
                <text:p>179.4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9.44">
                <text:p>179.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9.441">
                <text:p>179.4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9.442">
                <text:p>179.4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9.442">
                <text:p>179.4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9.443">
                <text:p>179.4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9.444">
                <text:p>179.4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9.444">
                <text:p>179.4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9.445">
                <text:p>179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9.445">
                <text:p>179.4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9.446">
                <text:p>179.4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9.447">
                <text:p>179.4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9.448">
                <text:p>179.4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9.449">
                <text:p>179.4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9.45">
                <text:p>179.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9.451">
                <text:p>179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9.452">
                <text:p>179.4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9.454">
                <text:p>179.4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9.455">
                <text:p>179.4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9.456">
                <text:p>179.4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9.458">
                <text:p>179.4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9.459">
                <text:p>179.4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9.461">
                <text:p>179.4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9.463">
                <text:p>179.4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9.466">
                <text:p>179.4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9.468">
                <text:p>179.4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9.47">
                <text:p>179.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9.472">
                <text:p>179.4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9.474">
                <text:p>179.4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9.476">
                <text:p>179.4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9.478">
                <text:p>179.4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9.481">
                <text:p>179.4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9.483">
                <text:p>179.4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9.485">
                <text:p>179.4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9.487">
                <text:p>179.4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9.489">
                <text:p>179.4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.492">
                <text:p>179.4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9.494">
                <text:p>179.4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9.496">
                <text:p>179.4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9.498">
                <text:p>179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9.5">
                <text:p>179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9.503">
                <text:p>179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9.507">
                <text:p>179.5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9.509">
                <text:p>179.5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9.512">
                <text:p>179.5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9.514">
                <text:p>179.5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9.516">
                <text:p>179.5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9.518">
                <text:p>179.5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9.52">
                <text:p>179.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9.522">
                <text:p>179.5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9.524">
                <text:p>179.5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9.526">
                <text:p>179.5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9.528">
                <text:p>179.5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9.53">
                <text:p>179.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9.532">
                <text:p>179.5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9.534">
                <text:p>179.5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9.536">
                <text:p>179.5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9.538">
                <text:p>179.5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9.544">
                <text:p>179.5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9.545">
                <text:p>179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9.548">
                <text:p>179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9.549">
                <text:p>179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9.551">
                <text:p>179.5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9.556">
                <text:p>179.5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.558">
                <text:p>179.5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9.595">
                <text:p>179.5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9.597">
                <text:p>179.5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9.6">
                <text:p>179.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9.602">
                <text:p>179.6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9.603">
                <text:p>179.6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9.605">
                <text:p>179.6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9.607">
                <text:p>179.6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9.609">
                <text:p>179.6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9.611">
                <text:p>179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9.614">
                <text:p>179.6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9.615">
                <text:p>179.6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9.617">
                <text:p>179.6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9.619">
                <text:p>179.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9.621">
                <text:p>179.6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9.623">
                <text:p>179.6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9.625">
                <text:p>179.6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9.626">
                <text:p>179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9.629">
                <text:p>179.6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9.631">
                <text:p>179.6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9.632">
                <text:p>179.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.634">
                <text:p>179.6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9.636">
                <text:p>179.6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9.637">
                <text:p>179.6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9.639">
                <text:p>179.6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9.64">
                <text:p>179.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9.642">
                <text:p>179.6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9.643">
                <text:p>179.6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9.645">
                <text:p>179.6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9.646">
                <text:p>179.6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9.647">
                <text:p>179.6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9.649">
                <text:p>179.6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.65">
                <text:p>179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9.652">
                <text:p>179.6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9.653">
                <text:p>179.6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9.654">
                <text:p>179.6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9.655">
                <text:p>179.6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9.656">
                <text:p>179.6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9.657">
                <text:p>179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9.658">
                <text:p>179.6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9.658">
                <text:p>179.6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9.659">
                <text:p>179.6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9.66">
                <text:p>179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9.661">
                <text:p>179.6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9.661">
                <text:p>179.6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9.662">
                <text:p>179.6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9.662">
                <text:p>179.6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9.663">
                <text:p>179.6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9.662">
                <text:p>179.6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.662">
                <text:p>179.6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.661">
                <text:p>179.6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9.661">
                <text:p>179.6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9.661">
                <text:p>179.6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9.66">
                <text:p>179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9.66">
                <text:p>179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9.66">
                <text:p>179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9.659">
                <text:p>179.6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9.659">
                <text:p>179.6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9.658">
                <text:p>179.6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9.657">
                <text:p>179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9.656">
                <text:p>179.6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9.655">
                <text:p>179.6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9.654">
                <text:p>179.6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9.653">
                <text:p>179.6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9.652">
                <text:p>179.6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9.651">
                <text:p>179.6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9.65">
                <text:p>179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9.649">
                <text:p>179.6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9.647">
                <text:p>179.6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9.646">
                <text:p>179.6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9.645">
                <text:p>179.6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9.643">
                <text:p>179.6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9.642">
                <text:p>179.6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9.64">
                <text:p>179.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9.639">
                <text:p>179.6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9.638">
                <text:p>179.6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9.636">
                <text:p>179.6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9.635">
                <text:p>179.6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9.633">
                <text:p>179.6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9.632">
                <text:p>179.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9.631">
                <text:p>179.6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9.629">
                <text:p>179.6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9.628">
                <text:p>179.6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9.626">
                <text:p>179.6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9.625">
                <text:p>179.6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9.623">
                <text:p>179.6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9.622">
                <text:p>179.6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9.62">
                <text:p>179.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9.619">
                <text:p>179.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9.617">
                <text:p>179.6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9.616">
                <text:p>179.6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9.614">
                <text:p>179.6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.613">
                <text:p>179.6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9.611">
                <text:p>179.6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9.61">
                <text:p>179.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9.608">
                <text:p>179.6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9.606">
                <text:p>179.6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9.605">
                <text:p>179.6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9.603">
                <text:p>179.6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9.602">
                <text:p>179.6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9.6">
                <text:p>179.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9.598">
                <text:p>179.5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9.597">
                <text:p>179.5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9.595">
                <text:p>179.5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9.594">
                <text:p>179.5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9.579">
                <text:p>179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9.577">
                <text:p>179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9.573">
                <text:p>179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9.559">
                <text:p>179.5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9.558">
                <text:p>179.5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9.557">
                <text:p>179.5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9.556">
                <text:p>179.5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9.555">
                <text:p>179.5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9.553">
                <text:p>179.5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9.553">
                <text:p>179.5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9.552">
                <text:p>179.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9.551">
                <text:p>179.5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9.55">
                <text:p>179.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9.549">
                <text:p>179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9.548">
                <text:p>179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9.547">
                <text:p>179.5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9.547">
                <text:p>179.5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9.545">
                <text:p>179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9.545">
                <text:p>179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9.544">
                <text:p>179.5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9.544">
                <text:p>179.5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9.541">
                <text:p>179.5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9.541">
                <text:p>179.5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9.541">
                <text:p>179.5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9.54">
                <text:p>179.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9.541">
                <text:p>179.5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9.541">
                <text:p>179.5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9.541">
                <text:p>179.5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9.542">
                <text:p>179.5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9.543">
                <text:p>179.5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9.544">
                <text:p>179.5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9.545">
                <text:p>179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9.545">
                <text:p>179.5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9.547">
                <text:p>179.5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9.547">
                <text:p>179.5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9.548">
                <text:p>179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9.549">
                <text:p>179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9.549">
                <text:p>179.5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9.55">
                <text:p>179.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9.55">
                <text:p>179.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9.551">
                <text:p>179.5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9.552">
                <text:p>179.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9.552">
                <text:p>179.5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9.553">
                <text:p>179.5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9.554">
                <text:p>179.5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9.555">
                <text:p>179.5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9.556">
                <text:p>179.5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9.556">
                <text:p>179.5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9.557">
                <text:p>179.5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9.558">
                <text:p>179.5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9.558">
                <text:p>179.5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9.559">
                <text:p>179.5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9.561">
                <text:p>179.5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9.562">
                <text:p>179.5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9.563">
                <text:p>179.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9.564">
                <text:p>179.5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9.565">
                <text:p>179.5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9.567">
                <text:p>179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9.568">
                <text:p>179.5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9.569">
                <text:p>179.5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9.57">
                <text:p>179.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9.571">
                <text:p>179.5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9.573">
                <text:p>179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9.577">
                <text:p>179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9.579">
                <text:p>179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9.592">
                <text:p>179.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9.591">
                <text:p>179.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9.59">
                <text:p>179.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9.589">
                <text:p>179.5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9.587">
                <text:p>179.5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9.586">
                <text:p>179.5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9.585">
                <text:p>179.5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9.584">
                <text:p>179.5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9.583">
                <text:p>179.5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9.581">
                <text:p>179.5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9.58">
                <text:p>179.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9.579">
                <text:p>179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9.579">
                <text:p>179.5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9.578">
                <text:p>179.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9.577">
                <text:p>179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9.577">
                <text:p>179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9.577">
                <text:p>179.5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9.576">
                <text:p>179.5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9.575">
                <text:p>179.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9.573">
                <text:p>179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9.573">
                <text:p>179.5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9.572">
                <text:p>179.572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